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horndale AMT" svg:font-family="'Thorndale AMT'"/>
    <style:font-face style:name="Thorndale AMT1" svg:font-family="'Thorndale AMT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0000ff"/>
    </style:style>
    <style:style style:name="P3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color="#000000"/>
    </style:style>
    <style:style style:name="P7" style:family="paragraph" style:parent-style-name="Standard"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P10" style:family="paragraph" style:parent-style-name="Standard">
      <style:text-properties style:font-name="Times New Roman" fo:font-size="10.5pt" fo:font-weight="bold" text:paragraph-rsid="000fab96" style:font-size-asian="10.5pt" style:font-weight-asian="bold" style:font-size-complex="10.5pt" style:font-weight-complex="bold"/>
    </style:style>
    <style:style style:name="P11" style:family="paragraph" style:parent-style-name="Standard">
      <style:text-properties style:font-name="Times New Roman" fo:font-size="10.5pt" fo:font-weight="bold" text:paragraph-rsid="0010348e" style:font-size-asian="10.5pt" style:font-weight-asian="bold" style:font-size-complex="10.5pt" style:font-weight-complex="bold"/>
    </style:style>
    <style:style style:name="P12" style:family="paragraph" style:parent-style-name="Standard">
      <style:text-properties style:font-name="Times New Roman" fo:font-size="10.5pt" fo:font-weight="bold" text:paragraph-rsid="00104f68" style:font-size-asian="10.5pt" style:font-weight-asian="bold" style:font-size-complex="10.5pt" style:font-weight-complex="bold"/>
    </style:style>
    <style:style style:name="P13" style:family="paragraph" style:parent-style-name="Standard">
      <style:text-properties style:font-name="Times New Roman" fo:font-size="10.5pt" fo:font-weight="bold" text:paragraph-rsid="00118653" style:font-size-asian="10.5pt" style:font-weight-asian="bold" style:font-size-complex="10.5pt" style:font-weight-complex="bold"/>
    </style:style>
    <style:style style:name="P14" style:family="paragraph" style:parent-style-name="Standard">
      <style:text-properties style:font-name="Times New Roman" fo:font-size="10.5pt" fo:font-weight="bold" text:paragraph-rsid="0013674a" style:font-size-asian="10.5pt" style:font-weight-asian="bold" style:font-size-complex="10.5pt" style:font-weight-complex="bold"/>
    </style:style>
    <style:style style:name="P15" style:family="paragraph" style:parent-style-name="Standard">
      <style:text-properties style:font-name="Times New Roman" fo:font-size="10.5pt" fo:font-weight="bold" text:paragraph-rsid="001416a6" style:font-size-asian="10.5pt" style:font-weight-asian="bold" style:font-size-complex="10.5pt" style:font-weight-complex="bold"/>
    </style:style>
    <style:style style:name="P16" style:family="paragraph" style:parent-style-name="Standard">
      <style:text-properties style:font-name="Times New Roman" fo:font-size="10.5pt" fo:font-weight="bold" text:paragraph-rsid="00151e16" style:font-size-asian="10.5pt" style:font-weight-asian="bold" style:font-size-complex="10.5pt" style:font-weight-complex="bold"/>
    </style:style>
    <style:style style:name="P17" style:family="paragraph" style:parent-style-name="Standard">
      <style:text-properties style:font-name="Times New Roman" fo:font-size="10.5pt" style:font-size-asian="10.5pt" style:font-size-complex="10.5pt"/>
    </style:style>
    <style:style style:name="P18" style:family="paragraph" style:parent-style-name="Standard">
      <style:text-properties style:font-name="Thorndale AMT1" fo:font-size="10.5pt" fo:font-weight="bold" style:font-size-asian="10.5pt" style:font-weight-asian="bold" style:font-name-complex="Thorndale AMT1" style:font-size-complex="10.5pt" style:font-weight-complex="bold"/>
    </style:style>
    <style:style style:name="P19" style:family="paragraph" style:parent-style-name="Standard">
      <style:text-properties fo:color="#943634" style:font-name="Thorndale AMT1" fo:font-size="10.5pt" fo:font-weight="normal" style:font-size-asian="10.5pt" style:font-weight-asian="normal" style:font-name-complex="Thorndale AMT1" style:font-size-complex="10.5pt" style:font-weight-complex="normal"/>
    </style:style>
    <style:style style:name="P20" style:family="paragraph" style:parent-style-name="Standard">
      <style:text-properties fo:color="#943634" style:font-name="Thorndale AMT1" fo:font-size="10.5pt" fo:font-weight="normal" style:font-size-asian="10.5pt" style:font-weight-asian="normal" style:font-size-complex="10.5pt" style:font-weight-complex="normal"/>
    </style:style>
    <style:style style:name="P21" style:family="paragraph" style:parent-style-name="Standard">
      <style:text-properties fo:color="#943634" style:font-name="Thorndale AMT1" fo:font-size="10.5pt" fo:font-weight="bold" style:font-size-asian="10.5pt" style:font-weight-asian="bold" style:font-name-complex="Thorndale AMT1" style:font-size-complex="10.5pt" style:font-weight-complex="bold"/>
    </style:style>
    <style:style style:name="P22" style:family="paragraph" style:parent-style-name="Standard">
      <style:text-properties fo:color="#943634" style:font-name="Thorndale AMT1" fo:font-size="10.5pt" fo:font-weight="bold" style:font-size-asian="10.5pt" style:font-weight-asian="bold" style:font-size-complex="10.5pt" style:font-weight-complex="bold"/>
    </style:style>
    <style:style style:name="P23" style:family="paragraph" style:parent-style-name="Standard">
      <style:text-properties fo:color="#943634" fo:font-size="10.5pt" style:font-size-asian="10.5pt" style:font-size-complex="10.5pt"/>
    </style:style>
    <style:style style:name="P24" style:family="paragraph" style:parent-style-name="Standard">
      <style:text-properties fo:color="#943634" fo:font-size="10.5pt" fo:font-weight="normal" style:font-size-asian="10.5pt" style:font-weight-asian="normal" style:font-size-complex="10.5pt" style:font-weight-complex="normal"/>
    </style:style>
    <style:style style:name="P25" style:family="paragraph" style:parent-style-name="Standard">
      <style:text-properties fo:color="#943634" fo:font-size="10.5pt" fo:font-weight="bold" style:font-size-asian="10.5pt" style:font-weight-asian="bold" style:font-size-complex="10.5pt" style:font-weight-complex="bold"/>
    </style:style>
    <style:style style:name="P26" style:family="paragraph" style:parent-style-name="Standard">
      <style:text-properties fo:color="#943634" fo:font-size="10.5pt" fo:font-weight="bold" text:paragraph-rsid="000c5250" style:font-size-asian="10.5pt" style:font-weight-asian="bold" style:font-size-complex="10.5pt" style:font-weight-complex="bold"/>
    </style:style>
    <style:style style:name="P27" style:family="paragraph" style:parent-style-name="Standard">
      <style:text-properties fo:color="#943634" fo:font-size="10.5pt" fo:font-weight="bold" text:paragraph-rsid="000d5bd6" style:font-size-asian="10.5pt" style:font-weight-asian="bold" style:font-size-complex="10.5pt" style:font-weight-complex="bold"/>
    </style:style>
    <style:style style:name="P28" style:family="paragraph" style:parent-style-name="Standard">
      <style:text-properties fo:color="#943634" fo:font-size="10.5pt" fo:font-weight="bold" text:paragraph-rsid="000fab96" style:font-size-asian="10.5pt" style:font-weight-asian="bold" style:font-size-complex="10.5pt" style:font-weight-complex="bold"/>
    </style:style>
    <style:style style:name="P29" style:family="paragraph" style:parent-style-name="Standard">
      <style:text-properties fo:color="#943634" fo:font-size="10.5pt" fo:language="en" fo:country="US" fo:font-weight="normal" style:font-size-asian="10.5pt" style:font-weight-asian="normal" style:font-size-complex="10.5pt" style:font-weight-complex="normal"/>
    </style:style>
    <style:style style:name="P30" style:family="paragraph" style:parent-style-name="Standard">
      <style:text-properties fo:color="#943634" style:font-name="Times New Roman" fo:font-size="10.5pt" fo:font-weight="bold" style:font-size-asian="10.5pt" style:font-weight-asian="bold" style:font-size-complex="10.5pt" style:font-weight-complex="bold"/>
    </style:style>
    <style:style style:name="P31" style:family="paragraph" style:parent-style-name="Standard">
      <style:text-properties fo:color="#943634" style:font-name="Times New Roman" fo:font-size="10pt" fo:font-weight="bold" style:font-size-asian="10pt" style:font-weight-asian="bold" style:font-size-complex="10pt" style:font-weight-complex="bold"/>
    </style:style>
    <style:style style:name="P32" style:family="paragraph" style:parent-style-name="Standard">
      <style:text-properties fo:font-size="10.5pt" style:font-size-asian="10.5pt" style:font-size-complex="10.5pt"/>
    </style:style>
    <style:style style:name="P33" style:family="paragraph" style:parent-style-name="Standard">
      <style:text-properties fo:font-size="10.5pt" text:paragraph-rsid="00151e16" style:font-size-asian="10.5pt" style:font-size-complex="10.5pt"/>
    </style:style>
    <style:style style:name="P34" style:family="paragraph" style:parent-style-name="Standard">
      <style:text-properties fo:font-size="10.5pt" fo:font-weight="bold" style:font-size-asian="10.5pt" style:font-weight-asian="bold" style:font-size-complex="10.5pt" style:font-weight-complex="bold"/>
    </style:style>
    <style:style style:name="P35" style:family="paragraph" style:parent-style-name="Standard">
      <style:text-properties fo:color="#99284c" fo:font-size="10.5pt" style:font-size-asian="10.5pt" style:font-size-complex="10.5pt"/>
    </style:style>
    <style:style style:name="P36" style:family="paragraph" style:parent-style-name="Standard">
      <style:text-properties fo:color="#99284c" fo:font-size="10.5pt" fo:font-weight="bold" style:font-size-asian="10.5pt" style:font-weight-asian="bold" style:font-size-complex="10.5pt" style:font-weight-complex="bold"/>
    </style:style>
    <style:style style:name="P37" style:family="paragraph" style:parent-style-name="Standard">
      <style:text-properties fo:color="#99284c" fo:font-size="10.5pt" fo:font-weight="normal" style:font-size-asian="10.5pt" style:font-weight-asian="normal" style:font-size-complex="10.5pt" style:font-weight-complex="normal"/>
    </style:style>
    <style:style style:name="P38" style:family="paragraph" style:parent-style-name="Standard">
      <style:text-properties fo:color="#99284c" fo:font-size="10.5pt" fo:language="en" fo:country="US" fo:font-weight="bold" style:font-size-asian="10.5pt" style:font-weight-asian="bold" style:font-size-complex="10.5pt" style:font-weight-complex="bold"/>
    </style:style>
    <style:style style:name="P39" style:family="paragraph" style:parent-style-name="Standard">
      <style:text-properties fo:color="#99284c" fo:font-size="10.5pt" fo:language="en" fo:country="US" style:font-size-asian="10.5pt" style:font-size-complex="10.5pt"/>
    </style:style>
    <style:style style:name="P40" style:family="paragraph" style:parent-style-name="Standard">
      <style:text-properties fo:color="#99284c" fo:font-size="10.5pt" fo:language="en" fo:country="US" fo:font-weight="normal" style:font-size-asian="10.5pt" style:font-weight-asian="normal" style:font-size-complex="10.5pt" style:font-weight-complex="normal"/>
    </style:style>
    <style:style style:name="P41" style:family="paragraph" style:parent-style-name="Standard">
      <style:text-properties fo:color="#000080" fo:font-size="10.5pt" style:font-size-asian="10.5pt" style:font-size-complex="10.5pt"/>
    </style:style>
    <style:style style:name="P42" style:family="paragraph" style:parent-style-name="Standard">
      <style:text-properties fo:font-weight="normal" style:font-weight-asian="normal" style:font-weight-complex="normal"/>
    </style:style>
    <style:style style:name="P43" style:family="paragraph" style:parent-style-name="Standard">
      <style:text-properties fo:color="#ff0000" fo:font-size="10.5pt" fo:language="en" fo:country="US" fo:font-weight="normal" style:font-size-asian="10.5pt" style:font-weight-asian="normal" style:font-size-complex="10.5pt" style:font-weight-complex="normal"/>
    </style:style>
    <style:style style:name="P44" style:family="paragraph" style:parent-style-name="Standard">
      <style:paragraph-properties style:writing-mode="lr-tb"/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style:writing-mode="lr-tb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46" style:family="paragraph" style:parent-style-name="Standard">
      <style:paragraph-properties fo:margin-left="0.85cm" fo:margin-right="0cm" fo:text-indent="0cm" style:auto-text-indent="false"/>
    </style:style>
    <style:style style:name="P47" style:family="paragraph" style:parent-style-name="Standard">
      <style:paragraph-properties fo:margin-left="0.85cm" fo:margin-right="0cm" fo:text-indent="0cm" style:auto-text-indent="false"/>
      <style:text-properties style:font-name="Thorndale AMT1" fo:font-size="10.5pt" fo:font-weight="bold" style:font-size-asian="10.5pt" style:font-weight-asian="bold" style:font-name-complex="Thorndale AMT1" style:font-size-complex="10.5pt" style:font-weight-complex="bold"/>
    </style:style>
    <style:style style:name="P48" style:family="paragraph" style:parent-style-name="Standard">
      <style:paragraph-properties fo:margin-left="0.85cm" fo:margin-right="0cm" fo:text-indent="0cm" style:auto-text-indent="false"/>
      <style:text-properties style:font-name="Thorndale AMT1" fo:font-size="10.5pt" fo:font-weight="normal" style:font-size-asian="10.5pt" style:font-weight-asian="normal" style:font-name-complex="Thorndale AMT1" style:font-size-complex="10.5pt" style:font-weight-complex="normal"/>
    </style:style>
    <style:style style:name="P49" style:family="paragraph" style:parent-style-name="Standard">
      <style:paragraph-properties fo:margin-left="0.85cm" fo:margin-right="0cm" fo:text-indent="0cm" style:auto-text-indent="false"/>
      <style:text-properties style:font-name="Thorndale AMT1" fo:font-size="10.5pt" style:font-size-asian="10.5pt" style:font-name-complex="Thorndale AMT1" style:font-size-complex="10.5pt"/>
    </style:style>
    <style:style style:name="P50" style:family="paragraph" style:parent-style-name="Standard">
      <style:paragraph-properties fo:margin-left="0.85cm" fo:margin-right="0cm" fo:text-indent="0cm" style:auto-text-indent="false"/>
      <style:text-properties style:font-name="Thorndale AMT1" fo:font-size="10.5pt" style:font-size-asian="10.5pt" style:font-size-complex="10.5pt"/>
    </style:style>
    <style:style style:name="P51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style:font-size-asian="10.5pt" style:font-weight-asian="normal" style:font-name-complex="Thorndale AMT1" style:font-size-complex="10.5pt" style:font-weight-complex="normal"/>
    </style:style>
    <style:style style:name="P52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style:font-size-asian="10.5pt" style:font-weight-asian="normal" style:font-size-complex="10.5pt" style:font-weight-complex="normal"/>
    </style:style>
    <style:style style:name="P53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bold" style:font-size-asian="10.5pt" style:font-weight-asian="bold" style:font-name-complex="Thorndale AMT1" style:font-size-complex="10.5pt" style:font-weight-complex="bold"/>
    </style:style>
    <style:style style:name="P54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bold" style:font-size-asian="10.5pt" style:font-weight-asian="bold" style:font-size-complex="10.5pt" style:font-weight-complex="bold"/>
    </style:style>
    <style:style style:name="P55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style:font-size-asian="10.5pt" style:font-weight-asian="normal" style:font-size-complex="10.5pt" style:font-weight-complex="normal"/>
    </style:style>
    <style:style style:name="P56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text:rsid="000c4423" style:font-size-asian="10.5pt" style:font-weight-asian="normal" style:font-size-complex="10.5pt" style:font-weight-complex="normal"/>
    </style:style>
    <style:style style:name="P57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text:rsid="000d5bd6" style:font-size-asian="10.5pt" style:font-weight-asian="normal" style:font-size-complex="10.5pt" style:font-weight-complex="normal"/>
    </style:style>
    <style:style style:name="P58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style:font-size-asian="10.5pt" style:font-weight-asian="bold" style:font-size-complex="10.5pt" style:font-weight-complex="bold"/>
    </style:style>
    <style:style style:name="P59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paragraph-rsid="000c5250" style:font-size-asian="10.5pt" style:font-weight-asian="bold" style:font-size-complex="10.5pt" style:font-weight-complex="bold"/>
    </style:style>
    <style:style style:name="P60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paragraph-rsid="000eb3bc" style:font-size-asian="10.5pt" style:font-weight-asian="bold" style:font-size-complex="10.5pt" style:font-weight-complex="bold"/>
    </style:style>
    <style:style style:name="P61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paragraph-rsid="000f0931" style:font-size-asian="10.5pt" style:font-weight-asian="bold" style:font-size-complex="10.5pt" style:font-weight-complex="bold"/>
    </style:style>
    <style:style style:name="P62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rsid="000c5250" text:paragraph-rsid="000c5250" style:font-size-asian="10.5pt" style:font-weight-asian="bold" style:font-size-complex="10.5pt" style:font-weight-complex="bold"/>
    </style:style>
    <style:style style:name="P63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rsid="000d5bd6" text:paragraph-rsid="000d5bd6" style:font-size-asian="10.5pt" style:font-weight-asian="bold" style:font-size-complex="10.5pt" style:font-weight-complex="bold"/>
    </style:style>
    <style:style style:name="P64" style:family="paragraph" style:parent-style-name="Standard">
      <style:paragraph-properties fo:margin-left="0.85cm" fo:margin-right="0cm" fo:text-indent="0cm" style:auto-text-indent="false"/>
      <style:text-properties fo:color="#943634" fo:font-size="10.5pt" style:font-size-asian="10.5pt" style:font-size-complex="10.5pt"/>
    </style:style>
    <style:style style:name="P65" style:family="paragraph" style:parent-style-name="Standard">
      <style:paragraph-properties fo:margin-left="0.85cm" fo:margin-right="0cm" fo:text-indent="0cm" style:auto-text-indent="false"/>
      <style:text-properties fo:color="#943634" fo:font-size="10.5pt" style:font-size-asian="10.5pt" style:font-size-complex="10.5pt" style:font-weight-complex="bold"/>
    </style:style>
    <style:style style:name="P66" style:family="paragraph" style:parent-style-name="Standard">
      <style:paragraph-properties fo:margin-left="0.85cm" fo:margin-right="0cm" fo:text-indent="0cm" style:auto-text-indent="false"/>
      <style:text-properties fo:color="#943634" fo:font-size="10.5pt" fo:language="en" fo:country="US" fo:font-weight="bold" style:font-size-asian="10.5pt" style:font-weight-asian="bold" style:font-size-complex="10.5pt" style:font-weight-complex="bold"/>
    </style:style>
    <style:style style:name="P67" style:family="paragraph" style:parent-style-name="Standard">
      <style:paragraph-properties fo:margin-left="0.85cm" fo:margin-right="0cm" fo:text-indent="0cm" style:auto-text-indent="false"/>
      <style:text-properties fo:color="#943634" fo:font-size="10.5pt" fo:language="en" fo:country="US" fo:font-weight="normal" style:font-size-asian="10.5pt" style:font-weight-asian="normal" style:font-size-complex="10.5pt" style:font-weight-complex="normal"/>
    </style:style>
    <style:style style:name="P68" style:family="paragraph" style:parent-style-name="Standard">
      <style:paragraph-properties fo:margin-left="0.85cm" fo:margin-right="0cm" fo:text-indent="0cm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69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font-size="10.5pt" fo:font-weight="normal" style:font-size-asian="10.5pt" style:font-weight-asian="normal" style:font-size-complex="10.5pt" style:font-weight-complex="normal"/>
    </style:style>
    <style:style style:name="P70" style:family="paragraph" style:parent-style-name="Standard">
      <style:paragraph-properties fo:margin-left="0.85cm" fo:margin-right="0cm" fo:text-indent="0cm" style:auto-text-indent="false"/>
      <style:text-properties fo:font-size="10.5pt" fo:font-weight="normal" text:paragraph-rsid="00151e16" style:font-size-asian="10.5pt" style:font-weight-asian="normal" style:font-size-complex="10.5pt" style:font-weight-complex="normal"/>
    </style:style>
    <style:style style:name="P71" style:family="paragraph" style:parent-style-name="Standard">
      <style:paragraph-properties fo:margin-left="0.85cm" fo:margin-right="0cm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P72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P73" style:family="paragraph" style:parent-style-name="Standard">
      <style:paragraph-properties fo:margin-left="0.85cm" fo:margin-right="0cm" fo:text-indent="0cm" style:auto-text-indent="false"/>
      <style:text-properties fo:font-size="10.5pt" fo:font-weight="bold" text:rsid="000eb3bc" text:paragraph-rsid="000eb3bc" style:font-size-asian="10.5pt" style:font-weight-asian="bold" style:font-size-complex="10.5pt" style:font-weight-complex="bold"/>
    </style:style>
    <style:style style:name="P74" style:family="paragraph" style:parent-style-name="Standard">
      <style:paragraph-properties fo:margin-left="0.85cm" fo:margin-right="0cm" fo:text-indent="0cm" style:auto-text-indent="false"/>
      <style:text-properties fo:font-size="10.5pt" style:font-size-asian="10.5pt" style:font-size-complex="10.5pt"/>
    </style:style>
    <style:style style:name="P75" style:family="paragraph" style:parent-style-name="Standard">
      <style:paragraph-properties fo:margin-left="0.85cm" fo:margin-right="0cm" fo:text-indent="0cm" style:auto-text-indent="false"/>
      <style:text-properties fo:font-weight="bold" style:font-weight-asian="bold" style:font-weight-complex="bold"/>
    </style:style>
    <style:style style:name="P76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style:font-size-asian="10.5pt" style:font-weight-asian="bold" style:font-size-complex="10.5pt" style:font-weight-complex="bold"/>
    </style:style>
    <style:style style:name="P77" style:family="paragraph" style:parent-style-name="Standard">
      <style:paragraph-properties fo:margin-left="0.85cm" fo:margin-right="0cm" fo:text-indent="0cm" style:auto-text-indent="false"/>
      <style:text-properties fo:color="#99284c" fo:font-size="10.5pt" style:font-size-asian="10.5pt" style:font-size-complex="10.5pt"/>
    </style:style>
    <style:style style:name="P78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99284c" fo:font-size="10.5pt" style:font-size-asian="10.5pt" style:font-size-complex="10.5pt"/>
    </style:style>
    <style:style style:name="P79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normal" style:font-size-asian="10.5pt" style:font-weight-asian="normal" style:font-size-complex="10.5pt" style:font-weight-complex="normal"/>
    </style:style>
    <style:style style:name="P80" style:family="paragraph" style:parent-style-name="Standard">
      <style:paragraph-properties fo:margin-left="0.85cm" fo:margin-right="0cm" fo:text-indent="0cm" style:auto-text-indent="false"/>
      <style:text-properties fo:color="#99284c" fo:font-size="10.5pt" fo:language="en" fo:country="US" fo:font-weight="bold" style:font-size-asian="10.5pt" style:font-weight-asian="bold" style:font-size-complex="10.5pt" style:font-weight-complex="bold"/>
    </style:style>
    <style:style style:name="P81" style:family="paragraph" style:parent-style-name="Standard">
      <style:paragraph-properties fo:margin-left="0.85cm" fo:margin-right="0cm" fo:text-indent="0cm" style:auto-text-indent="false"/>
      <style:text-properties fo:color="#99284c" fo:font-size="10.5pt" fo:language="en" fo:country="US" fo:font-weight="normal" style:font-size-asian="10.5pt" style:font-weight-asian="normal" style:font-size-complex="10.5pt" style:font-weight-complex="normal"/>
    </style:style>
    <style:style style:name="P82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83caff" fo:font-size="10.5pt" style:font-size-asian="10.5pt" style:font-size-complex="10.5pt"/>
    </style:style>
    <style:style style:name="P83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fo:font-size="10.5pt" fo:font-weight="bold" style:font-size-asian="10.5pt" style:font-weight-asian="bold" style:font-size-complex="10.5pt" style:font-weight-complex="bold"/>
    </style:style>
    <style:style style:name="P84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fo:font-size="10.5pt" style:font-size-asian="10.5pt" style:font-size-complex="10.5pt"/>
    </style:style>
    <style:style style:name="P85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style:font-name="Thorndale AMT1" fo:font-size="10.5pt" fo:font-weight="bold" style:font-size-asian="10.5pt" style:font-weight-asian="bold" style:font-size-complex="10.5pt" style:font-weight-complex="bold"/>
    </style:style>
    <style:style style:name="P86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style:font-name="Thorndale AMT1" fo:font-size="10.5pt" style:font-size-asian="10.5pt" style:font-size-complex="10.5pt"/>
    </style:style>
    <style:style style:name="P87" style:family="paragraph" style:parent-style-name="Standard">
      <style:paragraph-properties fo:margin-left="0.85cm" fo:margin-right="0cm" fo:text-indent="0cm" style:auto-text-indent="false"/>
      <style:text-properties fo:color="#000080" fo:font-size="10.5pt" fo:font-weight="bold" style:font-size-asian="10.5pt" style:font-weight-asian="bold" style:font-size-complex="10.5pt" style:font-weight-complex="bold"/>
    </style:style>
    <style:style style:name="P88" style:family="paragraph" style:parent-style-name="Standard">
      <style:paragraph-properties fo:margin-left="0.85cm" fo:margin-right="0cm" fo:text-indent="0cm" style:auto-text-indent="false"/>
      <style:text-properties style:font-name="Times New Roman" fo:font-size="10.5pt" style:font-size-asian="10.5pt" style:font-size-complex="10.5pt"/>
    </style:style>
    <style:style style:name="P89" style:family="paragraph" style:parent-style-name="Standard">
      <style:paragraph-properties fo:margin-left="0.85cm" fo:margin-right="0cm" fo:text-indent="0cm" style:auto-text-indent="false"/>
      <style:text-properties style:font-name="Times New Roman" fo:font-size="10.5pt" text:paragraph-rsid="00104f68" style:font-size-asian="10.5pt" style:font-size-complex="10.5pt"/>
    </style:style>
    <style:style style:name="P90" style:family="paragraph" style:parent-style-name="Standard">
      <style:paragraph-properties fo:margin-left="0.85cm" fo:margin-right="0cm" fo:text-indent="0cm" style:auto-text-indent="false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P91" style:family="paragraph" style:parent-style-name="Standard">
      <style:paragraph-properties fo:margin-left="0.85cm" fo:margin-right="0cm" fo:text-indent="0cm" style:auto-text-indent="false"/>
      <style:text-properties style:font-name="Times New Roman" fo:font-size="10.5pt" fo:font-weight="bold" text:paragraph-rsid="0010348e" style:font-size-asian="10.5pt" style:font-weight-asian="bold" style:font-size-complex="10.5pt" style:font-weight-complex="bold"/>
    </style:style>
    <style:style style:name="P92" style:family="paragraph" style:parent-style-name="Standard">
      <style:paragraph-properties fo:margin-left="0.85cm" fo:margin-right="0cm" fo:text-indent="0cm" style:auto-text-indent="false"/>
      <style:text-properties style:font-name="Times New Roman" fo:font-size="10.5pt" fo:font-weight="bold" text:paragraph-rsid="00104f68" style:font-size-asian="10.5pt" style:font-weight-asian="bold" style:font-size-complex="10.5pt" style:font-weight-complex="bold"/>
    </style:style>
    <style:style style:name="P93" style:family="paragraph" style:parent-style-name="Standard">
      <style:paragraph-properties fo:margin-left="0.85cm" fo:margin-right="0cm" fo:text-indent="0cm" style:auto-text-indent="false"/>
      <style:text-properties style:font-name="Times New Roman" fo:font-size="10.5pt" fo:font-weight="bold" text:paragraph-rsid="00118653" style:font-size-asian="10.5pt" style:font-weight-asian="bold" style:font-size-complex="10.5pt" style:font-weight-complex="bold"/>
    </style:style>
    <style:style style:name="P94" style:family="paragraph" style:parent-style-name="Standard">
      <style:paragraph-properties fo:margin-left="0.85cm" fo:margin-right="0cm" fo:text-indent="0cm" style:auto-text-indent="false"/>
      <style:text-properties style:font-name="Times New Roman" fo:font-size="10.5pt" fo:font-weight="bold" text:paragraph-rsid="001416a6" style:font-size-asian="10.5pt" style:font-weight-asian="bold" style:font-size-complex="10.5pt" style:font-weight-complex="bold"/>
    </style:style>
    <style:style style:name="P95" style:family="paragraph" style:parent-style-name="Standard">
      <style:paragraph-properties fo:margin-left="0.85cm" fo:margin-right="0cm" fo:text-indent="0cm" style:auto-text-indent="false"/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96" style:family="paragraph" style:parent-style-name="Standard">
      <style:paragraph-properties fo:margin-left="0.85cm" fo:margin-right="0cm" fo:text-indent="0cm" style:auto-text-indent="false"/>
      <style:text-properties style:font-name="Times New Roman" fo:font-size="10.5pt" fo:font-weight="normal" text:rsid="0010348e" text:paragraph-rsid="0010348e" style:font-size-asian="10.5pt" style:font-weight-asian="normal" style:font-size-complex="10.5pt" style:font-weight-complex="normal"/>
    </style:style>
    <style:style style:name="P97" style:family="paragraph" style:parent-style-name="Standard">
      <style:paragraph-properties fo:margin-left="0.85cm" fo:margin-right="0cm" fo:text-indent="0cm" style:auto-text-indent="false"/>
      <style:text-properties style:font-name="Times New Roman" fo:font-size="10pt" style:font-size-asian="10pt" style:font-size-complex="10pt"/>
    </style:style>
    <style:style style:name="P98" style:family="paragraph" style:parent-style-name="Standard">
      <style:paragraph-properties fo:margin-left="0.85cm" fo:margin-right="0cm" fo:text-indent="0cm" style:auto-text-indent="false"/>
      <style:text-properties fo:color="#800000" fo:font-size="10.5pt" fo:font-weight="normal" style:font-size-asian="10.5pt" style:font-weight-asian="normal" style:font-size-complex="10.5pt" style:font-weight-complex="normal"/>
    </style:style>
    <style:style style:name="P99" style:family="paragraph" style:parent-style-name="Standard">
      <style:paragraph-properties fo:margin-left="0.85cm" fo:margin-right="0cm" fo:text-indent="0cm" style:auto-text-indent="false"/>
      <style:text-properties fo:color="#800000" fo:font-size="10.5pt" fo:font-weight="bold" style:font-size-asian="10.5pt" style:font-weight-asian="bold" style:font-size-complex="10.5pt" style:font-weight-complex="bold"/>
    </style:style>
    <style:style style:name="P100" style:family="paragraph" style:parent-style-name="Standard">
      <style:paragraph-properties fo:margin-left="0.85cm" fo:margin-right="0cm" fo:text-indent="0cm" style:auto-text-indent="false"/>
      <style:text-properties fo:color="#ff0000" fo:font-size="10.5pt" fo:language="en" fo:country="US" fo:font-weight="bold" style:font-size-asian="10.5pt" style:font-weight-asian="bold" style:font-size-complex="10.5pt" style:font-weight-complex="bold"/>
    </style:style>
    <style:style style:name="P101" style:family="paragraph" style:parent-style-name="Standard">
      <style:paragraph-properties fo:margin-left="0.85cm" fo:margin-right="0cm" fo:text-indent="0cm" style:auto-text-indent="false"/>
      <style:text-properties fo:color="#ff0000" fo:font-size="10.5pt" fo:language="en" fo:country="US" fo:font-weight="normal" style:font-size-asian="10.5pt" style:font-weight-asian="normal" style:font-size-complex="10.5pt" style:font-weight-complex="normal"/>
    </style:style>
    <style:style style:name="P102" style:family="paragraph" style:parent-style-name="Standard">
      <style:paragraph-properties fo:margin-left="0.85cm" fo:margin-right="0cm" fo:text-indent="0cm" style:auto-text-indent="false"/>
      <style:text-properties fo:color="#ff0000" fo:font-size="10.5pt" fo:language="en" fo:country="US" fo:font-weight="normal" text:paragraph-rsid="000c4423" style:font-size-asian="10.5pt" style:font-weight-asian="normal" style:font-size-complex="10.5pt" style:font-weight-complex="normal"/>
    </style:style>
    <style:style style:name="P103" style:family="paragraph" style:parent-style-name="Standard">
      <style:paragraph-properties fo:margin-left="0.85cm" fo:margin-right="0cm" fo:text-indent="0cm" style:auto-text-indent="false"/>
      <style:text-properties fo:color="#ff0000" fo:font-size="10.5pt" fo:font-weight="normal" text:rsid="000c5250" text:paragraph-rsid="000c5250" style:font-size-asian="10.5pt" style:font-weight-asian="normal" style:font-size-complex="10.5pt" style:font-weight-complex="normal"/>
    </style:style>
    <style:style style:name="P104" style:family="paragraph" style:parent-style-name="Standard">
      <style:paragraph-properties fo:margin-left="0.85cm" fo:margin-right="0cm" fo:text-indent="0cm" style:auto-text-indent="false"/>
      <style:text-properties fo:font-weight="normal" text:paragraph-rsid="00104f68" style:font-weight-asian="normal" style:font-weight-complex="normal"/>
    </style:style>
    <style:style style:name="P105" style:family="paragraph" style:parent-style-name="Standard">
      <style:paragraph-properties fo:margin-left="0.85cm" fo:margin-right="0cm" fo:text-indent="0cm" style:auto-text-indent="false"/>
      <style:text-properties text:paragraph-rsid="000f0931"/>
    </style:style>
    <style:style style:name="P106" style:family="paragraph" style:parent-style-name="Standard">
      <style:paragraph-properties fo:margin-left="0.85cm" fo:margin-right="0cm" fo:text-indent="0cm" style:auto-text-indent="false"/>
      <style:text-properties text:paragraph-rsid="00104f68"/>
    </style:style>
    <style:style style:name="P107" style:family="paragraph" style:parent-style-name="Standard">
      <style:paragraph-properties fo:margin-left="0.85cm" fo:margin-right="0cm" fo:text-indent="0cm" style:auto-text-indent="false"/>
      <style:text-properties text:paragraph-rsid="00118653"/>
    </style:style>
    <style:style style:name="P108" style:family="paragraph" style:parent-style-name="Standard">
      <style:paragraph-properties fo:margin-left="0cm" fo:margin-right="0cm" fo:text-indent="0cm" style:auto-text-indent="false"/>
    </style:style>
    <style:style style:name="P109" style:family="paragraph" style:parent-style-name="Standard">
      <style:paragraph-properties fo:margin-left="0cm" fo:margin-right="0cm" fo:text-indent="0cm" style:auto-text-indent="false"/>
      <style:text-properties fo:color="#99284c" fo:font-size="10.5pt" fo:font-weight="bold" style:font-size-asian="10.5pt" style:font-weight-asian="bold" style:font-size-complex="10.5pt" style:font-weight-complex="bold"/>
    </style:style>
    <style:style style:name="P110" style:family="paragraph" style:parent-style-name="Standard">
      <style:paragraph-properties fo:margin-left="0cm" fo:margin-right="0cm" fo:text-indent="0cm" style:auto-text-indent="false"/>
      <style:text-properties fo:color="#99284c" fo:font-size="10.5pt" style:font-size-asian="10.5pt" style:font-size-complex="10.5pt"/>
    </style:style>
    <style:style style:name="P111" style:family="paragraph" style:parent-style-name="Standard">
      <style:paragraph-properties fo:margin-left="0cm" fo:margin-right="0cm" fo:text-indent="0cm" style:auto-text-indent="false"/>
      <style:text-properties fo:color="#99284c" fo:font-size="10.5pt" fo:language="en" fo:country="US" fo:font-weight="bold" style:font-size-asian="10.5pt" style:font-weight-asian="bold" style:font-size-complex="10.5pt" style:font-weight-complex="bold"/>
    </style:style>
    <style:style style:name="P112" style:family="paragraph" style:parent-style-name="Standard">
      <style:paragraph-properties fo:margin-left="0cm" fo:margin-right="0cm" fo:text-indent="0cm" style:auto-text-indent="false"/>
      <style:text-properties fo:color="#99284c" fo:font-size="10.5pt" fo:language="en" fo:country="US" fo:font-weight="normal" style:font-size-asian="10.5pt" style:font-weight-asian="normal" style:font-size-complex="10.5pt" style:font-weight-complex="normal"/>
    </style:style>
    <style:style style:name="P1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fo:font-size="10.5pt" fo:font-weight="bold" style:font-size-asian="10.5pt" style:font-weight-asian="bold" style:font-size-complex="10.5pt" style:font-weight-complex="bold"/>
    </style:style>
    <style:style style:name="P1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P115" style:family="paragraph" style:parent-style-name="Standard">
      <style:paragraph-properties fo:margin-left="0cm" fo:margin-right="0cm" fo:text-indent="0cm" style:auto-text-indent="false"/>
      <style:text-properties fo:font-size="10.5pt" style:font-size-asian="10.5pt" style:font-size-complex="10.5pt"/>
    </style:style>
    <style:style style:name="P1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ize="10.5pt" style:font-size-asian="10.5pt" style:font-size-complex="10.5pt"/>
    </style:style>
    <style:style style:name="P117" style:family="paragraph" style:parent-style-name="Standard">
      <style:paragraph-properties fo:margin-left="0cm" fo:margin-right="0cm" fo:text-indent="0cm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118" style:family="paragraph" style:parent-style-name="Standard">
      <style:paragraph-properties fo:margin-left="0cm" fo:margin-right="0cm" fo:text-indent="0cm" style:auto-text-indent="false"/>
      <style:text-properties fo:color="#943634" fo:font-size="10.5pt" fo:font-weight="bold" style:font-size-asian="10.5pt" style:font-weight-asian="bold" style:font-size-complex="10.5pt" style:font-weight-complex="bold"/>
    </style:style>
    <style:style style:name="P119" style:family="paragraph" style:parent-style-name="Standard">
      <style:paragraph-properties fo:margin-left="1.7cm" fo:margin-right="0cm" fo:text-indent="0cm" style:auto-text-indent="false">
        <style:tab-stops/>
      </style:paragraph-properties>
      <style:text-properties fo:color="#99284c" fo:font-size="10.5pt" style:font-size-asian="10.5pt" style:font-size-complex="10.5pt"/>
    </style:style>
    <style:style style:name="P120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83caff" fo:font-size="10.5pt" style:font-size-asian="10.5pt" style:font-size-complex="10.5pt"/>
    </style:style>
    <style:style style:name="P121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font-size="10.5pt" style:font-size-asian="10.5pt" style:font-size-complex="10.5pt"/>
    </style:style>
    <style:style style:name="P122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943634" fo:font-size="10.5pt" style:font-size-asian="10.5pt" style:font-size-complex="10.5pt"/>
    </style:style>
    <style:style style:name="P123" style:family="paragraph" style:parent-style-name="Standard">
      <style:paragraph-properties fo:margin-left="2.551cm" fo:margin-right="0cm" fo:text-indent="1.251cm" style:auto-text-indent="false">
        <style:tab-stops/>
      </style:paragraph-properties>
    </style:style>
    <style:style style:name="P124" style:family="paragraph" style:parent-style-name="Standard">
      <style:paragraph-properties fo:margin-left="4.251cm" fo:margin-right="0cm" fo:text-indent="0cm" style:auto-text-indent="false">
        <style:tab-stops/>
      </style:paragraph-properties>
      <style:text-properties fo:color="#83caff" fo:font-size="10.5pt" style:font-size-asian="10.5pt" style:font-size-complex="10.5pt"/>
    </style:style>
    <style:style style:name="P125" style:family="paragraph" style:parent-style-name="Standard" style:list-style-name="L1">
      <style:text-properties fo:color="#000000"/>
    </style:style>
    <style:style style:name="P126" style:family="paragraph" style:parent-style-name="Standard" style:list-style-name="L2">
      <style:text-properties fo:color="#000000"/>
    </style:style>
    <style:style style:name="P127" style:family="paragraph" style:parent-style-name="Standard" style:list-style-name="L2">
      <style:text-properties fo:color="#000000" fo:font-weight="bold" style:font-weight-asian="bold" style:font-weight-complex="bold"/>
    </style:style>
    <style:style style:name="P128" style:family="paragraph" style:parent-style-name="Standard" style:list-style-name="L2">
      <style:text-properties fo:color="#000000" fo:font-weight="normal" style:font-weight-asian="normal" style:font-weight-complex="normal"/>
    </style:style>
    <style:style style:name="P129" style:family="paragraph" style:parent-style-name="Standard" style:list-style-name="L2">
      <style:text-properties fo:color="#000000" fo:font-weight="normal" text:rsid="000eb3bc" text:paragraph-rsid="000eb3bc" style:font-weight-asian="normal" style:font-weight-complex="normal"/>
    </style:style>
    <style:style style:name="P130" style:family="paragraph" style:parent-style-name="Standard">
      <style:text-properties fo:font-size="10.5pt" fo:font-weight="bold" text:paragraph-rsid="001622f6" style:font-size-asian="10.5pt" style:font-weight-asian="bold" style:font-size-complex="10.5pt" style:font-weight-complex="bold"/>
    </style:style>
    <style:style style:name="P131" style:family="paragraph" style:parent-style-name="Standard">
      <style:text-properties fo:font-size="10.5pt" fo:font-weight="bold" text:paragraph-rsid="00165d85" style:font-size-asian="10.5pt" style:font-weight-asian="bold" style:font-size-complex="10.5pt" style:font-weight-complex="bold"/>
    </style:style>
    <style:style style:name="P132" style:family="paragraph" style:parent-style-name="Standard">
      <style:text-properties text:paragraph-rsid="001622f6"/>
    </style:style>
    <style:style style:name="P133" style:family="paragraph" style:parent-style-name="Standard">
      <style:text-properties fo:color="#800000" fo:font-size="10.5pt" fo:font-weight="bold" text:paragraph-rsid="001622f6" style:font-size-asian="10.5pt" style:font-weight-asian="bold" style:font-size-complex="10.5pt" style:font-weight-complex="bold"/>
    </style:style>
    <style:style style:name="P134" style:family="paragraph" style:parent-style-name="Standard">
      <style:text-properties style:font-name="Times New Roman" fo:font-size="11pt" fo:font-weight="bold" text:paragraph-rsid="00165d85" style:font-size-asian="11pt" style:font-weight-asian="bold" style:font-size-complex="11pt" style:font-weight-complex="bold"/>
    </style:style>
    <style:style style:name="P135" style:family="paragraph" style:parent-style-name="Standard">
      <style:paragraph-properties fo:margin-left="0.85cm" fo:margin-right="0cm" fo:text-indent="0cm" style:auto-text-indent="false"/>
    </style:style>
    <style:style style:name="P136" style:family="paragraph" style:parent-style-name="Standard">
      <style:paragraph-properties fo:margin-left="0.85cm" fo:margin-right="0cm" fo:text-indent="0cm" style:auto-text-indent="false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P137" style:family="paragraph" style:parent-style-name="Standard">
      <style:paragraph-properties fo:margin-left="0.85cm" fo:margin-right="0cm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P138" style:family="paragraph" style:parent-style-name="Standard">
      <style:paragraph-properties fo:margin-left="0.85cm" fo:margin-right="0cm" fo:text-indent="0cm" style:auto-text-indent="false"/>
      <style:text-properties fo:font-size="10.5pt" fo:font-weight="bold" text:paragraph-rsid="001622f6" style:font-size-asian="10.5pt" style:font-weight-asian="bold" style:font-size-complex="10.5pt" style:font-weight-complex="bold"/>
    </style:style>
    <style:style style:name="P139" style:family="paragraph" style:parent-style-name="Standard">
      <style:paragraph-properties fo:margin-left="0.85cm" fo:margin-right="0cm" fo:text-indent="0cm" style:auto-text-indent="false"/>
      <style:text-properties fo:font-size="10.5pt" text:paragraph-rsid="00165d85" style:font-size-asian="10.5pt" style:font-size-complex="10.5pt"/>
    </style:style>
    <style:style style:name="P140" style:family="paragraph" style:parent-style-name="Standard">
      <style:paragraph-properties fo:margin-left="0.85cm" fo:margin-right="0cm" fo:text-indent="0cm" style:auto-text-indent="false"/>
      <style:text-properties fo:font-size="10.5pt" text:paragraph-rsid="00173d1b" style:font-size-asian="10.5pt" style:font-size-complex="10.5pt"/>
    </style:style>
    <style:style style:name="P141" style:family="paragraph" style:parent-style-name="Standard">
      <style:paragraph-properties fo:margin-left="0.85cm" fo:margin-right="0cm" fo:text-indent="0cm" style:auto-text-indent="false"/>
      <style:text-properties fo:color="#800000" fo:font-size="10.5pt" fo:font-weight="normal" style:font-size-asian="10.5pt" style:font-weight-asian="normal" style:font-size-complex="10.5pt" style:font-weight-complex="normal"/>
    </style:style>
    <style:style style:name="P142" style:family="paragraph" style:parent-style-name="Standard">
      <style:paragraph-properties fo:margin-left="0.85cm" fo:margin-right="0cm" fo:text-indent="0cm" style:auto-text-indent="false"/>
      <style:text-properties fo:color="#800000" fo:font-size="10.5pt" fo:font-weight="bold" style:font-size-asian="10.5pt" style:font-weight-asian="bold" style:font-size-complex="10.5pt" style:font-weight-complex="bold"/>
    </style:style>
    <style:style style:name="P143" style:family="paragraph" style:parent-style-name="Standard">
      <style:paragraph-properties fo:margin-left="0cm" fo:margin-right="0cm" fo:text-indent="0cm" style:auto-text-indent="false"/>
      <style:text-properties fo:color="#800000" fo:font-size="10.5pt" fo:font-weight="normal" text:paragraph-rsid="001622f6" style:font-size-asian="10.5pt" style:font-weight-asian="normal" style:font-size-complex="10.5pt" style:font-weight-complex="normal"/>
    </style:style>
    <style:style style:name="P144" style:family="paragraph" style:parent-style-name="Standard">
      <style:paragraph-properties style:writing-mode="lr-tb"/>
      <style:text-properties style:font-name="Times New Roman" fo:font-size="11pt" fo:font-weight="bold" text:paragraph-rsid="00165d85" style:font-size-asian="11pt" style:font-weight-asian="bold" style:font-size-complex="11pt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text:rsid="00151e16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text:rsid="000c5250" style:font-weight-asian="normal" style:font-weight-complex="normal"/>
    </style:style>
    <style:style style:name="T6" style:family="text">
      <style:text-properties fo:font-weight="normal" text:rsid="000f0931" style:font-weight-asian="normal" style:font-weight-complex="normal"/>
    </style:style>
    <style:style style:name="T7" style:family="text">
      <style:text-properties fo:font-weight="normal" text:rsid="000fab96" style:font-weight-asian="normal" style:font-weight-complex="normal"/>
    </style:style>
    <style:style style:name="T8" style:family="text">
      <style:text-properties fo:font-weight="normal" text:rsid="0010348e" style:font-weight-asian="normal" style:font-weight-complex="normal"/>
    </style:style>
    <style:style style:name="T9" style:family="text">
      <style:text-properties fo:font-weight="normal" text:rsid="00104f68" style:font-weight-asian="normal" style:font-weight-complex="normal"/>
    </style:style>
    <style:style style:name="T10" style:family="text">
      <style:text-properties fo:font-weight="normal" text:rsid="00118653" style:font-weight-asian="normal" style:font-weight-complex="normal"/>
    </style:style>
    <style:style style:name="T11" style:family="text">
      <style:text-properties fo:font-weight="normal" text:rsid="001622f6" style:font-weight-asian="normal" style:font-weight-complex="normal"/>
    </style:style>
    <style:style style:name="T12" style:family="text">
      <style:text-properties fo:font-weight="normal" text:rsid="00165d85" style:font-weight-asian="normal" style:font-weight-complex="normal"/>
    </style:style>
    <style:style style:name="T13" style:family="text">
      <style:text-properties fo:color="#000000"/>
    </style:style>
    <style:style style:name="T14" style:family="text">
      <style:text-properties fo:color="#000000" fo:font-weight="bold" style:font-weight-asian="bold" style:font-weight-complex="bold"/>
    </style:style>
    <style:style style:name="T15" style:family="text">
      <style:text-properties fo:color="#000000" style:font-name="Thorndale AMT1"/>
    </style:style>
    <style:style style:name="T16" style:family="text">
      <style:text-properties fo:color="#000000" style:font-name="Thorndale AMT1" fo:language="en" fo:country="US"/>
    </style:style>
    <style:style style:name="T17" style:family="text">
      <style:text-properties fo:color="#000000" style:font-name="Thorndale AMT1" fo:language="en" fo:country="US" fo:font-weight="normal" style:font-weight-asian="normal" style:font-weight-complex="normal"/>
    </style:style>
    <style:style style:name="T18" style:family="text">
      <style:text-properties fo:color="#000000" style:font-name="Thorndale AMT1" fo:language="en" fo:country="US" fo:font-weight="normal" text:rsid="000f0931" style:font-weight-asian="normal" style:font-weight-complex="normal"/>
    </style:style>
    <style:style style:name="T19" style:family="text">
      <style:text-properties fo:color="#000000" style:font-name="Thorndale AMT1" fo:language="en" fo:country="US" fo:font-weight="normal" text:rsid="0010348e" style:font-weight-asian="normal" style:font-weight-complex="normal"/>
    </style:style>
    <style:style style:name="T20" style:family="text">
      <style:text-properties fo:color="#000000" style:font-name="Thorndale AMT1" fo:language="en" fo:country="US" fo:font-weight="normal" text:rsid="00118653" style:font-weight-asian="normal" style:font-weight-complex="normal"/>
    </style:style>
    <style:style style:name="T21" style:family="text">
      <style:text-properties fo:color="#000000" style:font-name="Thorndale AMT1" fo:language="en" fo:country="US" fo:font-weight="normal" style:font-name-asian="Times New Roman" style:font-weight-asian="normal" style:font-name-complex="Times New Roman" style:font-weight-complex="normal"/>
    </style:style>
    <style:style style:name="T22" style:family="text">
      <style:text-properties fo:color="#000000" style:font-name="Thorndale AMT1" fo:language="en" fo:country="US" fo:font-weight="bold" style:font-weight-asian="bold" style:font-weight-complex="bold"/>
    </style:style>
    <style:style style:name="T23" style:family="text">
      <style:text-properties fo:color="#000000" style:font-name="Thorndale AMT1" fo:language="en" fo:country="US" text:rsid="000c5250"/>
    </style:style>
    <style:style style:name="T24" style:family="text">
      <style:text-properties fo:color="#000000" style:font-name="Thorndale AMT1" fo:language="en" fo:country="US" text:rsid="000d5bd6"/>
    </style:style>
    <style:style style:name="T25" style:family="text">
      <style:text-properties fo:color="#000000" style:font-name="Thorndale AMT1" fo:language="en" fo:country="US" text:rsid="0010348e"/>
    </style:style>
    <style:style style:name="T26" style:family="text">
      <style:text-properties fo:color="#000000" style:font-name="Thorndale AMT1" fo:language="en" fo:country="US" text:rsid="00104f68"/>
    </style:style>
    <style:style style:name="T27" style:family="text">
      <style:text-properties fo:color="#000000" style:font-name="Thorndale AMT1" fo:language="en" fo:country="US" text:rsid="00118653"/>
    </style:style>
    <style:style style:name="T28" style:family="text">
      <style:text-properties fo:color="#000000" style:font-name="Thorndale AMT1" fo:language="en" fo:country="US" text:rsid="0013674a"/>
    </style:style>
    <style:style style:name="T29" style:family="text">
      <style:text-properties fo:color="#000000" style:font-name="Thorndale AMT1" fo:language="en" fo:country="US" text:rsid="001416a6"/>
    </style:style>
    <style:style style:name="T30" style:family="text">
      <style:text-properties fo:color="#000000" style:font-name="Thorndale AMT1" fo:font-size="10.5pt" fo:language="en" fo:country="US" style:font-size-asian="10.5pt" style:font-name-complex="Thorndale AMT1" style:font-size-complex="10.5pt"/>
    </style:style>
    <style:style style:name="T31" style:family="text">
      <style:text-properties fo:color="#000000" style:font-name="Thorndale AMT1" fo:font-size="10.5pt" fo:language="en" fo:country="US" style:font-size-asian="10.5pt" style:font-size-complex="10.5pt"/>
    </style:style>
    <style:style style:name="T32" style:family="text">
      <style:text-properties fo:color="#000000" style:font-name="Thorndale AMT1" fo:font-size="10.5pt" fo:language="en" fo:country="US" text:rsid="00104f68" style:font-size-asian="10.5pt" style:font-size-complex="10.5pt"/>
    </style:style>
    <style:style style:name="T33" style:family="text">
      <style:text-properties fo:color="#000000" style:font-name="Thorndale AMT1" fo:font-size="10.5pt" fo:language="en" fo:country="US" text:rsid="00118653" style:font-size-asian="10.5pt" style:font-size-complex="10.5pt"/>
    </style:style>
    <style:style style:name="T34" style:family="text">
      <style:text-properties fo:color="#000000" style:font-name="Thorndale AMT1" fo:font-size="10.5pt" fo:language="en" fo:country="US" text:rsid="001416a6" style:font-size-asian="10.5pt" style:font-size-complex="10.5pt"/>
    </style:style>
    <style:style style:name="T35" style:family="text">
      <style:text-properties fo:color="#000000" style:font-name="Thorndale AMT1" fo:font-size="10.5pt" fo:language="en" fo:country="US" text:rsid="00151e16" style:font-size-asian="10.5pt" style:font-size-complex="10.5pt"/>
    </style:style>
    <style:style style:name="T36" style:family="text">
      <style:text-properties fo:color="#000000" style:font-name="Thorndale AMT1" fo:font-size="10.5pt" fo:language="en" fo:country="US" fo:font-weight="bold" style:font-size-asian="10.5pt" style:font-weight-asian="bold" style:font-size-complex="10.5pt" style:font-weight-complex="bold"/>
    </style:style>
    <style:style style:name="T37" style:family="text">
      <style:text-properties fo:color="#000000" style:font-name="Thorndale AMT1" fo:font-size="10.5pt" fo:language="en" fo:country="US" fo:font-style="normal" style:font-size-asian="10.5pt" style:font-style-asian="normal" style:font-size-complex="10.5pt" style:font-style-complex="normal"/>
    </style:style>
    <style:style style:name="T38" style:family="text">
      <style:text-properties fo:color="#000000" style:font-name="Thorndale AMT1" fo:font-size="10.5pt" fo:language="en" fo:country="US" fo:font-weight="normal" style:font-size-asian="10.5pt" style:font-weight-asian="normal" style:font-size-complex="10.5pt" style:font-weight-complex="normal"/>
    </style:style>
    <style:style style:name="T39" style:family="text">
      <style:text-properties fo:color="#000000" style:font-name="Thorndale AMT1" fo:font-size="10.5pt" fo:language="en" fo:country="US" fo:font-weight="normal" text:rsid="00118653" style:font-size-asian="10.5pt" style:font-weight-asian="normal" style:font-size-complex="10.5pt" style:font-weight-complex="normal"/>
    </style:style>
    <style:style style:name="T40" style:family="text">
      <style:text-properties fo:color="#000000" style:font-name="Thorndale AMT1" fo:font-size="10.5pt" fo:language="en" fo:country="US" fo:font-weight="normal" text:rsid="0013fda7" style:font-size-asian="10.5pt" style:font-weight-asian="normal" style:font-size-complex="10.5pt" style:font-weight-complex="normal"/>
    </style:style>
    <style:style style:name="T41" style:family="text">
      <style:text-properties fo:color="#000000" style:font-name="Thorndale AMT1" fo:font-size="10.5pt" fo:language="en" fo:country="US" fo:font-weight="normal" text:rsid="001416a6" style:font-size-asian="10.5pt" style:font-weight-asian="normal" style:font-size-complex="10.5pt" style:font-weight-complex="normal"/>
    </style:style>
    <style:style style:name="T42" style:family="text">
      <style:text-properties fo:color="#000000" style:font-name="Thorndale AMT1" fo:font-size="10.5pt" fo:language="en" fo:country="US" fo:font-weight="normal" style:font-name-asian="Times New Roman" style:font-size-asian="10.5pt" style:font-weight-asian="normal" style:font-name-complex="Times New Roman" style:font-size-complex="10.5pt" style:font-weight-complex="normal"/>
    </style:style>
    <style:style style:name="T43" style:family="text">
      <style:text-properties fo:color="#000000" style:font-name="Thorndale AMT1" fo:font-size="10.5pt" fo:font-weight="bold" style:font-size-asian="10.5pt" style:font-weight-asian="bold" style:font-size-complex="10.5pt" style:font-weight-complex="bold"/>
    </style:style>
    <style:style style:name="T44" style:family="text">
      <style:text-properties fo:color="#000000" style:font-name="Thorndale AMT1" fo:font-size="10.5pt" style:font-size-asian="10.5pt" style:font-size-complex="10.5pt"/>
    </style:style>
    <style:style style:name="T45" style:family="text">
      <style:text-properties fo:color="#000000" style:font-name="Thorndale AMT1" fo:font-size="10.5pt" fo:font-weight="normal" style:font-size-asian="10.5pt" style:font-weight-asian="normal" style:font-size-complex="10.5pt" style:font-weight-complex="normal"/>
    </style:style>
    <style:style style:name="T46" style:family="text">
      <style:text-properties fo:color="#000000" style:font-name="Thorndale AMT1" text:rsid="000d5bd6"/>
    </style:style>
    <style:style style:name="T47" style:family="text">
      <style:text-properties fo:color="#000000" style:font-name="Times New Roman" fo:font-size="10.5pt" fo:language="en" fo:country="US" fo:font-weight="normal" style:font-size-asian="10.5pt" style:font-weight-asian="normal" style:font-size-complex="10.5pt" style:font-weight-complex="normal"/>
    </style:style>
    <style:style style:name="T48" style:family="text">
      <style:text-properties fo:color="#000000" style:font-name="Times New Roman" fo:font-size="10pt" fo:language="en" fo:country="US" fo:font-weight="normal" style:font-size-asian="10pt" style:font-weight-asian="normal" style:font-size-complex="10pt" style:font-weight-complex="normal"/>
    </style:style>
    <style:style style:name="T49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T50" style:family="text">
      <style:text-properties fo:color="#000000" fo:font-size="10.5pt" style:font-size-asian="10.5pt" style:font-size-complex="10.5pt"/>
    </style:style>
    <style:style style:name="T51" style:family="text">
      <style:text-properties fo:color="#000000" fo:font-size="10.5pt" fo:font-weight="normal" style:font-size-asian="10.5pt" style:font-weight-asian="normal" style:font-size-complex="10.5pt" style:font-weight-complex="normal"/>
    </style:style>
    <style:style style:name="T52" style:family="text">
      <style:text-properties fo:color="#000000" fo:font-weight="normal" style:font-weight-asian="normal" style:font-weight-complex="normal"/>
    </style:style>
    <style:style style:name="T53" style:family="text">
      <style:text-properties style:font-name="Thorndale AMT1"/>
    </style:style>
    <style:style style:name="T54" style:family="text">
      <style:text-properties style:font-name="Thorndale AMT1" style:font-name-complex="Thorndale AMT1"/>
    </style:style>
    <style:style style:name="T55" style:family="text">
      <style:text-properties style:font-name="Thorndale AMT1" fo:font-weight="normal" style:font-weight-asian="normal" style:font-weight-complex="normal"/>
    </style:style>
    <style:style style:name="T56" style:family="text">
      <style:text-properties style:font-name="Thorndale AMT1" fo:font-weight="normal" text:rsid="000f0931" style:font-weight-asian="normal" style:font-weight-complex="normal"/>
    </style:style>
    <style:style style:name="T57" style:family="text">
      <style:text-properties style:font-name="Thorndale AMT1" fo:font-weight="normal" style:font-weight-asian="normal" style:font-name-complex="Thorndale AMT1" style:font-weight-complex="normal"/>
    </style:style>
    <style:style style:name="T58" style:family="text">
      <style:text-properties style:font-name="Thorndale AMT1" fo:font-weight="normal" style:font-name-asian="Times New Roman" style:font-weight-asian="normal" style:font-name-complex="Thorndale AMT1" style:font-weight-complex="normal"/>
    </style:style>
    <style:style style:name="T59" style:family="text">
      <style:text-properties style:font-name="Thorndale AMT1" fo:font-size="10.5pt" fo:font-weight="normal" style:font-size-asian="10.5pt" style:font-weight-asian="normal" style:font-size-complex="10.5pt" style:font-weight-complex="normal"/>
    </style:style>
    <style:style style:name="T60" style:family="text">
      <style:text-properties style:font-name="Thorndale AMT1" text:rsid="000f0931"/>
    </style:style>
    <style:style style:name="T61" style:family="text">
      <style:text-properties style:font-name="Thorndale AMT1" text:rsid="000fab96"/>
    </style:style>
    <style:style style:name="T62" style:family="text">
      <style:text-properties fo:color="#943634"/>
    </style:style>
    <style:style style:name="T63" style:family="text">
      <style:text-properties fo:color="#943634" fo:font-weight="normal" style:font-weight-asian="normal" style:font-weight-complex="normal"/>
    </style:style>
    <style:style style:name="T64" style:family="text">
      <style:text-properties fo:color="#943634" fo:font-weight="normal" text:rsid="000c5250" style:font-weight-asian="normal" style:font-weight-complex="normal"/>
    </style:style>
    <style:style style:name="T65" style:family="text">
      <style:text-properties fo:color="#943634" fo:font-weight="normal" text:rsid="00165d85" style:font-weight-asian="normal" style:font-weight-complex="normal"/>
    </style:style>
    <style:style style:name="T66" style:family="text">
      <style:text-properties fo:color="#943634" style:font-name="Thorndale AMT1" fo:font-size="10.5pt" fo:font-weight="normal" style:font-size-asian="10.5pt" style:font-weight-asian="normal" style:font-name-complex="Thorndale AMT1" style:font-size-complex="10.5pt" style:font-weight-complex="normal"/>
    </style:style>
    <style:style style:name="T67" style:family="text">
      <style:text-properties fo:color="#943634" style:font-name="Thorndale AMT1" fo:font-size="10.5pt" fo:font-weight="normal" style:font-size-asian="10.5pt" style:font-weight-asian="normal" style:font-size-complex="10.5pt" style:font-weight-complex="normal"/>
    </style:style>
    <style:style style:name="T68" style:family="text">
      <style:text-properties fo:color="#943634" style:font-name="Thorndale AMT1" fo:font-size="10.5pt" fo:font-weight="bold" style:font-size-asian="10.5pt" style:font-weight-asian="bold" style:font-size-complex="10.5pt" style:font-weight-complex="bold"/>
    </style:style>
    <style:style style:name="T69" style:family="text">
      <style:text-properties fo:color="#943634" style:font-name="Thorndale AMT1" fo:font-size="10.5pt" fo:font-weight="bold" style:font-size-asian="10.5pt" style:font-weight-asian="bold" style:font-name-complex="Thorndale AMT1" style:font-size-complex="10.5pt" style:font-weight-complex="bold"/>
    </style:style>
    <style:style style:name="T70" style:family="text">
      <style:text-properties fo:color="#943634" style:font-name="Thorndale AMT1" fo:font-size="10.5pt" style:font-size-asian="10.5pt" style:font-size-complex="10.5pt"/>
    </style:style>
    <style:style style:name="T71" style:family="text">
      <style:text-properties fo:color="#943634" style:font-name="Thorndale AMT1" fo:font-size="10.5pt" fo:language="en" fo:country="US" fo:font-weight="normal" style:font-size-asian="10.5pt" style:font-weight-asian="normal" style:font-name-complex="Thorndale AMT1" style:font-size-complex="10.5pt" style:font-weight-complex="normal"/>
    </style:style>
    <style:style style:name="T72" style:family="text">
      <style:text-properties fo:color="#943634" style:font-name="Thorndale AMT1" style:font-name-complex="Thorndale AMT1"/>
    </style:style>
    <style:style style:name="T73" style:family="text">
      <style:text-properties fo:color="#943634" style:font-name="Thorndale AMT1" fo:font-weight="bold" style:font-name-asian="DejaVu Sans" style:font-weight-asian="bold" style:font-weight-complex="bold"/>
    </style:style>
    <style:style style:name="T74" style:family="text">
      <style:text-properties fo:color="#943634" style:font-name="Thorndale AMT1" fo:font-weight="bold" style:font-weight-asian="bold" style:font-weight-complex="bold"/>
    </style:style>
    <style:style style:name="T75" style:family="text">
      <style:text-properties fo:color="#943634" style:font-name="Thorndale AMT1" fo:font-weight="normal" style:font-weight-asian="normal" style:font-weight-complex="normal"/>
    </style:style>
    <style:style style:name="T76" style:family="text">
      <style:text-properties fo:color="#943634" style:font-name="Thorndale AMT1" text:rsid="000f0931"/>
    </style:style>
    <style:style style:name="T77" style:family="text">
      <style:text-properties fo:color="#943634" style:font-name="Thorndale AMT1" text:rsid="000fab96"/>
    </style:style>
    <style:style style:name="T78" style:family="text">
      <style:text-properties fo:color="#943634" fo:font-size="10.5pt" fo:font-weight="bold" style:font-size-asian="10.5pt" style:font-weight-asian="bold" style:font-size-complex="10.5pt" style:font-weight-complex="bold"/>
    </style:style>
    <style:style style:name="T79" style:family="text">
      <style:text-properties fo:color="#943634" fo:font-size="10.5pt" style:font-size-asian="10.5pt" style:font-size-complex="10.5pt"/>
    </style:style>
    <style:style style:name="T80" style:family="text">
      <style:text-properties fo:color="#943634" fo:font-size="10.5pt" style:font-size-asian="10.5pt" style:font-size-complex="10.5pt" style:font-weight-complex="bold"/>
    </style:style>
    <style:style style:name="T81" style:family="text">
      <style:text-properties fo:color="#943634" fo:font-size="10.5pt" fo:font-weight="normal" style:font-size-asian="10.5pt" style:font-weight-asian="normal" style:font-size-complex="10.5pt" style:font-weight-complex="normal"/>
    </style:style>
    <style:style style:name="T82" style:family="text">
      <style:text-properties fo:color="#943634" fo:font-size="10.5pt" style:text-underline-style="none" fo:font-weight="bold" style:font-size-asian="10.5pt" style:font-weight-asian="bold" style:font-size-complex="10.5pt" style:font-weight-complex="bold"/>
    </style:style>
    <style:style style:name="T83" style:family="text">
      <style:text-properties fo:color="#943634" fo:font-weight="bold" style:font-weight-asian="bold" style:font-weight-complex="bold"/>
    </style:style>
    <style:style style:name="T84" style:family="text">
      <style:text-properties fo:color="#943634" style:font-name="Arial" style:font-name-asian="DejaVu Sans"/>
    </style:style>
    <style:style style:name="T85" style:family="text">
      <style:text-properties fo:color="#943634" style:font-name="Arial" fo:font-weight="bold" style:font-name-asian="DejaVu Sans" style:font-weight-asian="bold" style:font-weight-complex="bold"/>
    </style:style>
    <style:style style:name="T86" style:family="text">
      <style:text-properties fo:color="#943634" fo:language="en" fo:country="US" fo:font-weight="normal" style:font-weight-asian="normal" style:font-weight-complex="normal"/>
    </style:style>
    <style:style style:name="T87" style:family="text">
      <style:text-properties fo:color="#943634" style:font-name="DejaVu Sans" fo:font-size="10.5pt" fo:font-weight="bold" style:font-size-asian="10.5pt" style:font-weight-asian="bold" style:font-size-complex="10.5pt" style:font-weight-complex="bold"/>
    </style:style>
    <style:style style:name="T88" style:family="text">
      <style:text-properties fo:color="#943634" style:font-name="Times New Roman" fo:font-weight="normal" style:font-weight-asian="normal" style:font-name-complex="Times New Roman" style:font-weight-complex="normal"/>
    </style:style>
    <style:style style:name="T89" style:family="text">
      <style:text-properties fo:color="#943634" style:font-name="Times New Roman" style:font-name-complex="Times New Roman"/>
    </style:style>
    <style:style style:name="T90" style:family="text">
      <style:text-properties fo:color="#943634" style:font-name="Times New Roman" fo:font-size="10.5pt" fo:font-weight="normal" style:font-size-asian="10.5pt" style:font-weight-asian="normal" style:font-size-complex="10.5pt" style:font-weight-complex="normal"/>
    </style:style>
    <style:style style:name="T91" style:family="text">
      <style:text-properties fo:color="#943634" style:font-name="Times New Roman" fo:font-size="10.5pt" fo:font-weight="normal" text:rsid="000f0931" style:font-size-asian="10.5pt" style:font-weight-asian="normal" style:font-size-complex="10.5pt" style:font-weight-complex="normal"/>
    </style:style>
    <style:style style:name="T92" style:family="text">
      <style:text-properties fo:color="#943634" style:font-name="Times New Roman" fo:font-size="10.5pt" fo:language="en" fo:country="US" fo:font-weight="bold" style:font-size-asian="10.5pt" style:font-weight-asian="bold" style:font-size-complex="10.5pt" style:font-weight-complex="normal"/>
    </style:style>
    <style:style style:name="T93" style:family="text">
      <style:text-properties fo:color="#943634" style:font-name="Times New Roman" fo:font-size="10.5pt" fo:language="en" fo:country="US" fo:font-weight="normal" text:rsid="000fab96" style:font-size-asian="10.5pt" style:font-weight-asian="normal" style:font-size-complex="10.5pt" style:font-weight-complex="normal"/>
    </style:style>
    <style:style style:name="T94" style:family="text">
      <style:text-properties fo:color="#99284c"/>
    </style:style>
    <style:style style:name="T95" style:family="text">
      <style:text-properties fo:color="#99284c" style:font-name="Thorndale AMT1"/>
    </style:style>
    <style:style style:name="T96" style:family="text">
      <style:text-properties fo:color="#99284c" style:font-name="Thorndale AMT1" fo:font-size="10.5pt" fo:font-weight="bold" style:font-size-asian="10.5pt" style:font-weight-asian="bold" style:font-size-complex="10.5pt"/>
    </style:style>
    <style:style style:name="T97" style:family="text">
      <style:text-properties fo:color="#99284c" style:font-name="Thorndale AMT1" fo:font-size="10.5pt" fo:font-weight="bold" style:font-size-asian="10.5pt" style:font-weight-asian="bold" style:font-size-complex="10.5pt" style:font-weight-complex="bold"/>
    </style:style>
    <style:style style:name="T98" style:family="text">
      <style:text-properties fo:color="#99284c" style:font-name="Thorndale AMT1" fo:font-size="10.5pt" fo:font-weight="normal" style:font-size-asian="10.5pt" style:font-weight-asian="normal" style:font-size-complex="10.5pt" style:font-weight-complex="normal"/>
    </style:style>
    <style:style style:name="T99" style:family="text">
      <style:text-properties fo:color="#99284c" style:font-name="Thorndale AMT1" fo:font-size="10.5pt" fo:font-weight="normal" style:font-name-asian="Times New Roman" style:font-size-asian="10.5pt" style:font-weight-asian="normal" style:font-name-complex="Times New Roman" style:font-size-complex="10.5pt" style:font-weight-complex="normal"/>
    </style:style>
    <style:style style:name="T100" style:family="text">
      <style:text-properties fo:color="#99284c" style:font-name="Thorndale AMT1" fo:font-size="10.5pt" fo:language="en" fo:country="US" fo:font-weight="bold" style:font-size-asian="10.5pt" style:font-weight-asian="bold" style:font-size-complex="10.5pt" style:font-weight-complex="bold"/>
    </style:style>
    <style:style style:name="T101" style:family="text">
      <style:text-properties fo:color="#99284c" fo:font-size="10.5pt" fo:font-weight="bold" style:font-size-asian="10.5pt" style:font-weight-asian="bold" style:font-size-complex="10.5pt"/>
    </style:style>
    <style:style style:name="T102" style:family="text">
      <style:text-properties fo:color="#99284c" fo:font-size="10.5pt" fo:font-weight="bold" style:font-size-asian="10.5pt" style:font-weight-asian="bold" style:font-size-complex="10.5pt" style:font-weight-complex="bold"/>
    </style:style>
    <style:style style:name="T103" style:family="text">
      <style:text-properties fo:color="#99284c" fo:font-size="10.5pt" fo:font-weight="normal" style:font-size-asian="10.5pt" style:font-weight-asian="normal" style:font-size-complex="10.5pt" style:font-weight-complex="normal"/>
    </style:style>
    <style:style style:name="T104" style:family="text">
      <style:text-properties fo:color="#99284c" fo:font-size="10.5pt" style:font-size-asian="10.5pt" style:font-size-complex="10.5pt"/>
    </style:style>
    <style:style style:name="T105" style:family="text">
      <style:text-properties fo:color="#99284c" fo:font-size="10.5pt" fo:language="en" fo:country="US" fo:font-weight="bold" style:font-size-asian="10.5pt" style:font-weight-asian="bold" style:font-size-complex="10.5pt" style:font-weight-complex="bold"/>
    </style:style>
    <style:style style:name="T106" style:family="text">
      <style:text-properties fo:color="#99284c" fo:font-weight="normal" style:font-weight-asian="normal" style:font-weight-complex="normal"/>
    </style:style>
    <style:style style:name="T107" style:family="text">
      <style:text-properties fo:color="#99284c" fo:font-weight="bold" style:font-weight-asian="bold" style:font-weight-complex="bold"/>
    </style:style>
    <style:style style:name="T108" style:family="text">
      <style:text-properties fo:color="#99284c" style:font-name="Times New Roman" fo:font-size="10.5pt" fo:font-weight="normal" style:font-name-asian="Times New Roman" style:font-size-asian="10.5pt" style:font-weight-asian="normal" style:font-name-complex="Times New Roman" style:font-size-complex="10.5pt" style:font-weight-complex="normal"/>
    </style:style>
    <style:style style:name="T109" style:family="text">
      <style:text-properties fo:color="#99284c" style:font-name="Times New Roman" fo:font-weight="normal" style:font-name-asian="Times New Roman" style:font-weight-asian="normal" style:font-name-complex="Times New Roman" style:font-weight-complex="normal"/>
    </style:style>
    <style:style style:name="T110" style:family="text">
      <style:text-properties fo:color="#99284c" style:font-name="DejaVu Sans" fo:font-size="10.5pt" fo:font-weight="bold" style:font-size-asian="10.5pt" style:font-weight-asian="bold" style:font-size-complex="10.5pt" style:font-weight-complex="bold"/>
    </style:style>
    <style:style style:name="T111" style:family="text">
      <style:text-properties style:font-name="Times New Roman"/>
    </style:style>
    <style:style style:name="T112" style:family="text">
      <style:text-properties style:font-name="Times New Roman" fo:font-weight="normal" style:font-name-asian="Times New Roman" style:font-weight-asian="normal" style:font-name-complex="Times New Roman" style:font-weight-complex="normal"/>
    </style:style>
    <style:style style:name="T113" style:family="tex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114" style:family="text">
      <style:text-properties style:font-name="Times New Roman" fo:font-size="10.5pt" style:font-size-asian="10.5pt" style:font-size-complex="10.5pt"/>
    </style:style>
    <style:style style:name="T115" style:family="text">
      <style:text-properties style:font-name="Times New Roman" fo:font-size="10.5pt" text:rsid="00118653" style:font-size-asian="10.5pt" style:font-size-complex="10.5pt"/>
    </style:style>
    <style:style style:name="T116" style:family="text">
      <style:text-properties style:font-name="Times New Roman" fo:font-size="10.5pt" text:rsid="001416a6" style:font-size-asian="10.5pt" style:font-size-complex="10.5pt"/>
    </style:style>
    <style:style style:name="T117" style:family="text">
      <style:text-properties style:font-name="Times New Roman" fo:font-size="10.5pt" fo:font-weight="normal" text:rsid="00118653" style:font-size-asian="10.5pt" style:font-weight-asian="normal" style:font-size-complex="10.5pt" style:font-weight-complex="normal"/>
    </style:style>
    <style:style style:name="T118" style:family="text">
      <style:text-properties style:font-name="Times New Roman" fo:font-size="10.5pt" fo:font-weight="normal" text:rsid="001416a6" style:font-size-asian="10.5pt" style:font-weight-asian="normal" style:font-size-complex="10.5pt" style:font-weight-complex="normal"/>
    </style:style>
    <style:style style:name="T119" style:family="text">
      <style:text-properties style:font-name="Times New Roman" fo:font-weight="bold" style:font-weight-asian="bold" style:font-weight-complex="bold"/>
    </style:style>
    <style:style style:name="T120" style:family="text">
      <style:text-properties style:font-name="Times New Roman" style:font-name-asian="Times New Roman" style:font-name-complex="Times New Roman"/>
    </style:style>
    <style:style style:name="T121" style:family="text">
      <style:text-properties style:font-name="Times New Roman" text:rsid="000f0931"/>
    </style:style>
    <style:style style:name="T122" style:family="text">
      <style:text-properties fo:color="#ff0000"/>
    </style:style>
    <style:style style:name="T123" style:family="text">
      <style:text-properties fo:color="#ff0000" fo:font-weight="normal" style:font-weight-asian="normal" style:font-weight-complex="normal"/>
    </style:style>
    <style:style style:name="T124" style:family="text">
      <style:text-properties fo:color="#ff0000" style:font-name="Thorndale AMT1" fo:language="en" fo:country="US" fo:font-weight="bold" text:rsid="000fab96" style:font-weight-asian="bold" style:font-weight-complex="bold"/>
    </style:style>
    <style:style style:name="T125" style:family="text">
      <style:text-properties fo:color="#ff0000" style:font-name="Thorndale AMT1" fo:language="en" fo:country="US" fo:font-weight="bold" text:rsid="0010348e" style:font-weight-asian="bold" style:font-weight-complex="bold"/>
    </style:style>
    <style:style style:name="T126" style:family="text">
      <style:text-properties fo:color="#ff0000" style:font-name="Thorndale AMT1" fo:language="en" fo:country="US" fo:font-weight="normal" text:rsid="0010348e" style:font-weight-asian="normal" style:font-weight-complex="normal"/>
    </style:style>
    <style:style style:name="T127" style:family="text">
      <style:text-properties fo:color="#ff0000" style:font-name="Thorndale AMT1" fo:language="en" fo:country="US" fo:font-weight="normal" text:rsid="00104f68" style:font-weight-asian="normal" style:font-weight-complex="normal"/>
    </style:style>
    <style:style style:name="T128" style:family="text">
      <style:text-properties fo:color="#ff0000" style:font-name="Thorndale AMT1" fo:language="en" fo:country="US" fo:font-weight="normal" text:rsid="00118653" style:font-weight-asian="normal" style:font-weight-complex="normal"/>
    </style:style>
    <style:style style:name="T129" style:family="text">
      <style:text-properties fo:color="#ff0000" style:font-name="Thorndale AMT1" fo:font-size="10.5pt" fo:font-weight="bold" style:font-size-asian="10.5pt" style:font-weight-asian="bold" style:font-size-complex="10.5pt" style:font-weight-complex="bold"/>
    </style:style>
    <style:style style:name="T130" style:family="text">
      <style:text-properties fo:color="#ff0000" style:font-name="Thorndale AMT1" fo:font-size="10.5pt" fo:language="en" fo:country="US" fo:font-weight="bold" style:font-size-asian="10.5pt" style:font-weight-asian="bold" style:font-name-complex="Thorndale AMT1" style:font-size-complex="10.5pt" style:font-weight-complex="bold"/>
    </style:style>
    <style:style style:name="T131" style:family="text">
      <style:text-properties fo:color="#ff0000" style:font-name="Thorndale AMT1" fo:font-size="10.5pt" fo:language="en" fo:country="US" fo:font-weight="bold" style:font-size-asian="10.5pt" style:font-weight-asian="bold" style:font-size-complex="10.5pt" style:font-weight-complex="bold"/>
    </style:style>
    <style:style style:name="T132" style:family="text">
      <style:text-properties fo:color="#ff0000" style:font-name="Thorndale AMT1" fo:font-size="10.5pt" fo:language="en" fo:country="US" style:font-size-asian="10.5pt" style:font-size-complex="10.5pt"/>
    </style:style>
    <style:style style:name="T133" style:family="text">
      <style:text-properties fo:color="#ff0000" style:font-name="Thorndale AMT1" fo:font-size="10.5pt" fo:language="en" fo:country="US" text:rsid="00104f68" style:font-size-asian="10.5pt" style:font-size-complex="10.5pt"/>
    </style:style>
    <style:style style:name="T134" style:family="text">
      <style:text-properties fo:color="#ff0000" fo:font-weight="bold" style:font-weight-asian="bold" style:font-name-complex="Thorndale AMT1" style:font-weight-complex="bold"/>
    </style:style>
    <style:style style:name="T135" style:family="text">
      <style:text-properties fo:color="#ff0000" fo:font-weight="bold" style:font-weight-asian="bold" style:font-weight-complex="bold"/>
    </style:style>
    <style:style style:name="T136" style:family="text">
      <style:text-properties fo:color="#ff0000" fo:language="en" fo:country="US"/>
    </style:style>
    <style:style style:name="T137" style:family="text">
      <style:text-properties fo:color="#ff0000" style:font-name="Times New Roman" style:font-name-complex="Times New Roman"/>
    </style:style>
    <style:style style:name="T138" style:family="text">
      <style:text-properties fo:language="en" fo:country="US"/>
    </style:style>
    <style:style style:name="T139" style:family="text">
      <style:text-properties fo:language="en" fo:country="US" fo:font-weight="normal" style:font-weight-asian="normal" style:font-weight-complex="normal"/>
    </style:style>
    <style:style style:name="T140" style:family="text">
      <style:text-properties fo:language="en" fo:country="US" text:rsid="00165d85"/>
    </style:style>
    <style:style style:name="T141" style:family="text">
      <style:text-properties fo:font-size="10.5pt"/>
    </style:style>
    <style:style style:name="T142" style:family="text">
      <style:text-properties fo:font-size="10.5pt" fo:font-weight="bold" style:font-size-asian="10.5pt" style:font-weight-asian="bold" style:font-size-complex="10.5pt" style:font-weight-complex="bold"/>
    </style:style>
    <style:style style:name="T143" style:family="text">
      <style:text-properties fo:font-size="10.5pt" style:font-size-asian="10.5pt" style:font-size-complex="10.5pt"/>
    </style:style>
    <style:style style:name="T144" style:family="text">
      <style:text-properties fo:font-size="10.5pt" text:rsid="00151e16" style:font-size-asian="10.5pt" style:font-size-complex="10.5pt"/>
    </style:style>
    <style:style style:name="T145" style:family="text">
      <style:text-properties fo:font-size="10.5pt" text:rsid="001622f6" style:font-size-asian="10.5pt" style:font-size-complex="10.5pt"/>
    </style:style>
    <style:style style:name="T146" style:family="text">
      <style:text-properties fo:font-size="10.5pt" fo:language="en" fo:country="US" style:font-size-asian="10.5pt" style:font-size-complex="10.5pt"/>
    </style:style>
    <style:style style:name="T147" style:family="text">
      <style:text-properties fo:font-size="10.5pt" fo:language="en" fo:country="US" text:rsid="001622f6" style:font-size-asian="10.5pt" style:font-size-complex="10.5pt"/>
    </style:style>
    <style:style style:name="T148" style:family="text">
      <style:text-properties fo:font-size="10.5pt" fo:font-weight="normal" text:rsid="000f0931" style:font-size-asian="10.5pt" style:font-weight-asian="normal" style:font-size-complex="10.5pt" style:font-weight-complex="normal"/>
    </style:style>
    <style:style style:name="T149" style:family="text">
      <style:text-properties fo:font-size="10.5pt" fo:font-weight="normal" text:rsid="00104f68" style:font-size-asian="10.5pt" style:font-weight-asian="normal" style:font-size-complex="10.5pt" style:font-weight-complex="normal"/>
    </style:style>
    <style:style style:name="T150" style:family="text">
      <style:text-properties fo:color="#800000"/>
    </style:style>
    <style:style style:name="T151" style:family="text">
      <style:text-properties fo:color="#800000" fo:font-size="10.5pt" style:font-size-asian="10.5pt" style:font-size-complex="10.5pt"/>
    </style:style>
    <style:style style:name="T152" style:family="text">
      <style:text-properties fo:color="#800000" fo:font-size="10.5pt" text:rsid="001622f6" style:font-size-asian="10.5pt" style:font-size-complex="10.5pt"/>
    </style:style>
    <style:style style:name="T153" style:family="text">
      <style:text-properties fo:color="#800000" fo:font-size="10.5pt" fo:language="en" fo:country="US" style:font-size-asian="10.5pt" style:font-size-complex="10.5pt"/>
    </style:style>
    <style:style style:name="T154" style:family="text">
      <style:text-properties fo:color="#800000" fo:font-size="10.5pt" fo:font-weight="normal" style:font-size-asian="10.5pt" style:font-weight-asian="normal" style:font-size-complex="10.5pt" style:font-weight-complex="normal"/>
    </style:style>
    <style:style style:name="T155" style:family="text">
      <style:text-properties fo:color="#800000" fo:font-size="10.5pt" fo:font-weight="normal" text:rsid="001622f6" style:font-size-asian="10.5pt" style:font-weight-asian="normal" style:font-size-complex="10.5pt" style:font-weight-complex="normal"/>
    </style:style>
    <style:style style:name="T156" style:family="text">
      <style:text-properties fo:color="#800000" fo:language="en" fo:country="US"/>
    </style:style>
    <style:style style:name="T157" style:family="text">
      <style:text-properties style:font-name-complex="Thorndale AMT1"/>
    </style:style>
    <style:style style:name="T158" style:family="text">
      <style:text-properties text:rsid="000c4423"/>
    </style:style>
    <style:style style:name="T159" style:family="text">
      <style:text-properties text:rsid="000c5250"/>
    </style:style>
    <style:style style:name="T160" style:family="text">
      <style:text-properties text:rsid="000d5bd6"/>
    </style:style>
    <style:style style:name="T161" style:family="text">
      <style:text-properties text:rsid="000eb3bc"/>
    </style:style>
    <style:style style:name="T162" style:family="text">
      <style:text-properties text:rsid="000f0931"/>
    </style:style>
    <style:style style:name="T163" style:family="text">
      <style:text-properties style:font-size-asian="10.5pt"/>
    </style:style>
    <style:style style:name="T164" style:family="text">
      <style:text-properties style:font-size-complex="10.5pt"/>
    </style:style>
    <style:style style:name="T165" style:family="text">
      <style:text-properties style:font-weight-asian="bold"/>
    </style:style>
    <style:style style:name="T166" style:family="text">
      <style:text-properties style:font-weight-complex="bold"/>
    </style:style>
    <style:style style:name="T167" style:family="text">
      <style:text-properties text:rsid="000fab96"/>
    </style:style>
    <style:style style:name="T168" style:family="text">
      <style:text-properties text:rsid="0010348e"/>
    </style:style>
    <style:style style:name="T169" style:family="text">
      <style:text-properties text:rsid="00104f68"/>
    </style:style>
    <style:style style:name="T170" style:family="text">
      <style:text-properties text:rsid="00118653"/>
    </style:style>
    <style:style style:name="T171" style:family="text">
      <style:text-properties text:rsid="0013fda7"/>
    </style:style>
    <style:style style:name="T172" style:family="text">
      <style:text-properties text:rsid="001416a6"/>
    </style:style>
    <style:style style:name="T173" style:family="text">
      <style:text-properties text:rsid="00151e16"/>
    </style:style>
    <style:style style:name="T174" style:family="text">
      <style:text-properties text:rsid="001622f6"/>
    </style:style>
    <style:style style:name="T175" style:family="text">
      <style:text-properties text:rsid="00165d85"/>
    </style:style>
    <style:style style:name="T176" style:family="text">
      <style:text-properties text:rsid="001865c8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9. Esquema de traducción orientado al traductor predictivo – recursivo</text:p>
      <text:p text:style-name="P2"/>
      <text:p text:style-name="P3"/>
      <text:p text:style-name="P1">9.1. Variables globales</text:p>
      <text:p text:style-name="P2"/>
      <text:list xml:id="list1242185655" text:style-name="L1">
        <text:list-item>
          <text:p text:style-name="P125">ts: Almacena la tabla de símbolos.</text:p>
        </text:list-item>
        <text:list-item>
          <text:p text:style-name="P125">numVars: Almacena la siguiente dirección de memoria libre.</text:p>
        </text:list-item>
        <text:list-item>
          <text:p text:style-name="P125">cod</text:p>
        </text:list-item>
        <text:list-item>
          <text:p text:style-name="P125">n</text:p>
        </text:list-item>
        <text:list-item>
          <text:p text:style-name="P125">etq</text:p>
        </text:list-item>
        <text:list-item>
          <text:p text:style-name="P125">dir</text:p>
        </text:list-item>
        <text:list-item>
          <text:p text:style-name="P125">pend</text:p>
        </text:list-item>
        <text:list-item>
          <text:p text:style-name="P125">params</text:p>
        </text:list-item>
      </text:list>
      <text:p text:style-name="P1"/>
      <text:p text:style-name="P42"/>
      <text:p text:style-name="P1"/>
      <text:p text:style-name="P1">9.2. Nuevas operaciones y transformación de ecuaciones semánticas</text:p>
      <text:p text:style-name="P2"/>
      <text:p text:style-name="P6">Las siguientes operaciones devuelven un booleano indicando si el Token actual corresponde a lo esperado. En función de ese resultado se puede decidir entre varias reglas de la gramática, o se pueden detectar errores en el código.</text:p>
      <text:p text:style-name="P6"/>
      <text:list xml:id="list398324514" text:style-name="L2">
        <text:list-item>
          <text:p text:style-name="P126"><text:span text:style-name="T2">in()</text:span>: sirve para comprobar que lo siguiente es un token “in”</text:p>
        </text:list-item>
        <text:list-item>
          <text:p text:style-name="P126"><text:span text:style-name="T2">out()</text:span>: sirve para comprobar que lo siguiente es un token “out”</text:p>
        </text:list-item>
        <text:list-item>
          <text:p text:style-name="P127">Identificador(out: lex)<text:span text:style-name="T4">: reconoce el token del identificador léxico y devuelve su lexema</text:span></text:p>
        </text:list-item>
        <text:list-item>
          <text:p text:style-name="P127">dosPuntosIgual(): <text:span text:style-name="T4">reconoce :=. Afecta a InsAsignación.</text:span></text:p>
        </text:list-item>
        <text:list-item>
          <text:p text:style-name="P127">ampersand()<text:span text:style-name="T4">: reconoce &amp;. Afecta a Programa.</text:span></text:p>
        </text:list-item>
        <text:list-item>
          <text:p text:style-name="P127">puntoYComa()<text:span text:style-name="T4">: reconoce ; Afecta a Declaraciones e Instrucciones</text:span></text:p>
        </text:list-item>
        <text:list-item>
          <text:p text:style-name="P128"><text:span text:style-name="T2">barraVertical()</text:span>: reconoce |. Afecta a Instrucciones</text:p>
        </text:list-item>
        <text:list-item>
          <text:p text:style-name="P128"><text:span text:style-name="T2">AbrePar(), CierraPar()</text:span>: reconocen los paréntesis. Afectan a Instrucciones.</text:p>
        </text:list-item>
        <text:list-item>
          <text:p text:style-name="P129">abreCorchete(), cierraCorchete()</text:p>
        </text:list-item>
        <text:list-item>
          <text:p text:style-name="P129">punto()</text:p>
        </text:list-item>
        <text:list-item>
          <text:p text:style-name="P129">coma()</text:p>
        </text:list-item>
        <text:list-item>
          <text:p text:style-name="P129">flecha()</text:p>
        </text:list-item>
        <text:list-item>
          <text:p text:style-name="P129">var()</text:p>
        </text:list-item>
        <text:list-item>
          <text:p text:style-name="P129">new()</text:p>
        </text:list-item>
        <text:list-item>
          <text:p text:style-name="P129">dispose()</text:p>
        </text:list-item>
        <text:list-item>
          <text:p text:style-name="P129">reg(), freg()</text:p>
        </text:list-item>
        <text:list-item>
          <text:p text:style-name="P129">if(), then(), else()</text:p>
        </text:list-item>
      </text:list>
      <text:p text:style-name="P4"/>
      <text:p text:style-name="P4"/>
      <text:p text:style-name="P1">9.3. Esquema <text:s/>de traducción</text:p>
      <text:p text:style-name="P1"/>
      <text:p text:style-name="P18">Programa(out: error1) → </text:p>
      <text:p text:style-name="P47">{</text:p>
      <text:p text:style-name="P48"><text:tab/>etq = longInicio+1</text:p>
      <text:p text:style-name="P48"><text:tab/>dir = 0</text:p>
      <text:p text:style-name="P48"><text:tab/>n = 0</text:p>
      <text:p text:style-name="P48"><text:tab/>ts = creaTS()<text:span text:style-name="T62"><text:tab/></text:span></text:p>
      <text:p text:style-name="P48"><text:span text:style-name="T62"><text:tab/></text:span><text:span text:style-name="T62">cod = {}</text:span></text:p>
      <text:p text:style-name="P47">}</text:p>
      <text:p text:style-name="P47"><text:soft-page-break/>Declaraciones(out: error2) </text:p>
      <text:p text:style-name="P47">ampersand()</text:p>
      <text:p text:style-name="P47">{</text:p>
      <text:p text:style-name="P48"><text:tab/>cod += inicio(n,dir)</text:p>
      <text:p text:style-name="P48"><text:tab/>cod += ir-a(etq)</text:p>
      <text:p text:style-name="P47">}</text:p>
      <text:p text:style-name="P47">Instrucciones(out: error3)</text:p>
      <text:p text:style-name="P47">{</text:p>
      <text:p text:style-name="P47"><text:tab/><text:span text:style-name="T4">cod += stop</text:span></text:p>
      <text:p text:style-name="P47"><text:span text:style-name="T4"><text:tab/></text:span><text:span text:style-name="T4">error1= error2 v error 3</text:span></text:p>
      <text:p text:style-name="P47">}</text:p>
      <text:p text:style-name="Standard"><text:span text:style-name="Fuente_20_de_20_párrafo_20_predeter."><text:span text:style-name="T66"/></text:span></text:p>
      <text:p text:style-name="Standard"><text:span text:style-name="Fuente_20_de_20_párrafo_20_predeter."><text:span text:style-name="T66"/></text:span></text:p>
      <text:p text:style-name="Standard"><text:span text:style-name="Fuente_20_de_20_párrafo_20_predeter."><text:span text:style-name="T66"/></text:span></text:p>
      <text:p text:style-name="Standard"><text:span text:style-name="Fuente_20_de_20_párrafo_20_predeter."><text:span text:style-name="T66"/></text:span></text:p>
      <text:p text:style-name="Standard"><text:span text:style-name="Fuente_20_de_20_párrafo_20_predeter."><text:span text:style-name="T66"/></text:span></text:p>
      <text:p text:style-name="Standard"><text:span text:style-name="T69">Declaraciones</text:span><text:span text:style-name="T69">(out: error</text:span><text:span text:style-name="T69">1</text:span><text:span text:style-name="T69">)</text:span><text:span text:style-name="T69"> → </text:span><text:span text:style-name="T69">Declaracion</text:span><text:bookmark-start text:name="__DdeLink__24681_2085866184"/><text:span text:style-name="T69">(out: error</text:span><text:span text:style-name="T69">2</text:span><text:span text:style-name="T69">, tam</text:span><text:span text:style-name="T69">2</text:span><text:span text:style-name="T69">, </text:span><text:span text:style-name="T69">id</text:span><text:span text:style-name="T69">2</text:span><text:span text:style-name="T69">, props</text:span><text:span text:style-name="T69">2</text:span><text:span text:style-name="T69">)</text:span><text:bookmark-end text:name="__DdeLink__24681_2085866184"/></text:p>
      <text:p text:style-name="P49">{</text:p>
      <text:p text:style-name="Standard"><text:span text:style-name="Fuente_20_de_20_párrafo_20_predeter."><text:span text:style-name="T30"><text:tab/><text:tab/></text:span></text:span><text:span text:style-name="Fuente_20_de_20_párrafo_20_predeter."><text:span text:style-name="T30">dir += </text:span></text:span><text:span text:style-name="Fuente_20_de_20_párrafo_20_predeter."><text:span text:style-name="T30">tam2</text:span></text:span></text:p>
      <text:p text:style-name="P51"><text:span text:style-name="T157"><text:tab/></text:span>errorh3<text:span text:style-name="T157"> = </text:span>error2<text:span text:style-name="T157"> <text:s/>v <text:s/>(existeID(</text:span>ts<text:span text:style-name="T157">,</text:span>id2<text:span text:style-name="T157">) <text:s/>٨ <text:tab/>ts[id</text:span>2<text:span text:style-name="T157">].nivel = n)</text:span></text:p>
      <text:p text:style-name="P52"><text:span text:style-name="T157"><text:tab/></text:span><text:span text:style-name="T157">ts = </text:span><text:span text:style-name="T157">inserta(</text:span><text:span text:style-name="T157">ts</text:span><text:span text:style-name="T157">,</text:span><text:span text:style-name="T157">id2, </text:span><text:span text:style-name="T157">props</text:span><text:span text:style-name="T157">2</text:span><text:span text:style-name="T157"> ++</text:span><text:span text:style-name="T134"> Declaracion.propsops</text:span><text:span text:style-name="T157">)</text:span></text:p>
      <text:p text:style-name="P19"><text:tab/><text:tab/>pend - = ( si (props2.clase = tipo) {id2} sino {}</text:p>
      <text:p text:style-name="P53">}</text:p>
      <text:p text:style-name="P53">DeclaracionesRec<text:bookmark-start text:name="__DdeLink__24679_2085866184"/>(In: errorh3; out error3)<text:bookmark-end text:name="__DdeLink__24679_2085866184"/></text:p>
      <text:p text:style-name="P53">{</text:p>
      <text:p text:style-name="P52"><text:span text:style-name="T157"><text:tab/></text:span><text:span text:style-name="T157">error1 = error3</text:span></text:p>
      <text:p text:style-name="P53">}<text:bookmark-start text:name="__DdeLink__10602_375864274"/><text:tab/></text:p>
      <text:p text:style-name="P19"><text:bookmark-end text:name="__DdeLink__10602_375864274"/></text:p>
      <text:p text:style-name="P21"/>
      <text:p text:style-name="P21">DeclaracionesRec<text:bookmark-start text:name="__DdeLink__24683_2085866184"/>(In: errorh1; out error1)<text:bookmark-end text:name="__DdeLink__24683_2085866184"/> → </text:p>
      <text:p text:style-name="P21"><text:tab/>puntoYcoma()</text:p>
      <text:p text:style-name="P21"><text:tab/> Declaracion<text:bookmark-start text:name="__DdeLink__24688_2085866184"/>(out: error2, tam2, id2, props2)<text:bookmark-end text:name="__DdeLink__24688_2085866184"/></text:p>
      <text:p text:style-name="P53">{</text:p>
      <text:p text:style-name="P46"><text:span text:style-name="Fuente_20_de_20_párrafo_20_predeter."><text:span text:style-name="T30"><text:tab/>dir += </text:span></text:span><text:span text:style-name="Fuente_20_de_20_párrafo_20_predeter."><text:span text:style-name="T30">tam2</text:span></text:span></text:p>
      <text:p text:style-name="P53"><text:span text:style-name="T4"><text:tab/>errorh</text:span><text:span text:style-name="T4">3</text:span><text:span text:style-name="T4"> = </text:span><text:span text:style-name="T4">errorh1</text:span><text:span text:style-name="T4"> v error</text:span><text:span text:style-name="T4">2</text:span><text:span text:style-name="T4"> v<text:tab/>(existeID(</text:span><text:span text:style-name="T4">ts</text:span><text:span text:style-name="T4">,id</text:span><text:span text:style-name="T4">2</text:span><text:span text:style-name="T4">) <text:s/>٨ </text:span><text:span text:style-name="Fuente_20_de_20_párrafo_20_predeter."><text:span text:style-name="T139">ts</text:span></text:span><text:span text:style-name="Fuente_20_de_20_párrafo_20_predeter."><text:span text:style-name="T139">[id</text:span></text:span><text:span text:style-name="Fuente_20_de_20_párrafo_20_predeter."><text:span text:style-name="T139">2</text:span></text:span><text:span text:style-name="Fuente_20_de_20_párrafo_20_predeter."><text:span text:style-name="T139">].nivel = </text:span></text:span><text:span text:style-name="Fuente_20_de_20_párrafo_20_predeter."><text:span text:style-name="T139">n</text:span></text:span><text:span text:style-name="Fuente_20_de_20_párrafo_20_predeter."><text:span text:style-name="T139">)</text:span></text:span></text:p>
      <text:p text:style-name="P46"><text:span text:style-name="Fuente_20_de_20_párrafo_20_predeter."><text:span text:style-name="T30"><text:tab/></text:span></text:span><text:span text:style-name="Fuente_20_de_20_párrafo_20_predeter."><text:span text:style-name="T30">ts</text:span></text:span><text:span text:style-name="Fuente_20_de_20_párrafo_20_predeter."><text:span text:style-name="T30"> = inserta(</text:span></text:span><text:span text:style-name="Fuente_20_de_20_párrafo_20_predeter."><text:span text:style-name="T30">ts</text:span></text:span><text:span text:style-name="Fuente_20_de_20_párrafo_20_predeter."><text:span text:style-name="T30">, </text:span></text:span><text:span text:style-name="Fuente_20_de_20_párrafo_20_predeter."><text:span text:style-name="T30">id2</text:span></text:span><text:span text:style-name="Fuente_20_de_20_párrafo_20_predeter."><text:span text:style-name="T30">, </text:span></text:span><text:span text:style-name="Fuente_20_de_20_párrafo_20_predeter."><text:span text:style-name="T30">props2</text:span></text:span><text:span text:style-name="Fuente_20_de_20_párrafo_20_predeter."><text:span text:style-name="T130"> ++ Declaracion.propsop</text:span></text:span><text:span text:style-name="Fuente_20_de_20_párrafo_20_predeter."><text:span text:style-name="T30">)<text:tab/></text:span></text:span></text:p>
      <text:p text:style-name="P46"><text:span text:style-name="Fuente_20_de_20_párrafo_20_predeter."><text:span text:style-name="T71"><text:tab/></text:span></text:span><text:span text:style-name="Fuente_20_de_20_párrafo_20_predeter."><text:span text:style-name="T71">pend - = ( si (props</text:span></text:span><text:span text:style-name="Fuente_20_de_20_párrafo_20_predeter."><text:span text:style-name="T71">2</text:span></text:span><text:span text:style-name="Fuente_20_de_20_párrafo_20_predeter."><text:span text:style-name="T71">.clase = tipo) {</text:span></text:span><text:span text:style-name="Fuente_20_de_20_párrafo_20_predeter."><text:span text:style-name="T71">id2</text:span></text:span><text:span text:style-name="Fuente_20_de_20_párrafo_20_predeter."><text:span text:style-name="T71">} sino {}</text:span></text:span><text:span text:style-name="T66"><text:tab/><text:tab/></text:span></text:p>
      <text:p text:style-name="P53">}</text:p>
      <text:p text:style-name="P54">DeclaracionesRec<text:bookmark-start text:name="__DdeLink__24686_2085866184"/><text:span text:style-name="T54">(In: errorh</text:span><text:span text:style-name="T54">3</text:span><text:span text:style-name="T54">; out error</text:span><text:span text:style-name="T54">3</text:span><text:span text:style-name="T54">)</text:span><text:bookmark-end text:name="__DdeLink__24686_2085866184"/></text:p>
      <text:p text:style-name="P54">{</text:p>
      <text:p text:style-name="P51"><text:tab/>error1 = error3</text:p>
      <text:p text:style-name="P54">}</text:p>
      <text:p text:style-name="P22"><text:tab/></text:p>
      <text:p text:style-name="P20"><text:tab/></text:p>
      <text:p text:style-name="Standard"><text:span text:style-name="Fuente_20_de_20_párrafo_20_predeter."><text:span text:style-name="T97">DeclaracionesRec</text:span></text:span><text:span text:style-name="Fuente_20_de_20_párrafo_20_predeter."><text:span text:style-name="T69">(In: errorh</text:span></text:span><text:span text:style-name="Fuente_20_de_20_párrafo_20_predeter."><text:span text:style-name="T69">1</text:span></text:span><text:span text:style-name="Fuente_20_de_20_párrafo_20_predeter."><text:span text:style-name="T69">; out error</text:span></text:span><text:span text:style-name="Fuente_20_de_20_párrafo_20_predeter."><text:span text:style-name="T69">1</text:span></text:span><text:span text:style-name="Fuente_20_de_20_párrafo_20_predeter."><text:span text:style-name="T69">)</text:span></text:span><text:span text:style-name="Fuente_20_de_20_párrafo_20_predeter."><text:span text:style-name="T97"> → </text:span></text:span><text:bookmark-start text:name="__DdeLink__7005_1948327631"/><text:span text:style-name="Fuente_20_de_20_párrafo_20_predeter."><text:span text:style-name="T68">λ</text:span></text:span><text:bookmark-end text:name="__DdeLink__7005_1948327631"/></text:p>
      <text:p text:style-name="P46"><text:span text:style-name="Fuente_20_de_20_párrafo_20_predeter."><text:span text:style-name="T68">{</text:span></text:span></text:p>
      <text:p text:style-name="P71"><text:span text:style-name="Fuente_20_de_20_párrafo_20_predeter."><text:span text:style-name="T17"><text:tab/></text:span></text:span><text:span text:style-name="Fuente_20_de_20_párrafo_20_predeter."><text:span text:style-name="T17">error1 = errorh1</text:span></text:span></text:p>
      <text:p text:style-name="P75"><text:span text:style-name="Fuente_20_de_20_párrafo_20_predeter."><text:span text:style-name="T70">}</text:span></text:span></text:p>
      <text:p text:style-name="P1"><text:span text:style-name="Fuente_20_de_20_párrafo_20_predeter."><text:span text:style-name="T67"/></text:span></text:p>
      <text:p text:style-name="P110"/>
      <text:p text:style-name="P36">Declaracion<text:bookmark-start text:name="__DdeLink__24690_2085866184"/><text:span text:style-name="T72">(out: error</text:span><text:span text:style-name="T72">1</text:span><text:span text:style-name="T72">, tam</text:span><text:span text:style-name="T72">1</text:span><text:span text:style-name="T72">, </text:span><text:span text:style-name="T72">id</text:span><text:span text:style-name="T72">1</text:span><text:span text:style-name="T72">, props</text:span><text:span text:style-name="T72">1</text:span><text:span text:style-name="T72">)</text:span><text:bookmark-end text:name="__DdeLink__24690_2085866184"/> → DeclaracionTipo(out: error2, id2)</text:p>
      <text:p text:style-name="P36">{</text:p>
      <text:p text:style-name="P37"><text:tab/>tam <text:s text:c="8"/>= 0</text:p>
      <text:p text:style-name="P37"><text:tab/>error1 = error2</text:p>
      <text:p text:style-name="P37"><text:tab/>id1 = id2</text:p>
      <text:p text:style-name="P37"><text:tab/>props1 = &lt;&gt;</text:p>
      <text:p text:style-name="P36">}</text:p>
      <text:p text:style-name="P37"/>
      <text:p text:style-name="P36">Declaracion<text:bookmark-start text:name="__DdeLink__24693_2085866184"/><text:span text:style-name="T72">(out: error</text:span><text:span text:style-name="T72">1</text:span><text:span text:style-name="T72">, tam</text:span><text:span text:style-name="T72">1</text:span><text:span text:style-name="T72">, </text:span><text:span text:style-name="T72">id</text:span><text:span text:style-name="T72">1</text:span><text:span text:style-name="T72">, props</text:span><text:span text:style-name="T72">1</text:span><text:span text:style-name="T72">)</text:span><text:bookmark-end text:name="__DdeLink__24693_2085866184"/> → DeclaracionVariable<text:bookmark-start text:name="__DdeLink__29681_2085866184"/><text:bookmark-start text:name="__DdeLink__29684_2085866184"/>(out: error2, id2, props2)<text:bookmark-end text:name="__DdeLink__29681_2085866184"/><text:bookmark-end text:name="__DdeLink__29684_2085866184"/></text:p>
      <text:p text:style-name="P76">{</text:p>
      <text:p text:style-name="P76"><text:soft-page-break/><text:tab/><text:span text:style-name="T4">id1 = id2</text:span></text:p>
      <text:p text:style-name="P79"><text:tab/>props1 = props2 ++ &lt;dir:dir&gt;</text:p>
      <text:p text:style-name="P76"><text:span text:style-name="T4"><text:tab/></text:span><text:span text:style-name="Fuente_20_de_20_párrafo_20_predeter."><text:span text:style-name="T63">error1 = error2</text:span></text:span></text:p>
      <text:p text:style-name="P46"><text:span text:style-name="Fuente_20_de_20_párrafo_20_predeter."><text:span text:style-name="T81"><text:tab/>tam1 = </text:span></text:span><text:span text:style-name="Fuente_20_de_20_párrafo_20_predeter."><text:span text:style-name="T81">props2.tipo.tam</text:span></text:span></text:p>
      <text:p text:style-name="P76">}<text:span text:style-name="T62"><text:tab/></text:span></text:p>
      <text:p text:style-name="P36"/>
      <text:p text:style-name="P36"/>
      <text:p text:style-name="Standard"><text:span text:style-name="Fuente_20_de_20_párrafo_20_predeter."><text:span text:style-name="T102">Declaracion</text:span></text:span><text:span text:style-name="Fuente_20_de_20_párrafo_20_predeter."><text:span text:style-name="T69">(out: error</text:span></text:span><text:span text:style-name="Fuente_20_de_20_párrafo_20_predeter."><text:span text:style-name="T69">1</text:span></text:span><text:span text:style-name="Fuente_20_de_20_párrafo_20_predeter."><text:span text:style-name="T69">, tam</text:span></text:span><text:span text:style-name="Fuente_20_de_20_párrafo_20_predeter."><text:span text:style-name="T69">1</text:span></text:span><text:span text:style-name="Fuente_20_de_20_párrafo_20_predeter."><text:span text:style-name="T69">, </text:span></text:span><text:span text:style-name="Fuente_20_de_20_párrafo_20_predeter."><text:span text:style-name="T69">id</text:span></text:span><text:span text:style-name="Fuente_20_de_20_párrafo_20_predeter."><text:span text:style-name="T69">1</text:span></text:span><text:span text:style-name="Fuente_20_de_20_párrafo_20_predeter."><text:span text:style-name="T69">, props</text:span></text:span><text:span text:style-name="Fuente_20_de_20_párrafo_20_predeter."><text:span text:style-name="T69">1</text:span></text:span><text:span text:style-name="Fuente_20_de_20_párrafo_20_predeter."><text:span text:style-name="T69">)</text:span></text:span><text:span text:style-name="Fuente_20_de_20_párrafo_20_predeter."><text:span text:style-name="T102"> →</text:span></text:span><text:span text:style-name="Fuente_20_de_20_párrafo_20_predeter."><text:span text:style-name="T69"> </text:span></text:span><text:span text:style-name="Fuente_20_de_20_párrafo_20_predeter."><text:span text:style-name="T102">DeclaracionProcedimiento</text:span></text:span><text:span text:style-name="Fuente_20_de_20_párrafo_20_predeter."><text:span text:style-name="T102">(out: error2,id2,props2)</text:span></text:span></text:p>
      <text:p text:style-name="P46"><text:span text:style-name="Fuente_20_de_20_párrafo_20_predeter."><text:span text:style-name="T102">{</text:span></text:span></text:p>
      <text:p text:style-name="P64"><text:span text:style-name="Fuente_20_de_20_párrafo_20_predeter."><text:span text:style-name="T107"><text:tab/></text:span></text:span><text:span text:style-name="Fuente_20_de_20_párrafo_20_predeter."><text:span text:style-name="T106">error1 = error2</text:span></text:span></text:p>
      <text:p text:style-name="P64"><text:span text:style-name="Fuente_20_de_20_párrafo_20_predeter."><text:span text:style-name="T106"><text:tab/>tam1 = 0</text:span></text:span></text:p>
      <text:p text:style-name="P64"><text:span text:style-name="Fuente_20_de_20_párrafo_20_predeter."><text:span text:style-name="T106"><text:tab/>id1= id2</text:span></text:span></text:p>
      <text:p text:style-name="P46"><text:span text:style-name="Fuente_20_de_20_párrafo_20_predeter."><text:span text:style-name="T103"><text:tab/>props1 = props2</text:span></text:span></text:p>
      <text:p text:style-name="P46"><text:span text:style-name="Fuente_20_de_20_párrafo_20_predeter."><text:span text:style-name="T102">}</text:span></text:span></text:p>
      <text:p text:style-name="Standard"><text:span text:style-name="Fuente_20_de_20_párrafo_20_predeter."><text:span text:style-name="T103"/></text:span></text:p>
      <text:p text:style-name="Standard"><text:span text:style-name="Fuente_20_de_20_párrafo_20_predeter."><text:span text:style-name="T103"/></text:span></text:p>
      <text:p text:style-name="P35"/>
      <text:p text:style-name="P36">DeclaracionTipo<text:bookmark-start text:name="__DdeLink__29687_2085866184"/>(out: error1, id1, props1)<text:bookmark-end text:name="__DdeLink__29687_2085866184"/> → </text:p>
      <text:p text:style-name="P36"><text:tab/>tipo() </text:p>
      <text:p text:style-name="P36"><text:tab/>id(out: lex) </text:p>
      <text:p text:style-name="P36"><text:tab/>igual() </text:p>
      <text:p text:style-name="P36"><text:tab/>Tipo(out: error2, tipo2;)</text:p>
      <text:p text:style-name="P76">{</text:p>
      <text:p text:style-name="P35"><text:tab/><text:tab/>id1=lex</text:p>
      <text:p text:style-name="P35"><text:tab/><text:tab/>props1=&lt;clase:tipo, tipo: tipo2, <text:span text:style-name="Fuente_20_de_20_párrafo_20_predeter."><text:span text:style-name="T62">nivel: </text:span></text:span><text:span text:style-name="Fuente_20_de_20_párrafo_20_predeter."><text:span text:style-name="T62">n</text:span></text:span>&gt;</text:p>
      <text:p text:style-name="P23"><text:tab/><text:tab/>error1 = error2 v existeID(ts, lex) v ¬existeRef(ts,tipo2)</text:p>
      <text:p text:style-name="P76">}</text:p>
      <text:p text:style-name="P76"/>
      <text:p text:style-name="P109"/>
      <text:p text:style-name="P36">DeclaraciónVariable<text:bookmark-start text:name="__DdeLink__34488_2085866184"/>(out: error1, id1, props1)<text:bookmark-end text:name="__DdeLink__34488_2085866184"/> → </text:p>
      <text:p text:style-name="P36"><text:tab/>id(out:lex)</text:p>
      <text:p text:style-name="P36"><text:tab/>dosPuntos()</text:p>
      <text:p text:style-name="P36"><text:tab/>Tipo(out: error2,tipo2)</text:p>
      <text:p text:style-name="P76">{</text:p>
      <text:p text:style-name="P77"><text:tab/>id1 = lex</text:p>
      <text:p text:style-name="P46"><text:span text:style-name="Fuente_20_de_20_párrafo_20_predeter."><text:span text:style-name="T104"><text:tab/></text:span></text:span><text:span text:style-name="Fuente_20_de_20_párrafo_20_predeter."><text:span text:style-name="T104">props1=</text:span></text:span><text:span text:style-name="Fuente_20_de_20_párrafo_20_predeter."><text:span text:style-name="T104"> &lt;clase:var, tipo:</text:span></text:span><text:span text:style-name="Fuente_20_de_20_párrafo_20_predeter."><text:span text:style-name="T104">tipo2</text:span></text:span><text:span text:style-name="Fuente_20_de_20_párrafo_20_predeter."><text:span text:style-name="T104">, </text:span></text:span><text:span text:style-name="Fuente_20_de_20_párrafo_20_predeter."><text:span text:style-name="T79">nivel: </text:span></text:span><text:span text:style-name="Fuente_20_de_20_párrafo_20_predeter."><text:span text:style-name="T79">n</text:span></text:span><text:span text:style-name="Fuente_20_de_20_párrafo_20_predeter."><text:span text:style-name="T104">&gt;</text:span></text:span></text:p>
      <text:p text:style-name="P64"><text:tab/>error1 = error2 v existeID(ts, lex) v ¬existeRef(ts,tipo2)</text:p>
      <text:p text:style-name="P76">}</text:p>
      <text:p text:style-name="P35"/>
      <text:p text:style-name="P35"/>
      <text:p text:style-name="Standard"><text:span text:style-name="Fuente_20_de_20_párrafo_20_predeter."><text:span text:style-name="T102">DeclaracionProcedimiento</text:span></text:span><text:span text:style-name="Fuente_20_de_20_párrafo_20_predeter."><text:span text:style-name="T102">(out: error</text:span></text:span><text:span text:style-name="Fuente_20_de_20_párrafo_20_predeter."><text:span text:style-name="T102">1</text:span></text:span><text:span text:style-name="Fuente_20_de_20_párrafo_20_predeter."><text:span text:style-name="T102">, id</text:span></text:span><text:span text:style-name="Fuente_20_de_20_párrafo_20_predeter."><text:span text:style-name="T102">1</text:span></text:span><text:span text:style-name="Fuente_20_de_20_párrafo_20_predeter."><text:span text:style-name="T102">, props</text:span></text:span><text:span text:style-name="Fuente_20_de_20_párrafo_20_predeter."><text:span text:style-name="T102">1</text:span></text:span><text:span text:style-name="Fuente_20_de_20_párrafo_20_predeter."><text:span text:style-name="T102">)</text:span></text:span><text:span text:style-name="Fuente_20_de_20_párrafo_20_predeter."><text:span text:style-name="T102"> → </text:span></text:span></text:p>
      <text:p text:style-name="Standard"><text:span text:style-name="Fuente_20_de_20_párrafo_20_predeter."><text:span text:style-name="T102"><text:tab/>procedure</text:span></text:span><text:span text:style-name="Fuente_20_de_20_párrafo_20_predeter."><text:span text:style-name="T102">()</text:span></text:span></text:p>
      <text:p text:style-name="Standard"><text:span text:style-name="Fuente_20_de_20_párrafo_20_predeter."><text:span text:style-name="T102"><text:tab/></text:span></text:span><text:span text:style-name="Fuente_20_de_20_párrafo_20_predeter."><text:span text:style-name="T102">id</text:span></text:span><text:span text:style-name="Fuente_20_de_20_párrafo_20_predeter."><text:span text:style-name="T102">(out:lex)</text:span></text:span></text:p>
      <text:p text:style-name="P46"><text:span text:style-name="Fuente_20_de_20_párrafo_20_predeter."><text:span text:style-name="T102">{</text:span></text:span></text:p>
      <text:p text:style-name="P46"><text:span text:style-name="Fuente_20_de_20_párrafo_20_predeter."><text:span text:style-name="T102"><text:tab/></text:span></text:span><text:bookmark-start text:name="DDE_LINK"/><text:span text:style-name="Fuente_20_de_20_párrafo_20_predeter."><text:span text:style-name="T103">ts_aux = ts;</text:span></text:span></text:p>
      <text:p text:style-name="P77"><text:span text:style-name="Fuente_20_de_20_párrafo_20_predeter."><text:span text:style-name="T4"><text:tab/></text:span></text:span><text:span text:style-name="Fuente_20_de_20_párrafo_20_predeter."><text:span text:style-name="T4">ts</text:span></text:span><text:span text:style-name="Fuente_20_de_20_párrafo_20_predeter."><text:span text:style-name="T4"> = creaTS(</text:span></text:span><text:span text:style-name="Fuente_20_de_20_párrafo_20_predeter."><text:span text:style-name="T4">ts_aux</text:span></text:span><text:span text:style-name="Fuente_20_de_20_párrafo_20_predeter."><text:span text:style-name="T4">)</text:span></text:span></text:p>
      <text:p text:style-name="P119"><text:span text:style-name="Fuente_20_de_20_párrafo_20_predeter."><text:span text:style-name="T4">n += 1;</text:span></text:span><text:bookmark-end text:name="DDE_LINK"/></text:p>
      <text:p text:style-name="P46"><text:span text:style-name="Fuente_20_de_20_párrafo_20_predeter."><text:span text:style-name="T102">}</text:span></text:span></text:p>
      <text:p text:style-name="P46"><text:span text:style-name="Fuente_20_de_20_párrafo_20_predeter."><text:span text:style-name="T102">FParametros</text:span></text:span><text:bookmark-start text:name="__DdeLink__34496_2085866184"/><text:bookmark-start text:name="__DdeLink__34497_2085866184"/><text:span text:style-name="Fuente_20_de_20_párrafo_20_predeter."><text:span text:style-name="T102">(out:error2)</text:span></text:span><text:bookmark-end text:name="__DdeLink__34496_2085866184"/><text:bookmark-end text:name="__DdeLink__34497_2085866184"/></text:p>
      <text:p text:style-name="P46"><text:span text:style-name="Fuente_20_de_20_párrafo_20_predeter."><text:span text:style-name="T102">{</text:span></text:span></text:p>
      <text:p text:style-name="P46"><text:span text:style-name="Fuente_20_de_20_párrafo_20_predeter."><text:span text:style-name="T102"><text:tab/></text:span></text:span><text:bookmark-start text:name="DDE_LINK1"/><text:span text:style-name="Fuente_20_de_20_párrafo_20_predeter."><text:span text:style-name="T103">ts</text:span></text:span><text:span text:style-name="Fuente_20_de_20_párrafo_20_predeter."><text:span text:style-name="T103"> = inserta(ts, lex, &lt;clase:proc, tipo: &lt;t:proc, param</text:span></text:span><text:span text:style-name="Fuente_20_de_20_párrafo_20_predeter."><text:span text:style-name="T103">etro</text:span></text:span><text:span text:style-name="Fuente_20_de_20_párrafo_20_predeter."><text:span text:style-name="T103">s: </text:span></text:span><text:span text:style-name="Fuente_20_de_20_párrafo_20_predeter."><text:span text:style-name="T103">params</text:span></text:span><text:span text:style-name="Fuente_20_de_20_párrafo_20_predeter."><text:span text:style-name="T103">&gt;, </text:span></text:span><text:bookmark-start text:name="__DdeLink__22085_1730890738"/><text:span text:style-name="Fuente_20_de_20_párrafo_20_predeter."><text:span text:style-name="T108"><text:s/>nivel: </text:span></text:span><text:span text:style-name="Fuente_20_de_20_párrafo_20_predeter."><text:span text:style-name="T108">n</text:span></text:span><text:span text:style-name="Fuente_20_de_20_párrafo_20_predeter."><text:span text:style-name="T108">&gt;</text:span></text:span><text:bookmark-end text:name="__DdeLink__22085_1730890738"/><text:span text:style-name="Fuente_20_de_20_párrafo_20_predeter."><text:span text:style-name="T103">)</text:span></text:span></text:p>
      <text:p text:style-name="P46"><text:span text:style-name="Fuente_20_de_20_párrafo_20_predeter."><text:span text:style-name="T103"><text:tab/></text:span></text:span><text:span text:style-name="Fuente_20_de_20_párrafo_20_predeter."><text:span text:style-name="T103">params = {}</text:span></text:span><text:bookmark-end text:name="DDE_LINK1"/></text:p>
      <text:p text:style-name="P46"><text:span text:style-name="Fuente_20_de_20_párrafo_20_predeter."><text:span text:style-name="T102">}</text:span></text:span></text:p>
      <text:p text:style-name="P46"><text:span text:style-name="Fuente_20_de_20_párrafo_20_predeter."><text:span text:style-name="T102">Bloque</text:span></text:span><text:bookmark-start text:name="__DdeLink__34491_2085866184"/><text:span text:style-name="Fuente_20_de_20_párrafo_20_predeter."><text:span text:style-name="T102">(out: error3, </text:span></text:span><text:span text:style-name="Fuente_20_de_20_párrafo_20_predeter."><text:span text:style-name="T102">inicio3)</text:span></text:span><text:bookmark-end text:name="__DdeLink__34491_2085866184"/></text:p>
      <text:p text:style-name="P46"><text:span text:style-name="Fuente_20_de_20_párrafo_20_predeter."><text:span text:style-name="T102">{</text:span></text:span></text:p>
      <text:p text:style-name="P64"><text:span text:style-name="Fuente_20_de_20_párrafo_20_predeter."><text:span text:style-name="T107"><text:tab/></text:span></text:span><text:bookmark-start text:name="DDE_LINK2"/><text:span text:style-name="Fuente_20_de_20_párrafo_20_predeter."><text:span text:style-name="T106">error</text:span></text:span><text:span text:style-name="Fuente_20_de_20_párrafo_20_predeter."><text:span text:style-name="T106">1</text:span></text:span><text:span text:style-name="Fuente_20_de_20_párrafo_20_predeter."><text:span text:style-name="T106"> = error</text:span></text:span><text:span text:style-name="Fuente_20_de_20_párrafo_20_predeter."><text:span text:style-name="T106">2</text:span></text:span><text:span text:style-name="Fuente_20_de_20_párrafo_20_predeter."><text:span text:style-name="T106"> v </text:span></text:span><text:span text:style-name="Fuente_20_de_20_párrafo_20_predeter."><text:span text:style-name="T106">error3</text:span></text:span><text:span text:style-name="Fuente_20_de_20_párrafo_20_predeter."><text:span text:style-name="T106"> v (existeID(FParametros.ts, id.lex) <text:s/></text:span></text:span><text:span text:style-name="Fuente_20_de_20_párrafo_20_predeter."><text:span text:style-name="T109">٨ </text:span></text:span><text:span text:style-name="Fuente_20_de_20_párrafo_20_predeter."><text:span text:style-name="T109">ts</text:span></text:span><text:span text:style-name="Fuente_20_de_20_párrafo_20_predeter."><text:span text:style-name="T109">[lex].nivel = </text:span></text:span><text:span text:style-name="Fuente_20_de_20_párrafo_20_predeter."><text:span text:style-name="T109">n</text:span></text:span><text:span text:style-name="Fuente_20_de_20_párrafo_20_predeter."><text:span text:style-name="T109">)</text:span></text:span></text:p>
      <text:p text:style-name="P46"><text:span text:style-name="Fuente_20_de_20_párrafo_20_predeter."><text:span text:style-name="T103"><text:tab/></text:span></text:span><text:span text:style-name="Fuente_20_de_20_párrafo_20_predeter."><text:span text:style-name="T103">id1 = lex</text:span></text:span></text:p>
      <text:p text:style-name="P77"><text:tab/>props1 = <text:bookmark-start text:name="__DdeLink__22083_1730890738"/><text:bookmark-start text:name="__DdeLink__22087_1730890738"/>&lt;clase:proc, tipo: &lt;t:proc, parametros: params&gt;, <text:span text:style-name="Fuente_20_de_20_párrafo_20_predeter."><text:span text:style-name="T112">nivel: </text:span></text:span><text:span text:style-name="Fuente_20_de_20_párrafo_20_predeter."><text:span text:style-name="T112">n</text:span></text:span><text:bookmark-end text:name="__DdeLink__22083_1730890738"/><text:bookmark-end text:name="__DdeLink__22087_1730890738"/><text:span text:style-name="Fuente_20_de_20_párrafo_20_predeter."><text:span text:style-name="T112">,</text:span></text:span><text:span text:style-name="Fuente_20_de_20_párrafo_20_predeter."><text:span text:style-name="T112"> </text:span></text:span><text:span text:style-name="Fuente_20_de_20_párrafo_20_predeter."><text:span text:style-name="T112">inicio: </text:span></text:span><text:span text:style-name="Fuente_20_de_20_párrafo_20_predeter."><text:span text:style-name="T112">inicio3</text:span></text:span><text:span text:style-name="Fuente_20_de_20_párrafo_20_predeter."><text:span text:style-name="T112">&gt;</text:span></text:span></text:p>
      <text:p text:style-name="P77"><text:span text:style-name="Fuente_20_de_20_párrafo_20_predeter."><text:span text:style-name="T112"><text:tab/></text:span></text:span><text:span text:style-name="Fuente_20_de_20_párrafo_20_predeter."><text:span text:style-name="T112">n - = 1;</text:span></text:span></text:p>
      <text:p text:style-name="P77"><text:span text:style-name="Fuente_20_de_20_párrafo_20_predeter."><text:span text:style-name="T112"><text:tab/>ts = ts_aux</text:span></text:span><text:bookmark-end text:name="DDE_LINK2"/></text:p>
      <text:p text:style-name="P46"><text:soft-page-break/><text:span text:style-name="Fuente_20_de_20_párrafo_20_predeter."><text:span text:style-name="T102">}</text:span></text:span></text:p>
      <text:p text:style-name="P35"/>
      <text:p text:style-name="P35"/>
      <text:p text:style-name="Standard"><text:span text:style-name="Fuente_20_de_20_párrafo_20_predeter."><text:span text:style-name="T102">Bloque</text:span></text:span><text:bookmark-start text:name="__DdeLink__34494_2085866184"/><text:span text:style-name="Fuente_20_de_20_párrafo_20_predeter."><text:span text:style-name="T102">(out: error</text:span></text:span><text:span text:style-name="Fuente_20_de_20_párrafo_20_predeter."><text:span text:style-name="T102">1</text:span></text:span><text:span text:style-name="Fuente_20_de_20_párrafo_20_predeter."><text:span text:style-name="T102">, </text:span></text:span><text:span text:style-name="Fuente_20_de_20_párrafo_20_predeter."><text:span text:style-name="T102">inicio1)</text:span></text:span><text:bookmark-end text:name="__DdeLink__34494_2085866184"/><text:span text:style-name="Fuente_20_de_20_párrafo_20_predeter."><text:span text:style-name="T102"> → </text:span></text:span></text:p>
      <text:p text:style-name="Standard"><text:span text:style-name="Fuente_20_de_20_párrafo_20_predeter."><text:span text:style-name="T102"><text:tab/>Declaraciones</text:span></text:span><text:span text:style-name="Fuente_20_de_20_párrafo_20_predeter."><text:span text:style-name="T102">(out: error2)</text:span></text:span></text:p>
      <text:p text:style-name="Standard"><text:span text:style-name="Fuente_20_de_20_párrafo_20_predeter."><text:span text:style-name="T102"><text:tab/>ampe</text:span></text:span><text:span text:style-name="Fuente_20_de_20_párrafo_20_predeter."><text:span text:style-name="T102">rsand()</text:span></text:span><text:span text:style-name="Fuente_20_de_20_párrafo_20_predeter."><text:span text:style-name="T102"> </text:span></text:span></text:p>
      <text:p text:style-name="P46"><text:span text:style-name="Fuente_20_de_20_párrafo_20_predeter."><text:span text:style-name="T102">{</text:span></text:span></text:p>
      <text:p text:style-name="P46"><text:span text:style-name="Fuente_20_de_20_párrafo_20_predeter."><text:span text:style-name="T102"><text:tab/></text:span></text:span><text:bookmark-start text:name="DDE_LINK3"/><text:span text:style-name="Fuente_20_de_20_párrafo_20_predeter."><text:span text:style-name="T103">inicio = etq</text:span></text:span></text:p>
      <text:p text:style-name="P46"><text:span text:style-name="Fuente_20_de_20_párrafo_20_predeter."><text:span text:style-name="T102"><text:tab/></text:span></text:span><text:span text:style-name="Fuente_20_de_20_párrafo_20_predeter."><text:span text:style-name="T103">etq + = longPrologo</text:span></text:span></text:p>
      <text:p text:style-name="P46"><text:span text:style-name="Fuente_20_de_20_párrafo_20_predeter."><text:span text:style-name="T103"><text:tab/>cod += prologo(n, dir)</text:span></text:span><text:bookmark-end text:name="DDE_LINK3"/></text:p>
      <text:p text:style-name="P46"><text:span text:style-name="Fuente_20_de_20_párrafo_20_predeter."><text:span text:style-name="T102">}</text:span></text:span></text:p>
      <text:p text:style-name="P46"><text:span text:style-name="Fuente_20_de_20_párrafo_20_predeter."><text:span text:style-name="T102">Instrucciones</text:span></text:span><text:span text:style-name="Fuente_20_de_20_párrafo_20_predeter."><text:span text:style-name="T102">(out: error3)</text:span></text:span></text:p>
      <text:p text:style-name="P46"><text:span text:style-name="Fuente_20_de_20_párrafo_20_predeter."><text:span text:style-name="T102">{</text:span></text:span></text:p>
      <text:p text:style-name="P46"><text:span text:style-name="Fuente_20_de_20_párrafo_20_predeter."><text:span text:style-name="T102"><text:tab/></text:span></text:span><text:bookmark-start text:name="DDE_LINK5"/><text:span text:style-name="Fuente_20_de_20_párrafo_20_predeter."><text:span text:style-name="T103">error1 = error2 v error3</text:span></text:span></text:p>
      <text:p text:style-name="P46"><text:span text:style-name="Fuente_20_de_20_párrafo_20_predeter."><text:span text:style-name="T104"><text:tab/></text:span></text:span><text:span text:style-name="Fuente_20_de_20_párrafo_20_predeter."><text:span text:style-name="T104">etq +=</text:span></text:span><text:span text:style-name="Fuente_20_de_20_párrafo_20_predeter."><text:span text:style-name="T104"> longEpilogo + 1</text:span></text:span></text:p>
      <text:p text:style-name="P46"><text:span text:style-name="Fuente_20_de_20_párrafo_20_predeter."><text:span text:style-name="T104"><text:tab/></text:span></text:span><text:span text:style-name="Fuente_20_de_20_párrafo_20_predeter."><text:span text:style-name="T104">cod += epilogo(n)</text:span></text:span></text:p>
      <text:p text:style-name="P46"><text:span text:style-name="Fuente_20_de_20_párrafo_20_predeter."><text:span text:style-name="T104"><text:tab/>cod +=</text:span></text:span><text:span text:style-name="Fuente_20_de_20_párrafo_20_predeter."><text:span text:style-name="T103"> ir-ind</text:span></text:span><text:bookmark-end text:name="DDE_LINK5"/></text:p>
      <text:p text:style-name="P46"><text:span text:style-name="Fuente_20_de_20_párrafo_20_predeter."><text:span text:style-name="T102">}</text:span></text:span></text:p>
      <text:p text:style-name="Standard"><text:span text:style-name="Fuente_20_de_20_párrafo_20_predeter."><text:span text:style-name="T104"/></text:span></text:p>
      <text:p text:style-name="Standard"><text:span text:style-name="Fuente_20_de_20_párrafo_20_predeter."><text:span text:style-name="T104"/></text:span></text:p>
      <text:p text:style-name="Standard"><text:span text:style-name="Fuente_20_de_20_párrafo_20_predeter."><text:span text:style-name="T102">Bloque</text:span></text:span><text:span text:style-name="Fuente_20_de_20_párrafo_20_predeter."><text:span text:style-name="T102">(out: error</text:span></text:span><text:span text:style-name="Fuente_20_de_20_párrafo_20_predeter."><text:span text:style-name="T102">1</text:span></text:span><text:span text:style-name="Fuente_20_de_20_párrafo_20_predeter."><text:span text:style-name="T102">, </text:span></text:span><text:span text:style-name="Fuente_20_de_20_párrafo_20_predeter."><text:span text:style-name="T102">inicio1)</text:span></text:span><text:span text:style-name="Fuente_20_de_20_párrafo_20_predeter."><text:span text:style-name="T102"> → </text:span></text:span></text:p>
      <text:p text:style-name="P46"><text:span text:style-name="Fuente_20_de_20_párrafo_20_predeter."><text:span text:style-name="T102">{</text:span></text:span></text:p>
      <text:p text:style-name="P74"><text:span text:style-name="Fuente_20_de_20_párrafo_20_predeter."><text:span text:style-name="T106"><text:tab/></text:span></text:span><text:bookmark-start text:name="DDE_LINK4"/><text:span text:style-name="Fuente_20_de_20_párrafo_20_predeter."><text:span text:style-name="T106">inicio1 = etq</text:span></text:span></text:p>
      <text:p text:style-name="P74"><text:span text:style-name="Fuente_20_de_20_párrafo_20_predeter."><text:span text:style-name="T106"><text:tab/></text:span></text:span><text:span text:style-name="Fuente_20_de_20_párrafo_20_predeter."><text:span text:style-name="T106">etq += longPrologo</text:span></text:span></text:p>
      <text:p text:style-name="P74"><text:span text:style-name="Fuente_20_de_20_párrafo_20_predeter."><text:span text:style-name="T106"><text:tab/>cod += prologo(n,dir)</text:span></text:span><text:bookmark-end text:name="DDE_LINK4"/></text:p>
      <text:p text:style-name="P46"><text:span text:style-name="Fuente_20_de_20_párrafo_20_predeter."><text:span text:style-name="T102">}</text:span></text:span></text:p>
      <text:p text:style-name="P46"><text:span text:style-name="Fuente_20_de_20_párrafo_20_predeter."><text:span text:style-name="T102">Instrucciones</text:span></text:span><text:span text:style-name="Fuente_20_de_20_párrafo_20_predeter."><text:span text:style-name="T102">(out: error2)</text:span></text:span></text:p>
      <text:p text:style-name="P46"><text:span text:style-name="Fuente_20_de_20_párrafo_20_predeter."><text:span text:style-name="T102">{</text:span></text:span></text:p>
      <text:p text:style-name="P46"><text:span text:style-name="Fuente_20_de_20_párrafo_20_predeter."><text:span text:style-name="T103"><text:tab/></text:span></text:span><text:span text:style-name="Fuente_20_de_20_párrafo_20_predeter."><text:span text:style-name="T103">error1 = error2</text:span></text:span></text:p>
      <text:p text:style-name="P74"><text:tab/>cod += epilogo(n)</text:p>
      <text:p text:style-name="P74"><text:tab/>cod += ir-ind</text:p>
      <text:p text:style-name="P115"><text:tab/><text:tab/>etq += longEpilogo + 1</text:p>
      <text:p text:style-name="P46"><text:span text:style-name="Fuente_20_de_20_párrafo_20_predeter."><text:span text:style-name="T102">}</text:span></text:span></text:p>
      <text:p text:style-name="Standard"><text:span text:style-name="Fuente_20_de_20_párrafo_20_predeter."><text:span text:style-name="T102"/></text:span></text:p>
      <text:p text:style-name="Standard"><text:span text:style-name="Fuente_20_de_20_párrafo_20_predeter."><text:span text:style-name="T102"/></text:span></text:p>
      <text:p text:style-name="Standard"><text:span text:style-name="Fuente_20_de_20_párrafo_20_predeter."><text:span text:style-name="T102"/></text:span></text:p>
      <text:p text:style-name="Standard"><text:span text:style-name="Fuente_20_de_20_párrafo_20_predeter."><text:span text:style-name="T102">FParametros</text:span></text:span><text:bookmark-start text:name="__DdeLink__43044_2085866184"/><text:span text:style-name="Fuente_20_de_20_párrafo_20_predeter."><text:span text:style-name="T102">(out:error</text:span></text:span><text:span text:style-name="Fuente_20_de_20_párrafo_20_predeter."><text:span text:style-name="T102">1</text:span></text:span><text:span text:style-name="Fuente_20_de_20_párrafo_20_predeter."><text:span text:style-name="T102">)</text:span></text:span><text:bookmark-end text:name="__DdeLink__43044_2085866184"/><text:span text:style-name="Fuente_20_de_20_párrafo_20_predeter."><text:span text:style-name="T102"> → </text:span></text:span></text:p>
      <text:p text:style-name="Standard"><text:span text:style-name="Fuente_20_de_20_párrafo_20_predeter."><text:span text:style-name="T102"><text:tab/></text:span></text:span><text:span text:style-name="Fuente_20_de_20_párrafo_20_predeter."><text:span text:style-name="T102">abrePar()</text:span></text:span></text:p>
      <text:p text:style-name="P46"><text:span text:style-name="Fuente_20_de_20_párrafo_20_predeter."><text:span text:style-name="T102">LFParametros</text:span></text:span><text:span text:style-name="Fuente_20_de_20_párrafo_20_predeter."><text:span text:style-name="T102">(out: error2)</text:span></text:span></text:p>
      <text:p text:style-name="P46"><text:span text:style-name="Fuente_20_de_20_párrafo_20_predeter."><text:span text:style-name="T102">{</text:span></text:span></text:p>
      <text:p text:style-name="P46"><text:span text:style-name="Fuente_20_de_20_párrafo_20_predeter."><text:span text:style-name="T103"><text:tab/>error1 = error2</text:span></text:span></text:p>
      <text:p text:style-name="P46"><text:span text:style-name="Fuente_20_de_20_párrafo_20_predeter."><text:span text:style-name="T102">}</text:span></text:span></text:p>
      <text:p text:style-name="P46"><text:span text:style-name="Fuente_20_de_20_párrafo_20_predeter."><text:span text:style-name="T102">cierraPar()</text:span></text:span></text:p>
      <text:p text:style-name="Standard"><text:span text:style-name="Fuente_20_de_20_párrafo_20_predeter."><text:span text:style-name="T102"/></text:span></text:p>
      <text:p text:style-name="Standard"><text:span text:style-name="Fuente_20_de_20_párrafo_20_predeter."><text:span text:style-name="T102">FParametros</text:span></text:span><text:span text:style-name="Fuente_20_de_20_párrafo_20_predeter."><text:span text:style-name="T102">(out:error</text:span></text:span><text:span text:style-name="Fuente_20_de_20_párrafo_20_predeter."><text:span text:style-name="T102">1</text:span></text:span><text:span text:style-name="Fuente_20_de_20_párrafo_20_predeter."><text:span text:style-name="T102">)</text:span></text:span><text:span text:style-name="Fuente_20_de_20_párrafo_20_predeter."><text:span text:style-name="T102"> → </text:span></text:span><text:span text:style-name="Fuente_20_de_20_párrafo_20_predeter."><text:span text:style-name="T110">λ</text:span></text:span></text:p>
      <text:p text:style-name="P46"><text:span text:style-name="Fuente_20_de_20_párrafo_20_predeter."><text:span text:style-name="T110">{</text:span></text:span></text:p>
      <text:p text:style-name="P46"><text:span text:style-name="Fuente_20_de_20_párrafo_20_predeter."><text:span text:style-name="T98"><text:tab/></text:span></text:span><text:bookmark-start text:name="DDE_LINK6"/><text:span text:style-name="Fuente_20_de_20_párrafo_20_predeter."><text:span text:style-name="T129">dir = 0</text:span></text:span></text:p>
      <text:p text:style-name="P46"><text:span text:style-name="Fuente_20_de_20_párrafo_20_predeter."><text:span text:style-name="T97"><text:tab/></text:span></text:span><text:span text:style-name="Fuente_20_de_20_párrafo_20_predeter."><text:span text:style-name="T98">error</text:span></text:span><text:span text:style-name="Fuente_20_de_20_párrafo_20_predeter."><text:span text:style-name="T98">1</text:span></text:span><text:span text:style-name="Fuente_20_de_20_párrafo_20_predeter."><text:span text:style-name="T98"> = false</text:span></text:span><text:bookmark-end text:name="DDE_LINK6"/></text:p>
      <text:p text:style-name="P46"><text:span text:style-name="Fuente_20_de_20_párrafo_20_predeter."><text:span text:style-name="T110">}</text:span></text:span></text:p>
      <text:p text:style-name="Standard"><text:span text:style-name="Fuente_20_de_20_párrafo_20_predeter."><text:span text:style-name="T110"/></text:span></text:p>
      <text:p text:style-name="Standard"><text:span text:style-name="Fuente_20_de_20_párrafo_20_predeter."><text:span text:style-name="T97">LFParametros</text:span></text:span><text:span text:style-name="Fuente_20_de_20_párrafo_20_predeter."><text:span text:style-name="T97">(out:error</text:span></text:span><text:span text:style-name="Fuente_20_de_20_párrafo_20_predeter."><text:span text:style-name="T97">1</text:span></text:span><text:span text:style-name="Fuente_20_de_20_párrafo_20_predeter."><text:span text:style-name="T97">)</text:span></text:span><text:span text:style-name="Fuente_20_de_20_párrafo_20_predeter."><text:span text:style-name="T97"> → </text:span></text:span></text:p>
      <text:p text:style-name="P46"><text:span text:style-name="Fuente_20_de_20_párrafo_20_predeter."><text:span text:style-name="T97">FParametro</text:span></text:span><text:bookmark-start text:name="__DdeLink__43052_2085866184"/><text:span text:style-name="Fuente_20_de_20_párrafo_20_predeter."><text:span text:style-name="T97">(out: error2, id2, props2, tam2)</text:span></text:span><text:bookmark-end text:name="__DdeLink__43052_2085866184"/></text:p>
      <text:p text:style-name="P46"><text:span text:style-name="Fuente_20_de_20_párrafo_20_predeter."><text:span text:style-name="T97">{</text:span></text:span></text:p>
      <text:p text:style-name="P46"><text:span text:style-name="Fuente_20_de_20_párrafo_20_predeter."><text:span text:style-name="T98"><text:tab/></text:span></text:span><text:bookmark-start text:name="DDE_LINK7"/><text:span text:style-name="Fuente_20_de_20_párrafo_20_predeter."><text:span text:style-name="T98">errorh3 = error2 </text:span></text:span><text:span text:style-name="Fuente_20_de_20_párrafo_20_predeter."><text:span text:style-name="T98">v </text:span></text:span><text:span text:style-name="Fuente_20_de_20_párrafo_20_predeter."><text:span text:style-name="T108">existeID(ts,id2) <text:s/>٨ ts[id2].nivel = n)</text:span></text:span></text:p>
      <text:p text:style-name="P46"><text:span text:style-name="Fuente_20_de_20_párrafo_20_predeter."><text:span text:style-name="T98"><text:tab/></text:span></text:span><text:span text:style-name="Fuente_20_de_20_párrafo_20_predeter."><text:span text:style-name="T98">ts</text:span></text:span><text:span text:style-name="Fuente_20_de_20_párrafo_20_predeter."><text:span text:style-name="T98"> = inserta(</text:span></text:span><text:span text:style-name="Fuente_20_de_20_párrafo_20_predeter."><text:span text:style-name="T98">ts</text:span></text:span><text:span text:style-name="Fuente_20_de_20_párrafo_20_predeter."><text:span text:style-name="T98">, </text:span></text:span><text:span text:style-name="Fuente_20_de_20_párrafo_20_predeter."><text:span text:style-name="T98">id2,</text:span></text:span><text:span text:style-name="Fuente_20_de_20_párrafo_20_predeter."><text:span text:style-name="T98"> FParametro.props ++ &lt;dir:0&gt;)</text:span></text:span></text:p>
      <text:p text:style-name="P46"><text:span text:style-name="Fuente_20_de_20_párrafo_20_predeter."><text:span text:style-name="T98"><text:tab/></text:span></text:span><text:span text:style-name="Fuente_20_de_20_párrafo_20_predeter."><text:span text:style-name="T98">dir</text:span></text:span><text:span text:style-name="Fuente_20_de_20_párrafo_20_predeter."><text:span text:style-name="T98"> = </text:span></text:span><text:span text:style-name="Fuente_20_de_20_párrafo_20_predeter."><text:span text:style-name="T98">tam2</text:span></text:span><text:bookmark-end text:name="DDE_LINK7"/></text:p>
      <text:p text:style-name="P46"><text:span text:style-name="Fuente_20_de_20_párrafo_20_predeter."><text:span text:style-name="T97">}</text:span></text:span></text:p>
      <text:p text:style-name="P46"><text:span text:style-name="Fuente_20_de_20_párrafo_20_predeter."><text:span text:style-name="T97">LFParametrosRec</text:span></text:span><text:bookmark-start text:name="__DdeLink__43049_2085866184"/><text:span text:style-name="Fuente_20_de_20_párrafo_20_predeter."><text:span text:style-name="T97">(in:errorh3; </text:span></text:span><text:span text:style-name="Fuente_20_de_20_párrafo_20_predeter."><text:span text:style-name="T97">out: error3</text:span></text:span><text:span text:style-name="Fuente_20_de_20_párrafo_20_predeter."><text:span text:style-name="T97">)</text:span></text:span><text:bookmark-end text:name="__DdeLink__43049_2085866184"/></text:p>
      <text:p text:style-name="P46"><text:span text:style-name="Fuente_20_de_20_párrafo_20_predeter."><text:span text:style-name="T97">{</text:span></text:span></text:p>
      <text:p text:style-name="P46"><text:span text:style-name="Fuente_20_de_20_párrafo_20_predeter."><text:span text:style-name="T108"><text:tab/>LFParametros.error =</text:span></text:span><text:span text:style-name="Fuente_20_de_20_párrafo_20_predeter."><text:span text:style-name="T108"> error3</text:span></text:span></text:p>
      <text:p text:style-name="P46"><text:soft-page-break/><text:span text:style-name="Fuente_20_de_20_párrafo_20_predeter."><text:span text:style-name="T97">}</text:span></text:span></text:p>
      <text:p text:style-name="Standard"><text:span text:style-name="Fuente_20_de_20_párrafo_20_predeter."><text:span text:style-name="T98"><text:tab/></text:span></text:span></text:p>
      <text:p text:style-name="Standard"><text:bookmark-start text:name="__DdeLink__7007_1948327631"/><text:span text:style-name="Fuente_20_de_20_párrafo_20_predeter."><text:span text:style-name="T97"/></text:span></text:p>
      <text:p text:style-name="Standard"><text:span text:style-name="Fuente_20_de_20_párrafo_20_predeter."><text:span text:style-name="T97"/></text:span></text:p>
      <text:p text:style-name="Standard"><text:span text:style-name="Fuente_20_de_20_párrafo_20_predeter."><text:span text:style-name="T97"/></text:span></text:p>
      <text:p text:style-name="Standard"><text:span text:style-name="Fuente_20_de_20_párrafo_20_predeter."><text:span text:style-name="T97">LFParametrosRec</text:span></text:span><text:bookmark-start text:name="__DdeLink__43054_2085866184"/><text:bookmark-start text:name="__DdeLink__43057_2085866184"/><text:span text:style-name="Fuente_20_de_20_párrafo_20_predeter."><text:span text:style-name="T97">(in:errorh</text:span></text:span><text:span text:style-name="Fuente_20_de_20_párrafo_20_predeter."><text:span text:style-name="T97">1</text:span></text:span><text:span text:style-name="Fuente_20_de_20_párrafo_20_predeter."><text:span text:style-name="T97">; </text:span></text:span><text:span text:style-name="Fuente_20_de_20_párrafo_20_predeter."><text:span text:style-name="T97">out: error1</text:span></text:span><text:span text:style-name="Fuente_20_de_20_párrafo_20_predeter."><text:span text:style-name="T97">)</text:span></text:span><text:bookmark-end text:name="__DdeLink__43054_2085866184"/><text:bookmark-end text:name="__DdeLink__43057_2085866184"/><text:span text:style-name="Fuente_20_de_20_párrafo_20_predeter."><text:span text:style-name="T97"> → </text:span></text:span></text:p>
      <text:p text:style-name="Standard"><text:span text:style-name="Fuente_20_de_20_párrafo_20_predeter."><text:span text:style-name="T97"><text:tab/></text:span></text:span><text:span text:style-name="Fuente_20_de_20_párrafo_20_predeter."><text:span text:style-name="T97">coma()</text:span></text:span></text:p>
      <text:p text:style-name="P46"><text:span text:style-name="Fuente_20_de_20_párrafo_20_predeter."><text:span text:style-name="T97">FParametro</text:span></text:span><text:bookmark-start text:name="__DdeLink__43059_2085866184"/><text:span text:style-name="Fuente_20_de_20_párrafo_20_predeter."><text:span text:style-name="T97">(out: error2, id2, props2, tam2)</text:span></text:span><text:bookmark-end text:name="__DdeLink__43059_2085866184"/></text:p>
      <text:p text:style-name="P46"><text:span text:style-name="Fuente_20_de_20_párrafo_20_predeter."><text:span text:style-name="T97">{</text:span></text:span></text:p>
      <text:p text:style-name="P46"><text:span text:style-name="Fuente_20_de_20_párrafo_20_predeter."><text:span text:style-name="T98"><text:tab/></text:span></text:span><text:bookmark-start text:name="DDE_LINK8"/><text:span text:style-name="Fuente_20_de_20_párrafo_20_predeter."><text:span text:style-name="T98">dir += tam2</text:span></text:span></text:p>
      <text:p text:style-name="P46"><text:span text:style-name="Fuente_20_de_20_párrafo_20_predeter."><text:span text:style-name="T98"><text:tab/>errorh</text:span></text:span><text:span text:style-name="Fuente_20_de_20_párrafo_20_predeter."><text:span text:style-name="T98">3</text:span></text:span><text:span text:style-name="Fuente_20_de_20_párrafo_20_predeter."><text:span text:style-name="T98"> = errorh</text:span></text:span><text:span text:style-name="Fuente_20_de_20_párrafo_20_predeter."><text:span text:style-name="T98">1</text:span></text:span><text:span text:style-name="Fuente_20_de_20_párrafo_20_predeter."><text:span text:style-name="T98"> v error</text:span></text:span><text:span text:style-name="Fuente_20_de_20_párrafo_20_predeter."><text:span text:style-name="T98">2</text:span></text:span><text:span text:style-name="Fuente_20_de_20_párrafo_20_predeter."><text:span text:style-name="T98"> v </text:span></text:span><text:span text:style-name="Fuente_20_de_20_párrafo_20_predeter."><text:span text:style-name="T98">(</text:span></text:span><text:span text:style-name="Fuente_20_de_20_párrafo_20_predeter."><text:span text:style-name="T98">existeID(ts,id</text:span></text:span><text:span text:style-name="Fuente_20_de_20_párrafo_20_predeter."><text:span text:style-name="T98">2</text:span></text:span><text:span text:style-name="Fuente_20_de_20_párrafo_20_predeter."><text:span text:style-name="T98">) <text:s/></text:span></text:span><text:span text:style-name="Fuente_20_de_20_párrafo_20_predeter."><text:span text:style-name="T108">٨ </text:span></text:span><text:span text:style-name="Fuente_20_de_20_párrafo_20_predeter."><text:span text:style-name="T108">ts</text:span></text:span><text:span text:style-name="Fuente_20_de_20_párrafo_20_predeter."><text:span text:style-name="T108">[</text:span></text:span><text:span text:style-name="Fuente_20_de_20_párrafo_20_predeter."><text:span text:style-name="T108">i</text:span></text:span><text:span text:style-name="Fuente_20_de_20_párrafo_20_predeter."><text:span text:style-name="T108">d</text:span></text:span><text:span text:style-name="Fuente_20_de_20_párrafo_20_predeter."><text:span text:style-name="T108">2</text:span></text:span><text:span text:style-name="Fuente_20_de_20_párrafo_20_predeter."><text:span text:style-name="T108">].nivel = n)</text:span></text:span></text:p>
      <text:p text:style-name="P46"><text:span text:style-name="Fuente_20_de_20_párrafo_20_predeter."><text:span text:style-name="T99"><text:tab/>ts = inserta(</text:span></text:span><text:span text:style-name="Fuente_20_de_20_párrafo_20_predeter."><text:span text:style-name="T99">ts</text:span></text:span><text:span text:style-name="Fuente_20_de_20_párrafo_20_predeter."><text:span text:style-name="T99">, </text:span></text:span><text:span text:style-name="Fuente_20_de_20_párrafo_20_predeter."><text:span text:style-name="T99">id2</text:span></text:span><text:span text:style-name="Fuente_20_de_20_párrafo_20_predeter."><text:span text:style-name="T99">, </text:span></text:span><text:span text:style-name="Fuente_20_de_20_párrafo_20_predeter."><text:span text:style-name="T99">props2</text:span></text:span><text:span text:style-name="Fuente_20_de_20_párrafo_20_predeter."><text:span text:style-name="T99">)</text:span></text:span><text:bookmark-end text:name="DDE_LINK8"/></text:p>
      <text:p text:style-name="P46"><text:span text:style-name="Fuente_20_de_20_párrafo_20_predeter."><text:span text:style-name="T97">}</text:span></text:span></text:p>
      <text:p text:style-name="P46"><text:span text:style-name="Fuente_20_de_20_párrafo_20_predeter."><text:span text:style-name="T97">LFParametrosRec</text:span></text:span><text:span text:style-name="Fuente_20_de_20_párrafo_20_predeter."><text:span text:style-name="T97">(in:errorh</text:span></text:span><text:span text:style-name="Fuente_20_de_20_párrafo_20_predeter."><text:span text:style-name="T97">3</text:span></text:span><text:span text:style-name="Fuente_20_de_20_párrafo_20_predeter."><text:span text:style-name="T97">; </text:span></text:span><text:span text:style-name="Fuente_20_de_20_párrafo_20_predeter."><text:span text:style-name="T97">out: error</text:span></text:span><text:span text:style-name="Fuente_20_de_20_párrafo_20_predeter."><text:span text:style-name="T97">3</text:span></text:span><text:span text:style-name="Fuente_20_de_20_párrafo_20_predeter."><text:span text:style-name="T97">)</text:span></text:span></text:p>
      <text:p text:style-name="P46"><text:span text:style-name="Fuente_20_de_20_párrafo_20_predeter."><text:span text:style-name="T97">{</text:span></text:span></text:p>
      <text:p text:style-name="P46"><text:span text:style-name="Fuente_20_de_20_párrafo_20_predeter."><text:span text:style-name="T98"><text:tab/></text:span></text:span><text:bookmark-start text:name="DDE_LINK9"/><text:span text:style-name="Fuente_20_de_20_párrafo_20_predeter."><text:span text:style-name="T98">error1 = error3</text:span></text:span><text:bookmark-end text:name="DDE_LINK9"/></text:p>
      <text:p text:style-name="P46"><text:span text:style-name="Fuente_20_de_20_párrafo_20_predeter."><text:span text:style-name="T97">}</text:span></text:span></text:p>
      <text:p text:style-name="Standard"><text:span text:style-name="Fuente_20_de_20_párrafo_20_predeter."><text:span text:style-name="T98"/></text:span></text:p>
      <text:p text:style-name="Standard"><text:span text:style-name="Fuente_20_de_20_párrafo_20_predeter."><text:span text:style-name="T97">LFParametrosRec</text:span></text:span><text:span text:style-name="Fuente_20_de_20_párrafo_20_predeter."><text:span text:style-name="T97">(in:errorh</text:span></text:span><text:span text:style-name="Fuente_20_de_20_párrafo_20_predeter."><text:span text:style-name="T97">1</text:span></text:span><text:span text:style-name="Fuente_20_de_20_párrafo_20_predeter."><text:span text:style-name="T97">; </text:span></text:span><text:span text:style-name="Fuente_20_de_20_párrafo_20_predeter."><text:span text:style-name="T97">out: error1</text:span></text:span><text:span text:style-name="Fuente_20_de_20_párrafo_20_predeter."><text:span text:style-name="T97">)</text:span></text:span><text:span text:style-name="Fuente_20_de_20_párrafo_20_predeter."><text:span text:style-name="T97"> → </text:span></text:span><text:bookmark-start text:name="__DdeLink__7009_1948327631"/><text:span text:style-name="Fuente_20_de_20_párrafo_20_predeter."><text:span text:style-name="T68">λ</text:span></text:span><text:bookmark-end text:name="__DdeLink__7009_1948327631"/></text:p>
      <text:p text:style-name="P46"><text:span text:style-name="Fuente_20_de_20_párrafo_20_predeter."><text:span text:style-name="T68">{</text:span></text:span></text:p>
      <text:p text:style-name="P46"><text:span text:style-name="Fuente_20_de_20_párrafo_20_predeter."><text:span text:style-name="T98"><text:tab/></text:span></text:span><text:span text:style-name="Fuente_20_de_20_párrafo_20_predeter."><text:span text:style-name="T98">error1 = errorh1</text:span></text:span><text:bookmark-end text:name="__DdeLink__7007_1948327631"/></text:p>
      <text:p text:style-name="P46"><text:span text:style-name="Fuente_20_de_20_párrafo_20_predeter."><text:span text:style-name="T110">}</text:span></text:span></text:p>
      <text:p text:style-name="Standard"><text:span text:style-name="Fuente_20_de_20_párrafo_20_predeter."><text:span text:style-name="T110"/></text:span></text:p>
      <text:p text:style-name="Standard"><text:span text:style-name="Fuente_20_de_20_párrafo_20_predeter."><text:span text:style-name="T104"/></text:span></text:p>
      <text:p text:style-name="Standard"><text:span text:style-name="Fuente_20_de_20_párrafo_20_predeter."><text:span text:style-name="T102">FParametro</text:span></text:span><text:bookmark-start text:name="__DdeLink__43065_2085866184"/><text:span text:style-name="Fuente_20_de_20_párrafo_20_predeter."><text:span text:style-name="T97">(out: error</text:span></text:span><text:span text:style-name="Fuente_20_de_20_párrafo_20_predeter."><text:span text:style-name="T97">1</text:span></text:span><text:span text:style-name="Fuente_20_de_20_párrafo_20_predeter."><text:span text:style-name="T97">, id</text:span></text:span><text:span text:style-name="Fuente_20_de_20_párrafo_20_predeter."><text:span text:style-name="T97">1</text:span></text:span><text:span text:style-name="Fuente_20_de_20_párrafo_20_predeter."><text:span text:style-name="T97">, props</text:span></text:span><text:span text:style-name="Fuente_20_de_20_párrafo_20_predeter."><text:span text:style-name="T97">1</text:span></text:span><text:span text:style-name="Fuente_20_de_20_párrafo_20_predeter."><text:span text:style-name="T97">, tam</text:span></text:span><text:span text:style-name="Fuente_20_de_20_párrafo_20_predeter."><text:span text:style-name="T97">1</text:span></text:span><text:span text:style-name="Fuente_20_de_20_párrafo_20_predeter."><text:span text:style-name="T97">)</text:span></text:span><text:bookmark-end text:name="__DdeLink__43065_2085866184"/><text:span text:style-name="Fuente_20_de_20_párrafo_20_predeter."><text:span text:style-name="T102"> → </text:span></text:span></text:p>
      <text:p text:style-name="Standard"><text:span text:style-name="Fuente_20_de_20_párrafo_20_predeter."><text:span text:style-name="T102"><text:tab/>var</text:span></text:span><text:span text:style-name="Fuente_20_de_20_párrafo_20_predeter."><text:span text:style-name="T102">()</text:span></text:span></text:p>
      <text:p text:style-name="Standard"><text:span text:style-name="Fuente_20_de_20_párrafo_20_predeter."><text:span text:style-name="T102"><text:tab/></text:span></text:span><text:span text:style-name="Fuente_20_de_20_párrafo_20_predeter."><text:span text:style-name="T102">Tipo</text:span></text:span><text:bookmark-start text:name="__DdeLink__43061_2085866184"/><text:span text:style-name="Fuente_20_de_20_párrafo_20_predeter."><text:span text:style-name="T102">(out: </text:span></text:span><text:span text:style-name="Fuente_20_de_20_párrafo_20_predeter."><text:span text:style-name="T102">error2,</text:span></text:span><text:span text:style-name="Fuente_20_de_20_párrafo_20_predeter."><text:span text:style-name="T102"> tipo</text:span></text:span><text:span text:style-name="Fuente_20_de_20_párrafo_20_predeter."><text:span text:style-name="T102">2</text:span></text:span><text:span text:style-name="Fuente_20_de_20_párrafo_20_predeter."><text:span text:style-name="T102">)</text:span></text:span><text:bookmark-end text:name="__DdeLink__43061_2085866184"/></text:p>
      <text:p text:style-name="Standard"><text:span text:style-name="Fuente_20_de_20_párrafo_20_predeter."><text:span text:style-name="T102"><text:tab/></text:span></text:span><text:span text:style-name="Fuente_20_de_20_párrafo_20_predeter."><text:span text:style-name="T102">id</text:span></text:span><text:span text:style-name="Fuente_20_de_20_párrafo_20_predeter."><text:span text:style-name="T102">(</text:span></text:span><text:bookmark-start text:name="__DdeLink__43063_2085866184"/><text:span text:style-name="Fuente_20_de_20_párrafo_20_predeter."><text:span text:style-name="T102">out: lex)</text:span></text:span><text:bookmark-end text:name="__DdeLink__43063_2085866184"/></text:p>
      <text:p text:style-name="P46"><text:span text:style-name="Fuente_20_de_20_párrafo_20_predeter."><text:span text:style-name="T102">{</text:span></text:span></text:p>
      <text:p text:style-name="P46"><text:span text:style-name="Fuente_20_de_20_párrafo_20_predeter."><text:span text:style-name="T104"><text:tab/></text:span></text:span><text:bookmark-start text:name="DDE_LINK10"/><text:span text:style-name="Fuente_20_de_20_párrafo_20_predeter."><text:span text:style-name="T104">tam1</text:span></text:span><text:span text:style-name="Fuente_20_de_20_párrafo_20_predeter."><text:span text:style-name="T104"> <text:s text:c="5"/>= 1</text:span></text:span></text:p>
      <text:p text:style-name="P46"><text:span text:style-name="Fuente_20_de_20_párrafo_20_predeter."><text:span text:style-name="T104"><text:tab/></text:span></text:span><text:span text:style-name="Fuente_20_de_20_párrafo_20_predeter."><text:span text:style-name="T104">param</text:span></text:span><text:span text:style-name="Fuente_20_de_20_párrafo_20_predeter."><text:span text:style-name="T104">s</text:span></text:span><text:span text:style-name="Fuente_20_de_20_párrafo_20_predeter."><text:span text:style-name="T104"> <text:s text:c="3"/></text:span></text:span><text:span text:style-name="Fuente_20_de_20_párrafo_20_predeter."><text:span text:style-name="T104">+</text:span></text:span><text:span text:style-name="Fuente_20_de_20_párrafo_20_predeter."><text:span text:style-name="T104">= &lt;modo: variable, tipo: tipo</text:span></text:span><text:span text:style-name="Fuente_20_de_20_párrafo_20_predeter."><text:span text:style-name="T104">2</text:span></text:span><text:span text:style-name="Fuente_20_de_20_párrafo_20_predeter."><text:span text:style-name="T104">, dir: </text:span></text:span><text:span text:style-name="Fuente_20_de_20_párrafo_20_predeter."><text:span text:style-name="T104">dir</text:span></text:span><text:span text:style-name="Fuente_20_de_20_párrafo_20_predeter."><text:span text:style-name="T104">&gt;</text:span></text:span></text:p>
      <text:p text:style-name="P46"><text:span text:style-name="Fuente_20_de_20_párrafo_20_predeter."><text:span text:style-name="T101"><text:tab/></text:span></text:span><text:span text:style-name="Fuente_20_de_20_párrafo_20_predeter."><text:span text:style-name="T103">id = </text:span></text:span><text:span text:style-name="Fuente_20_de_20_párrafo_20_predeter."><text:span text:style-name="T103">lex</text:span></text:span></text:p>
      <text:p text:style-name="P46"><text:span text:style-name="Fuente_20_de_20_párrafo_20_predeter."><text:span text:style-name="T103"><text:tab/></text:span></text:span><text:span text:style-name="Fuente_20_de_20_párrafo_20_predeter."><text:span text:style-name="T103">props1 </text:span></text:span><text:span text:style-name="Fuente_20_de_20_párrafo_20_predeter."><text:span text:style-name="T103">= &lt;clase: pvar, tipo: </text:span></text:span><text:span text:style-name="Fuente_20_de_20_párrafo_20_predeter."><text:span text:style-name="T103">tipo2</text:span></text:span><text:span text:style-name="Fuente_20_de_20_párrafo_20_predeter."><text:span text:style-name="T103">, nivel: </text:span></text:span><text:span text:style-name="Fuente_20_de_20_párrafo_20_predeter."><text:span text:style-name="T103">n</text:span></text:span><text:span text:style-name="Fuente_20_de_20_párrafo_20_predeter."><text:span text:style-name="T103">&gt;</text:span></text:span></text:p>
      <text:p text:style-name="P46"><text:span text:style-name="Fuente_20_de_20_párrafo_20_predeter."><text:span text:style-name="T103"><text:tab/></text:span></text:span><text:span text:style-name="Fuente_20_de_20_párrafo_20_predeter."><text:span text:style-name="T103">error1 </text:span></text:span><text:span text:style-name="Fuente_20_de_20_párrafo_20_predeter."><text:span text:style-name="T103">= </text:span></text:span><text:span text:style-name="Fuente_20_de_20_párrafo_20_predeter."><text:span text:style-name="T103">error2</text:span></text:span><text:bookmark-end text:name="DDE_LINK10"/></text:p>
      <text:p text:style-name="P46"><text:span text:style-name="Fuente_20_de_20_párrafo_20_predeter."><text:span text:style-name="T102">}</text:span></text:span></text:p>
      <text:p text:style-name="Standard"><text:span text:style-name="Fuente_20_de_20_párrafo_20_predeter."><text:span text:style-name="T104"/></text:span></text:p>
      <text:p text:style-name="Standard"><text:span text:style-name="Fuente_20_de_20_párrafo_20_predeter."><text:span text:style-name="T102">FParametro</text:span></text:span><text:span text:style-name="Fuente_20_de_20_párrafo_20_predeter."><text:span text:style-name="T97">(out: error</text:span></text:span><text:span text:style-name="Fuente_20_de_20_párrafo_20_predeter."><text:span text:style-name="T97">1</text:span></text:span><text:span text:style-name="Fuente_20_de_20_párrafo_20_predeter."><text:span text:style-name="T97">, id</text:span></text:span><text:span text:style-name="Fuente_20_de_20_párrafo_20_predeter."><text:span text:style-name="T97">1</text:span></text:span><text:span text:style-name="Fuente_20_de_20_párrafo_20_predeter."><text:span text:style-name="T97">, props</text:span></text:span><text:span text:style-name="Fuente_20_de_20_párrafo_20_predeter."><text:span text:style-name="T97">1</text:span></text:span><text:span text:style-name="Fuente_20_de_20_párrafo_20_predeter."><text:span text:style-name="T97">, tam</text:span></text:span><text:span text:style-name="Fuente_20_de_20_párrafo_20_predeter."><text:span text:style-name="T97">1</text:span></text:span><text:span text:style-name="Fuente_20_de_20_párrafo_20_predeter."><text:span text:style-name="T97">)</text:span></text:span><text:span text:style-name="Fuente_20_de_20_párrafo_20_predeter."><text:span text:style-name="T102"> →</text:span></text:span></text:p>
      <text:p text:style-name="Standard"><text:span text:style-name="Fuente_20_de_20_párrafo_20_predeter."><text:span text:style-name="T102"><text:tab/>Tipo</text:span></text:span><text:span text:style-name="Fuente_20_de_20_párrafo_20_predeter."><text:span text:style-name="T102">(out: </text:span></text:span><text:span text:style-name="Fuente_20_de_20_párrafo_20_predeter."><text:span text:style-name="T102">error2,</text:span></text:span><text:span text:style-name="Fuente_20_de_20_párrafo_20_predeter."><text:span text:style-name="T102"> tipo</text:span></text:span><text:span text:style-name="Fuente_20_de_20_párrafo_20_predeter."><text:span text:style-name="T102">2</text:span></text:span><text:span text:style-name="Fuente_20_de_20_párrafo_20_predeter."><text:span text:style-name="T102">)</text:span></text:span></text:p>
      <text:p text:style-name="Standard"><text:span text:style-name="Fuente_20_de_20_párrafo_20_predeter."><text:span text:style-name="T102"><text:tab/></text:span></text:span><text:span text:style-name="Fuente_20_de_20_párrafo_20_predeter."><text:span text:style-name="T102">id</text:span></text:span><text:span text:style-name="Fuente_20_de_20_párrafo_20_predeter."><text:span text:style-name="T102">(</text:span></text:span><text:span text:style-name="Fuente_20_de_20_párrafo_20_predeter."><text:span text:style-name="T102">out: lex)</text:span></text:span></text:p>
      <text:p text:style-name="P46"><text:span text:style-name="Fuente_20_de_20_párrafo_20_predeter."><text:span text:style-name="T102">{</text:span></text:span></text:p>
      <text:p text:style-name="P46"><text:span text:style-name="Fuente_20_de_20_párrafo_20_predeter."><text:span text:style-name="T103"><text:tab/></text:span></text:span><text:bookmark-start text:name="DDE_LINK11"/><text:span text:style-name="Fuente_20_de_20_párrafo_20_predeter."><text:span text:style-name="T103">tam1 = tipo2.tam</text:span></text:span></text:p>
      <text:p text:style-name="P46"><text:span text:style-name="Fuente_20_de_20_párrafo_20_predeter."><text:span text:style-name="T103"><text:tab/></text:span></text:span><text:span text:style-name="Fuente_20_de_20_párrafo_20_predeter."><text:span text:style-name="T103">param</text:span></text:span><text:span text:style-name="Fuente_20_de_20_párrafo_20_predeter."><text:span text:style-name="T103">s</text:span></text:span><text:span text:style-name="Fuente_20_de_20_párrafo_20_predeter."><text:span text:style-name="T103"> <text:s text:c="3"/></text:span></text:span><text:span text:style-name="Fuente_20_de_20_párrafo_20_predeter."><text:span text:style-name="T103">+</text:span></text:span><text:span text:style-name="Fuente_20_de_20_párrafo_20_predeter."><text:span text:style-name="T103">= &lt;modo: valor, tipo: </text:span></text:span><text:span text:style-name="Fuente_20_de_20_párrafo_20_predeter."><text:span text:style-name="T103">tipo2</text:span></text:span><text:span text:style-name="Fuente_20_de_20_párrafo_20_predeter."><text:span text:style-name="T103">, dir: </text:span></text:span><text:span text:style-name="Fuente_20_de_20_párrafo_20_predeter."><text:span text:style-name="T103">dir</text:span></text:span><text:span text:style-name="Fuente_20_de_20_párrafo_20_predeter."><text:span text:style-name="T103">&gt;</text:span></text:span></text:p>
      <text:p text:style-name="P77"><text:tab/><text:span text:style-name="Fuente_20_de_20_párrafo_20_predeter."><text:span text:style-name="T4">id1 = lex</text:span></text:span></text:p>
      <text:p text:style-name="P46"><text:span text:style-name="Fuente_20_de_20_párrafo_20_predeter."><text:span text:style-name="T103"><text:tab/></text:span></text:span><text:span text:style-name="Fuente_20_de_20_párrafo_20_predeter."><text:span text:style-name="T103">props1 </text:span></text:span><text:span text:style-name="Fuente_20_de_20_párrafo_20_predeter."><text:span text:style-name="T103">= &lt;clase: var, tipo: </text:span></text:span><text:span text:style-name="Fuente_20_de_20_párrafo_20_predeter."><text:span text:style-name="T103">tipo2</text:span></text:span><text:span text:style-name="Fuente_20_de_20_párrafo_20_predeter."><text:span text:style-name="T103">, nivel: </text:span></text:span><text:span text:style-name="Fuente_20_de_20_párrafo_20_predeter."><text:span text:style-name="T103">n</text:span></text:span><text:span text:style-name="Fuente_20_de_20_párrafo_20_predeter."><text:span text:style-name="T103">&gt;</text:span></text:span></text:p>
      <text:p text:style-name="P64"><text:span text:style-name="Fuente_20_de_20_párrafo_20_predeter."><text:span text:style-name="T4"><text:tab/></text:span></text:span><text:span text:style-name="Fuente_20_de_20_párrafo_20_predeter."><text:span text:style-name="T4">error1 = error2</text:span></text:span><text:bookmark-end text:name="DDE_LINK11"/></text:p>
      <text:p text:style-name="P46"><text:span text:style-name="Fuente_20_de_20_párrafo_20_predeter."><text:span text:style-name="T102">}</text:span></text:span></text:p>
      <text:p text:style-name="P120"/>
      <text:p text:style-name="P36">Tipo<text:bookmark-start text:name="__DdeLink__43068_2085866184"/>(out: error1, tipo1)<text:bookmark-end text:name="__DdeLink__43068_2085866184"/> → </text:p>
      <text:p text:style-name="P36"><text:tab/>id(out: lex)</text:p>
      <text:p text:style-name="P76">{</text:p>
      <text:p text:style-name="P77"><text:s text:c="4"/><text:bookmark-start text:name="DDE_LINK12"/>tipo1 =</text:p>
      <text:p text:style-name="P77"><text:s text:c="8"/>&lt;</text:p>
      <text:p text:style-name="P77"><text:s text:c="12"/>t:ref,</text:p>
      <text:p text:style-name="P77"><text:s text:c="12"/>id:lex,</text:p>
      <text:p text:style-name="P77"><text:s text:c="12"/>tam:ts[lex].tipo.tam</text:p>
      <text:p text:style-name="P78"><text:s text:c="8"/>&gt;</text:p>
      <text:p text:style-name="P65"><text:tab/>error1 = <text:s/>si existeID(ts,lex)</text:p>
      <text:p text:style-name="P65"><text:tab/><text:tab/><text:tab/>ts[lex].clase != tipo</text:p>
      <text:p text:style-name="P65"><text:tab/><text:tab/> <text:s text:c="7"/>sino </text:p>
      <text:p text:style-name="P123"><text:span text:style-name="Fuente_20_de_20_párrafo_20_predeter."><text:span text:style-name="T80">false</text:span></text:span><text:span text:style-name="Fuente_20_de_20_párrafo_20_predeter."><text:span text:style-name="T78"><text:tab/><text:tab/></text:span></text:span></text:p>
      <text:p text:style-name="P65"><text:soft-page-break/><text:tab/>pend += <text:s/>si (¬existeID(ts,lex))</text:p>
      <text:p text:style-name="P65"><text:tab/><text:tab/><text:tab/>{lex}</text:p>
      <text:p text:style-name="P65"><text:tab/><text:tab/> <text:s text:c="7"/>sino </text:p>
      <text:p text:style-name="P124"><text:span text:style-name="Fuente_20_de_20_párrafo_20_predeter."><text:span text:style-name="T84">ⵁ</text:span></text:span><text:bookmark-end text:name="DDE_LINK12"/></text:p>
      <text:p text:style-name="P82"><text:span text:style-name="Fuente_20_de_20_párrafo_20_predeter."><text:span text:style-name="T85">}</text:span></text:span><text:span text:style-name="Fuente_20_de_20_párrafo_20_predeter."><text:span text:style-name="T83"><text:tab/></text:span></text:span></text:p>
      <text:p text:style-name="P82"><text:span text:style-name="Fuente_20_de_20_párrafo_20_predeter."><text:span text:style-name="T83"/></text:span></text:p>
      <text:p text:style-name="P113">Tipo<text:span text:style-name="T94">(out: error1, tipo1)</text:span> → Boolean</text:p>
      <text:p text:style-name="P83">{</text:p>
      <text:p text:style-name="P84"><text:tab/><text:bookmark-start text:name="DDE_LINK13"/>tipo1 = &lt;t:boolean,tam:1&gt;</text:p>
      <text:p text:style-name="P84"><text:span text:style-name="Fuente_20_de_20_párrafo_20_predeter."><text:span text:style-name="T14"><text:tab/></text:span></text:span><text:span text:style-name="Fuente_20_de_20_párrafo_20_predeter."><text:span text:style-name="T52">error1 </text:span></text:span><text:span text:style-name="Fuente_20_de_20_párrafo_20_predeter."><text:span text:style-name="T13">= false</text:span></text:span><text:bookmark-end text:name="DDE_LINK13"/></text:p>
      <text:p text:style-name="P83">}</text:p>
      <text:p text:style-name="P83"/>
      <text:p text:style-name="P113"/>
      <text:p text:style-name="P113">Tipo<text:span text:style-name="T94">(out: error1, tipo1)</text:span> → Character</text:p>
      <text:p text:style-name="P85">{</text:p>
      <text:p text:style-name="P86"><text:tab/><text:bookmark-start text:name="DDE_LINK14"/>tipo1 = &lt;t:character,tam:1&gt;</text:p>
      <text:p text:style-name="P46"><text:span text:style-name="Fuente_20_de_20_párrafo_20_predeter."><text:span text:style-name="T43"><text:tab/></text:span></text:span><text:span text:style-name="Fuente_20_de_20_párrafo_20_predeter."><text:span text:style-name="T45">error1</text:span></text:span><text:span text:style-name="Fuente_20_de_20_párrafo_20_predeter."><text:span text:style-name="T44"> = false</text:span></text:span><text:bookmark-end text:name="DDE_LINK14"/></text:p>
      <text:p text:style-name="P84"><text:span text:style-name="Fuente_20_de_20_párrafo_20_predeter."><text:span text:style-name="T73">}</text:span></text:span></text:p>
      <text:p text:style-name="P113"/>
      <text:p text:style-name="P113">Tipo<text:span text:style-name="T94">(out: error1, tipo1)</text:span> → Float</text:p>
      <text:p text:style-name="P83">{</text:p>
      <text:p text:style-name="P84"><text:tab/><text:bookmark-start text:name="DDE_LINK15"/>tipo1 = &lt;t:float,tam:1&gt;</text:p>
      <text:p text:style-name="P46"><text:span text:style-name="Fuente_20_de_20_párrafo_20_predeter."><text:span text:style-name="T49"><text:tab/></text:span></text:span><text:span text:style-name="Fuente_20_de_20_párrafo_20_predeter."><text:span text:style-name="T51">error1</text:span></text:span><text:span text:style-name="Fuente_20_de_20_párrafo_20_predeter."><text:span text:style-name="T50"> = false</text:span></text:span><text:bookmark-end text:name="DDE_LINK15"/></text:p>
      <text:p text:style-name="P83">}</text:p>
      <text:p text:style-name="P113"/>
      <text:p text:style-name="P113">Tipo<text:span text:style-name="T94">(out: error1, tipo1)</text:span> → Natural</text:p>
      <text:p text:style-name="P83">{</text:p>
      <text:p text:style-name="P84"><text:tab/><text:bookmark-start text:name="DDE_LINK17"/>tipo1 = &lt;t:natural,tam:1&gt;</text:p>
      <text:p text:style-name="P46"><text:span text:style-name="Fuente_20_de_20_párrafo_20_predeter."><text:span text:style-name="T51"><text:tab/></text:span></text:span><text:span text:style-name="Fuente_20_de_20_párrafo_20_predeter."><text:span text:style-name="T51">error1</text:span></text:span><text:span text:style-name="Fuente_20_de_20_párrafo_20_predeter."><text:span text:style-name="T50"> = false</text:span></text:span><text:bookmark-end text:name="DDE_LINK17"/></text:p>
      <text:p text:style-name="P83">}</text:p>
      <text:p text:style-name="P83"/>
      <text:p text:style-name="P113">Tipo<text:span text:style-name="T94">(out: error1, tipo1)</text:span> → Integer</text:p>
      <text:p text:style-name="P83">{</text:p>
      <text:p text:style-name="P84"><text:tab/><text:bookmark-start text:name="DDE_LINK16"/>tipo1 = &lt;t:integer,tam:1&gt;</text:p>
      <text:p text:style-name="P46"><text:span text:style-name="Fuente_20_de_20_párrafo_20_predeter."><text:span text:style-name="T51"><text:tab/></text:span></text:span><text:span text:style-name="Fuente_20_de_20_párrafo_20_predeter."><text:span text:style-name="T51">e</text:span></text:span><text:span text:style-name="Fuente_20_de_20_párrafo_20_predeter."><text:span text:style-name="T51">rror1</text:span></text:span><text:span text:style-name="Fuente_20_de_20_párrafo_20_predeter."><text:span text:style-name="T50"> = false</text:span></text:span><text:bookmark-end text:name="DDE_LINK16"/></text:p>
      <text:p text:style-name="P84"><text:span text:style-name="Fuente_20_de_20_párrafo_20_predeter."><text:span text:style-name="T85">}</text:span></text:span></text:p>
      <text:p text:style-name="P35"/>
      <text:p text:style-name="P36">Tipo(out: error1, tipo1) → </text:p>
      <text:p text:style-name="P36"><text:tab/>array()</text:p>
      <text:p text:style-name="P36"><text:tab/>abreCorchete()</text:p>
      <text:p text:style-name="P36"><text:tab/>num(out:lex)</text:p>
      <text:p text:style-name="P36"><text:tab/>cierraCorchete()</text:p>
      <text:p text:style-name="P36"><text:tab/>of()</text:p>
      <text:p text:style-name="P36"><text:tab/>Tipo(out: error2, tipo2)</text:p>
      <text:p text:style-name="P76">{</text:p>
      <text:p text:style-name="P77"><text:s/><text:tab/><text:bookmark-start text:name="DDE_LINK18"/>tipo1 =</text:p>
      <text:p text:style-name="P77"><text:s text:c="8"/><text:tab/><text:tab/>&lt;</text:p>
      <text:p text:style-name="P77"><text:tab/> <text:s text:c="11"/>t:array,</text:p>
      <text:p text:style-name="P77"><text:tab/> <text:s text:c="11"/>nelems:valorDe(lex),</text:p>
      <text:p text:style-name="P77"><text:tab/> <text:s text:c="11"/>tbase:tipo2,</text:p>
      <text:p text:style-name="P77"><text:tab/> <text:s text:c="11"/>tam:valorDe(lex)*tipo2.tam</text:p>
      <text:p text:style-name="P77"><text:tab/> <text:s text:c="7"/>&gt;</text:p>
      <text:p text:style-name="P77"><text:span text:style-name="Fuente_20_de_20_párrafo_20_predeter."><text:span text:style-name="T62"><text:tab/></text:span></text:span><text:span text:style-name="Fuente_20_de_20_párrafo_20_predeter."><text:span text:style-name="T62">error1</text:span></text:span><text:span text:style-name="Fuente_20_de_20_párrafo_20_predeter."><text:span text:style-name="T62"> = </text:span></text:span><text:span text:style-name="Fuente_20_de_20_párrafo_20_predeter."><text:span text:style-name="T62">tipo2</text:span></text:span><text:span text:style-name="Fuente_20_de_20_párrafo_20_predeter."><text:span text:style-name="T62">.error v ¬existeRef (</text:span></text:span><text:span text:style-name="Fuente_20_de_20_párrafo_20_predeter."><text:span text:style-name="T62">ts</text:span></text:span><text:span text:style-name="Fuente_20_de_20_párrafo_20_predeter."><text:span text:style-name="T62"> ,</text:span></text:span><text:span text:style-name="Fuente_20_de_20_párrafo_20_predeter."><text:span text:style-name="T62">tipo2</text:span></text:span><text:bookmark-end text:name="DDE_LINK18"/></text:p>
      <text:p text:style-name="P76">}</text:p>
      <text:p text:style-name="P35"/>
      <text:p text:style-name="P36">Tipo(out: error1, tipo1) → ^Tipo(out: error2, tipo2)</text:p>
      <text:p text:style-name="P76">{</text:p>
      <text:p text:style-name="P77"><text:tab/><text:bookmark-start text:name="DDE_LINK19"/>tipo1 =</text:p>
      <text:p text:style-name="P77"><text:tab/> <text:s text:c="7"/>&lt;</text:p>
      <text:p text:style-name="P77"><text:tab/> <text:s text:c="11"/>t:puntero,</text:p>
      <text:p text:style-name="P77"><text:soft-page-break/><text:tab/> <text:s text:c="11"/>tbase:tipo2,</text:p>
      <text:p text:style-name="P77"><text:tab/> <text:s text:c="11"/>tam:1</text:p>
      <text:p text:style-name="P77"><text:tab/> <text:s text:c="7"/>&gt;</text:p>
      <text:p text:style-name="P77"><text:span text:style-name="Fuente_20_de_20_párrafo_20_predeter."><text:span text:style-name="T62"><text:tab/></text:span></text:span><text:span text:style-name="Fuente_20_de_20_párrafo_20_predeter."><text:span text:style-name="T62">error1 = error2</text:span></text:span><text:bookmark-end text:name="DDE_LINK19"/></text:p>
      <text:p text:style-name="P76">}</text:p>
      <text:p text:style-name="P76"/>
      <text:p text:style-name="P36"/>
      <text:p text:style-name="P36">Tipo(out: error1, tipo1) → </text:p>
      <text:p text:style-name="P36"><text:tab/>reg()</text:p>
      <text:p text:style-name="P76">Campos<text:bookmark-start text:name="__DdeLink__43071_2085866184"/>(out: error2, campos2, tam2)<text:bookmark-end text:name="__DdeLink__43071_2085866184"/></text:p>
      <text:p text:style-name="P76">freg()</text:p>
      <text:p text:style-name="P76">{</text:p>
      <text:p text:style-name="P77"><text:s/><text:tab/>Tipo.tipo =</text:p>
      <text:p text:style-name="P77"><text:tab/> <text:s text:c="7"/>&lt;</text:p>
      <text:p text:style-name="P77"><text:tab/> <text:s text:c="11"/>t:array,</text:p>
      <text:p text:style-name="P77"><text:tab/> <text:s text:c="11"/>campos: campos2,</text:p>
      <text:p text:style-name="P77"><text:tab/> <text:s text:c="11"/>tam: tam2</text:p>
      <text:p text:style-name="P77"><text:tab/> <text:s text:c="7"/>&gt;</text:p>
      <text:p text:style-name="Standard"><text:span text:style-name="Fuente_20_de_20_párrafo_20_predeter."><text:span text:style-name="T81"><text:tab/><text:tab/></text:span></text:span><text:span text:style-name="Fuente_20_de_20_párrafo_20_predeter."><text:span text:style-name="T81">error1 = error2</text:span></text:span></text:p>
      <text:p text:style-name="P87">}</text:p>
      <text:p text:style-name="P41"/>
      <text:p text:style-name="Standard"><text:span text:style-name="Fuente_20_de_20_párrafo_20_predeter."><text:span text:style-name="T96">Campos</text:span></text:span><text:span text:style-name="Fuente_20_de_20_párrafo_20_predeter."><text:span text:style-name="T97">(out: error</text:span></text:span><text:span text:style-name="Fuente_20_de_20_párrafo_20_predeter."><text:span text:style-name="T97">1</text:span></text:span><text:span text:style-name="Fuente_20_de_20_párrafo_20_predeter."><text:span text:style-name="T97">, campos</text:span></text:span><text:span text:style-name="Fuente_20_de_20_párrafo_20_predeter."><text:span text:style-name="T97">1</text:span></text:span><text:span text:style-name="Fuente_20_de_20_párrafo_20_predeter."><text:span text:style-name="T97">, </text:span></text:span><text:span text:style-name="Fuente_20_de_20_párrafo_20_predeter."><text:span text:style-name="T97">tam1</text:span></text:span><text:span text:style-name="Fuente_20_de_20_párrafo_20_predeter."><text:span text:style-name="T97">)</text:span></text:span><text:span text:style-name="Fuente_20_de_20_párrafo_20_predeter."><text:span text:style-name="T96"> → </text:span></text:span></text:p>
      <text:p text:style-name="P46"><text:span text:style-name="Fuente_20_de_20_párrafo_20_predeter."><text:span text:style-name="T96">{</text:span></text:span></text:p>
      <text:p text:style-name="P46"><text:span text:style-name="Fuente_20_de_20_párrafo_20_predeter."><text:span text:style-name="T98"><text:tab/></text:span></text:span><text:span text:style-name="Fuente_20_de_20_párrafo_20_predeter."><text:span text:style-name="T98">desh2 = 0</text:span></text:span></text:p>
      <text:p text:style-name="P46"><text:span text:style-name="Fuente_20_de_20_párrafo_20_predeter."><text:span text:style-name="T96">}</text:span></text:span></text:p>
      <text:p text:style-name="P46"><text:span text:style-name="Fuente_20_de_20_párrafo_20_predeter."><text:span text:style-name="T96">Campo</text:span></text:span><text:bookmark-start text:name="__DdeLink__43076_2085866184"/><text:span text:style-name="Fuente_20_de_20_párrafo_20_predeter."><text:span text:style-name="T96">(in: desh2; out: error2, id2, campo2, tam2)</text:span></text:span><text:bookmark-end text:name="__DdeLink__43076_2085866184"/></text:p>
      <text:p text:style-name="P46"><text:span text:style-name="Fuente_20_de_20_párrafo_20_predeter."><text:span text:style-name="T96">{</text:span></text:span></text:p>
      <text:p text:style-name="P46"><text:span text:style-name="Fuente_20_de_20_párrafo_20_predeter."><text:span text:style-name="T98"><text:tab/></text:span></text:span><text:span text:style-name="Fuente_20_de_20_párrafo_20_predeter."><text:span text:style-name="T98">camposh3</text:span></text:span><text:span text:style-name="Fuente_20_de_20_párrafo_20_predeter."><text:span text:style-name="T98"> = [campo</text:span></text:span><text:span text:style-name="Fuente_20_de_20_párrafo_20_predeter."><text:span text:style-name="T98">2</text:span></text:span><text:span text:style-name="Fuente_20_de_20_párrafo_20_predeter."><text:span text:style-name="T98">]</text:span></text:span></text:p>
      <text:p text:style-name="P58"><text:span text:style-name="T4"><text:tab/></text:span><text:span text:style-name="T4">errorh3</text:span><text:span text:style-name="T4"> = </text:span><text:span text:style-name="T4">error2</text:span></text:p>
      <text:p text:style-name="P58"><text:span text:style-name="Fuente_20_de_20_párrafo_20_predeter."><text:span text:style-name="T55"><text:tab/></text:span></text:span><text:span text:style-name="Fuente_20_de_20_párrafo_20_predeter."><text:span text:style-name="T55">desh3 = tam2</text:span></text:span></text:p>
      <text:p text:style-name="P46"><text:span text:style-name="Fuente_20_de_20_párrafo_20_predeter."><text:span text:style-name="T96">}</text:span></text:span></text:p>
      <text:p text:style-name="P46"><text:span text:style-name="Fuente_20_de_20_párrafo_20_predeter."><text:span text:style-name="T96">CamposRec</text:span></text:span><text:bookmark-start text:name="__DdeLink__43074_2085866184"/><text:span text:style-name="Fuente_20_de_20_párrafo_20_predeter."><text:span text:style-name="T96">(in: errorh3, camposh3, desh3; out: error3, campos3, tam3)</text:span></text:span><text:bookmark-end text:name="__DdeLink__43074_2085866184"/></text:p>
      <text:p text:style-name="P46"><text:span text:style-name="Fuente_20_de_20_párrafo_20_predeter."><text:span text:style-name="T96">{</text:span></text:span></text:p>
      <text:p text:style-name="P46"><text:span text:style-name="Fuente_20_de_20_párrafo_20_predeter."><text:span text:style-name="T98"><text:tab/></text:span></text:span><text:span text:style-name="Fuente_20_de_20_párrafo_20_predeter."><text:span text:style-name="T98">error1 = error3</text:span></text:span></text:p>
      <text:p text:style-name="P46"><text:span text:style-name="Fuente_20_de_20_párrafo_20_predeter."><text:span text:style-name="T98"><text:tab/>campos1 = campos3</text:span></text:span></text:p>
      <text:p text:style-name="P46"><text:span text:style-name="Fuente_20_de_20_párrafo_20_predeter."><text:span text:style-name="T98"><text:tab/>tam1 = tam3</text:span></text:span></text:p>
      <text:p text:style-name="P46"><text:span text:style-name="Fuente_20_de_20_párrafo_20_predeter."><text:span text:style-name="T96">}</text:span></text:span></text:p>
      <text:p text:style-name="Standard"><text:span text:style-name="Fuente_20_de_20_párrafo_20_predeter."><text:span text:style-name="T96"><text:tab/></text:span></text:span></text:p>
      <text:p text:style-name="Standard"><text:span text:style-name="Fuente_20_de_20_párrafo_20_predeter."><text:span text:style-name="T96"/></text:span></text:p>
      <text:p text:style-name="Standard"><text:span text:style-name="Fuente_20_de_20_párrafo_20_predeter."><text:span text:style-name="T96"/></text:span></text:p>
      <text:p text:style-name="Standard"><text:span text:style-name="Fuente_20_de_20_párrafo_20_predeter."><text:span text:style-name="T96">CamposRec</text:span></text:span><text:bookmark-start text:name="__DdeLink__43078_2085866184"/><text:span text:style-name="Fuente_20_de_20_párrafo_20_predeter."><text:span text:style-name="T96">(in: errorh1, camposh1 desh1; out: error1, campos1, tam1)</text:span></text:span><text:bookmark-end text:name="__DdeLink__43078_2085866184"/><text:span text:style-name="Fuente_20_de_20_párrafo_20_predeter."><text:span text:style-name="T96"> →</text:span></text:span></text:p>
      <text:p text:style-name="Standard"><text:span text:style-name="Fuente_20_de_20_párrafo_20_predeter."><text:span text:style-name="T96"><text:tab/></text:span></text:span><text:span text:style-name="Fuente_20_de_20_párrafo_20_predeter."><text:span text:style-name="T96">puntoYComa()</text:span></text:span></text:p>
      <text:p text:style-name="P46"><text:span text:style-name="Fuente_20_de_20_párrafo_20_predeter."><text:span text:style-name="T96">{</text:span></text:span></text:p>
      <text:p text:style-name="P46"><text:span text:style-name="Fuente_20_de_20_párrafo_20_predeter."><text:span text:style-name="T48"><text:tab/></text:span></text:span><text:span text:style-name="Fuente_20_de_20_párrafo_20_predeter."><text:span text:style-name="T47">desh2 = desh1</text:span></text:span></text:p>
      <text:p text:style-name="P46"><text:span text:style-name="Fuente_20_de_20_párrafo_20_predeter."><text:span text:style-name="T96">}</text:span></text:span></text:p>
      <text:p text:style-name="P46"><text:span text:style-name="Fuente_20_de_20_párrafo_20_predeter."><text:span text:style-name="T96">Campo</text:span></text:span><text:bookmark-start text:name="__DdeLink__43080_2085866184"/><text:span text:style-name="Fuente_20_de_20_párrafo_20_predeter."><text:span text:style-name="T96">(in: desh2; out: error2, id2, campo2, tam2)</text:span></text:span><text:bookmark-end text:name="__DdeLink__43080_2085866184"/></text:p>
      <text:p text:style-name="P46"><text:span text:style-name="Fuente_20_de_20_párrafo_20_predeter."><text:span text:style-name="T96">{</text:span></text:span></text:p>
      <text:p text:style-name="P46"><text:span text:style-name="Fuente_20_de_20_párrafo_20_predeter."><text:span text:style-name="T96"><text:tab/></text:span></text:span><text:span text:style-name="Fuente_20_de_20_párrafo_20_predeter."><text:span text:style-name="T98">camposh3 = camposh1 ++ campo2</text:span></text:span></text:p>
      <text:p text:style-name="P46"><text:span text:style-name="Fuente_20_de_20_párrafo_20_predeter."><text:span text:style-name="T98"><text:tab/>errorh3 = errorh1 v error2 v existeCampo(camposh1, id2)</text:span></text:span></text:p>
      <text:p text:style-name="P46"><text:span text:style-name="Fuente_20_de_20_párrafo_20_predeter."><text:span text:style-name="T67"><text:tab/>desh3 = tam2 + desh1</text:span></text:span></text:p>
      <text:p text:style-name="P46"><text:span text:style-name="Fuente_20_de_20_párrafo_20_predeter."><text:span text:style-name="T96">}</text:span></text:span></text:p>
      <text:p text:style-name="P46"><text:span text:style-name="Fuente_20_de_20_párrafo_20_predeter."><text:span text:style-name="T96">CamposRec</text:span></text:span><text:span text:style-name="Fuente_20_de_20_párrafo_20_predeter."><text:span text:style-name="T96">(in: errorh3, camposh3, desh3; out: error3, campos3, tam3)</text:span></text:span></text:p>
      <text:p text:style-name="P46"><text:span text:style-name="Fuente_20_de_20_párrafo_20_predeter."><text:span text:style-name="T96">{</text:span></text:span></text:p>
      <text:p text:style-name="P46"><text:span text:style-name="Fuente_20_de_20_párrafo_20_predeter."><text:span text:style-name="T98"><text:tab/></text:span></text:span><text:span text:style-name="Fuente_20_de_20_párrafo_20_predeter."><text:span text:style-name="T98">error1 = error3</text:span></text:span></text:p>
      <text:p text:style-name="P46"><text:span text:style-name="Fuente_20_de_20_párrafo_20_predeter."><text:span text:style-name="T98"><text:tab/>campos1 = campos3</text:span></text:span></text:p>
      <text:p text:style-name="P46"><text:span text:style-name="Fuente_20_de_20_párrafo_20_predeter."><text:span text:style-name="T98"><text:tab/>tam1 = tam3</text:span></text:span></text:p>
      <text:p text:style-name="P46"><text:span text:style-name="Fuente_20_de_20_párrafo_20_predeter."><text:span text:style-name="T96">}</text:span></text:span></text:p>
      <text:p text:style-name="Standard"><text:span text:style-name="Fuente_20_de_20_párrafo_20_predeter."><text:span text:style-name="T96"><text:tab/></text:span></text:span></text:p>
      <text:p text:style-name="Standard"><text:span text:style-name="Fuente_20_de_20_párrafo_20_predeter."><text:span text:style-name="T98"/></text:span></text:p>
      <text:p text:style-name="Standard"><text:span text:style-name="Fuente_20_de_20_párrafo_20_predeter."><text:span text:style-name="T96">CamposRec</text:span></text:span><text:span text:style-name="Fuente_20_de_20_párrafo_20_predeter."><text:span text:style-name="T96">(in: errorh1, camposh1 desh1; out: error1, campos1, tam1)</text:span></text:span><text:span text:style-name="Fuente_20_de_20_párrafo_20_predeter."><text:span text:style-name="T96"> → </text:span></text:span><text:span text:style-name="Fuente_20_de_20_párrafo_20_predeter."><text:span text:style-name="T68">λ</text:span></text:span></text:p>
      <text:p text:style-name="P46"><text:soft-page-break/><text:span text:style-name="Fuente_20_de_20_párrafo_20_predeter."><text:span text:style-name="T68">{</text:span></text:span></text:p>
      <text:p text:style-name="P46"><text:span text:style-name="Fuente_20_de_20_párrafo_20_predeter."><text:span text:style-name="T68"><text:tab/></text:span></text:span><text:span text:style-name="Fuente_20_de_20_párrafo_20_predeter."><text:span text:style-name="T67">error1= errorh1;</text:span></text:span></text:p>
      <text:p text:style-name="P46"><text:span text:style-name="Fuente_20_de_20_párrafo_20_predeter."><text:span text:style-name="T67"><text:tab/>campos1 = camposh1</text:span></text:span></text:p>
      <text:p text:style-name="P46"><text:span text:style-name="Fuente_20_de_20_párrafo_20_predeter."><text:span text:style-name="T67"><text:tab/>tam1 = desh1</text:span></text:span></text:p>
      <text:p text:style-name="P77"><text:span text:style-name="Fuente_20_de_20_párrafo_20_predeter."><text:span text:style-name="T74">}</text:span></text:span></text:p>
      <text:p text:style-name="P24"><text:span text:style-name="Fuente_20_de_20_párrafo_20_predeter."><text:span text:style-name="T75"/></text:span></text:p>
      <text:p text:style-name="P121"/>
      <text:p text:style-name="P114">Campo<text:span text:style-name="Fuente_20_de_20_párrafo_20_predeter."><text:span text:style-name="T95">(in: desh1; out: error1, id1, campo1, tam1)</text:span></text:span> → </text:p>
      <text:p text:style-name="P114"><text:tab/>id(out: lex)</text:p>
      <text:p text:style-name="P114"><text:tab/>dosPuntos() </text:p>
      <text:p text:style-name="P72">Tipo(out: error2, tipo2)</text:p>
      <text:p text:style-name="P72">{</text:p>
      <text:p text:style-name="P69"><text:s text:c="4"/>campo1 =</text:p>
      <text:p text:style-name="P69"><text:s text:c="8"/>&lt;</text:p>
      <text:p text:style-name="P69"><text:s text:c="12"/>id:lex,</text:p>
      <text:p text:style-name="P69"><text:s text:c="12"/>tipo:tipo2,</text:p>
      <text:p text:style-name="P69"><text:s text:c="12"/>desp:desh1</text:p>
      <text:p text:style-name="P69"><text:s text:c="8"/>&gt;</text:p>
      <text:p text:style-name="P69"><text:s text:c="4"/>tam1 <text:s text:c="2"/>= tipo2.tam</text:p>
      <text:p text:style-name="P122">error1 = error2 v ¬existeRef(ts,tipo2)</text:p>
      <text:p text:style-name="P72">}</text:p>
      <text:p text:style-name="P116"/>
      <text:p text:style-name="P116"/>
      <text:p text:style-name="P25">Instrucciones(out: error1) →</text:p>
      <text:p text:style-name="P58">Instrucción(out: error2)</text:p>
      <text:p text:style-name="P58">{</text:p>
      <text:p text:style-name="P55"><text:span text:style-name="Fuente_20_de_20_párrafo_20_predeter."><text:span text:style-name="T16"><text:tab/></text:span></text:span><text:span text:style-name="Fuente_20_de_20_párrafo_20_predeter."><text:span text:style-name="T16">errorh3 = error2</text:span></text:span></text:p>
      <text:p text:style-name="P58">}</text:p>
      <text:p text:style-name="P58">InstruccionesRec(in: errorh3; out: error3)</text:p>
      <text:p text:style-name="P58">{</text:p>
      <text:p text:style-name="P55"><text:tab/><text:span text:style-name="Fuente_20_de_20_párrafo_20_predeter."><text:span text:style-name="T16">error1 = error3</text:span></text:span></text:p>
      <text:p text:style-name="P58">}</text:p>
      <text:p text:style-name="P24"/>
      <text:p text:style-name="P24"><text:tab/></text:p>
      <text:p text:style-name="P25">InstruccionesRec(in: errorh1; out: error1) →</text:p>
      <text:p text:style-name="P25"><text:tab/>puntoYComa()</text:p>
      <text:p text:style-name="P58">Instrucción(out: error2)</text:p>
      <text:p text:style-name="P58">{</text:p>
      <text:p text:style-name="P55"><text:tab/>errorh3=error1<text:span text:style-name="Fuente_20_de_20_párrafo_20_predeter."><text:span text:style-name="T16"> v errorh1</text:span></text:span></text:p>
      <text:p text:style-name="P58">}</text:p>
      <text:p text:style-name="P58">InstruccionesRec(in: errorh3; out: error3)</text:p>
      <text:p text:style-name="P58">{</text:p>
      <text:p text:style-name="P55"><text:tab/><text:span text:style-name="Fuente_20_de_20_párrafo_20_predeter."><text:span text:style-name="T16">error1 = error3</text:span></text:span></text:p>
      <text:p text:style-name="P58">}</text:p>
      <text:p text:style-name="P25"><text:tab/></text:p>
      <text:p text:style-name="P24"/>
      <text:p text:style-name="P24"><text:tab/></text:p>
      <text:p text:style-name="P25">InstruccionesRec(in: error1h; out: error1) → <text:bookmark-start text:name="__DdeLink__20807_213522392"/>λ<text:bookmark-end text:name="__DdeLink__20807_213522392"/></text:p>
      <text:p text:style-name="P58">{</text:p>
      <text:p text:style-name="P58"><text:span text:style-name="Fuente_20_de_20_párrafo_20_predeter."><text:span text:style-name="T17"><text:tab/></text:span></text:span><text:span text:style-name="Fuente_20_de_20_párrafo_20_predeter."><text:span text:style-name="T17">error1 = error1h</text:span></text:span></text:p>
      <text:p text:style-name="P46"><text:span text:style-name="Fuente_20_de_20_párrafo_20_predeter."><text:span text:style-name="T36">}</text:span></text:span></text:p>
      <text:p text:style-name="Standard"><text:span text:style-name="Fuente_20_de_20_párrafo_20_predeter."><text:span text:style-name="T31"/></text:span></text:p>
      <text:p text:style-name="P32"><text:span text:style-name="Fuente_20_de_20_párrafo_20_predeter."><text:span text:style-name="T31"/></text:span></text:p>
      <text:p text:style-name="P32"/>
      <text:p text:style-name="Standard"><text:span text:style-name="Fuente_20_de_20_párrafo_20_predeter."><text:span text:style-name="T78">Instrucción</text:span></text:span><text:bookmark-start text:name="__DdeLink__52441_2085866184"/><text:span text:style-name="Fuente_20_de_20_párrafo_20_predeter."><text:span text:style-name="T78">(out: error1)</text:span></text:span><text:bookmark-end text:name="__DdeLink__52441_2085866184"/><text:span text:style-name="Fuente_20_de_20_párrafo_20_predeter."><text:span text:style-name="T78"> → </text:span></text:span></text:p>
      <text:p text:style-name="P46"><text:span text:style-name="Fuente_20_de_20_párrafo_20_predeter."><text:span text:style-name="T78">InsProcedimiento</text:span></text:span><text:bookmark-start text:name="__DdeLink__52443_2085866184"/><text:span text:style-name="Fuente_20_de_20_párrafo_20_predeter."><text:span text:style-name="T78">(out: error 2)</text:span></text:span><text:bookmark-end text:name="__DdeLink__52443_2085866184"/></text:p>
      <text:p text:style-name="P46"><text:span text:style-name="Fuente_20_de_20_párrafo_20_predeter."><text:span text:style-name="T78">{</text:span></text:span></text:p>
      <text:p text:style-name="P46"><text:span text:style-name="Fuente_20_de_20_párrafo_20_predeter."><text:span text:style-name="T81"><text:tab/></text:span></text:span><text:bookmark-start text:name="__DdeLink__52446_2085866184"/><text:span text:style-name="Fuente_20_de_20_párrafo_20_predeter."><text:span text:style-name="T81">error1 = error2</text:span></text:span><text:bookmark-end text:name="__DdeLink__52446_2085866184"/></text:p>
      <text:p text:style-name="P46"><text:span text:style-name="Fuente_20_de_20_párrafo_20_predeter."><text:span text:style-name="T78">}</text:span></text:span></text:p>
      <text:p text:style-name="P34"/>
      <text:p text:style-name="P34"><text:soft-page-break/>Instrucción<text:span text:style-name="Fuente_20_de_20_párrafo_20_predeter."><text:span text:style-name="T62">(out: error1)</text:span></text:span> → </text:p>
      <text:p text:style-name="P71">InsLectura<text:span text:style-name="Fuente_20_de_20_párrafo_20_predeter."><text:span text:style-name="T62">(out: error 2)</text:span></text:span></text:p>
      <text:p text:style-name="P71">{</text:p>
      <text:p text:style-name="P71"><text:span text:style-name="Fuente_20_de_20_párrafo_20_predeter."><text:span text:style-name="T4"><text:tab/></text:span></text:span><text:span text:style-name="Fuente_20_de_20_párrafo_20_predeter."><text:span text:style-name="T63">error1 = error2</text:span></text:span></text:p>
      <text:p text:style-name="P71">}</text:p>
      <text:p text:style-name="P34"/>
      <text:p text:style-name="P34">Instrucción<text:span text:style-name="Fuente_20_de_20_párrafo_20_predeter."><text:span text:style-name="T62">(out: error1)</text:span></text:span> → </text:p>
      <text:p text:style-name="P71">InsEscritura<text:span text:style-name="Fuente_20_de_20_párrafo_20_predeter."><text:span text:style-name="T62">(out: error 2)</text:span></text:span></text:p>
      <text:p text:style-name="P71">{</text:p>
      <text:p text:style-name="P71"><text:span text:style-name="Fuente_20_de_20_párrafo_20_predeter."><text:span text:style-name="T4"><text:tab/></text:span></text:span><text:span text:style-name="Fuente_20_de_20_párrafo_20_predeter."><text:span text:style-name="T63">error1 = error2</text:span></text:span></text:p>
      <text:p text:style-name="P71">{</text:p>
      <text:p text:style-name="P34"/>
      <text:p text:style-name="P34">Instrucción<text:span text:style-name="Fuente_20_de_20_párrafo_20_predeter."><text:span text:style-name="T62">(out: error1)</text:span></text:span> → </text:p>
      <text:p text:style-name="P71">InsAsignación<text:span text:style-name="Fuente_20_de_20_párrafo_20_predeter."><text:span text:style-name="T62">(out: error 2)</text:span></text:span></text:p>
      <text:p text:style-name="P71">{</text:p>
      <text:p text:style-name="P68"><text:tab/><text:span text:style-name="Fuente_20_de_20_párrafo_20_predeter."><text:span text:style-name="T62">error1 = error2</text:span></text:span></text:p>
      <text:p text:style-name="P71">}</text:p>
      <text:p text:style-name="P36"/>
      <text:p text:style-name="P36">Instrucción<text:span text:style-name="Fuente_20_de_20_párrafo_20_predeter."><text:span text:style-name="T62">(out: error1)</text:span></text:span> → </text:p>
      <text:p text:style-name="P76">InsCompuesta<text:span text:style-name="Fuente_20_de_20_párrafo_20_predeter."><text:span text:style-name="T62">(out: error 2)</text:span></text:span></text:p>
      <text:p text:style-name="P76">{</text:p>
      <text:p text:style-name="P76"><text:span text:style-name="Fuente_20_de_20_párrafo_20_predeter."><text:span text:style-name="T63"><text:tab/></text:span></text:span><text:span text:style-name="Fuente_20_de_20_párrafo_20_predeter."><text:span text:style-name="T63">error1 = error2</text:span></text:span></text:p>
      <text:p text:style-name="P76">}</text:p>
      <text:p text:style-name="P76"/>
      <text:p text:style-name="P36">Instrucción<text:span text:style-name="Fuente_20_de_20_párrafo_20_predeter."><text:span text:style-name="T62">(out: error1)</text:span></text:span> → </text:p>
      <text:p text:style-name="P76">InsIf<text:span text:style-name="Fuente_20_de_20_párrafo_20_predeter."><text:span text:style-name="T62">(out: error 2)</text:span></text:span></text:p>
      <text:p text:style-name="P76">{</text:p>
      <text:p text:style-name="P76"><text:span text:style-name="Fuente_20_de_20_párrafo_20_predeter."><text:span text:style-name="T63"><text:tab/></text:span></text:span><text:span text:style-name="Fuente_20_de_20_párrafo_20_predeter."><text:span text:style-name="T63">error1 = error2</text:span></text:span></text:p>
      <text:p text:style-name="P76">}</text:p>
      <text:p text:style-name="P36"/>
      <text:p text:style-name="P36">Instrucción<text:span text:style-name="Fuente_20_de_20_párrafo_20_predeter."><text:span text:style-name="T62">(out: error1)</text:span></text:span> →</text:p>
      <text:p text:style-name="P76">InsWhile<text:span text:style-name="Fuente_20_de_20_párrafo_20_predeter."><text:span text:style-name="T62">(out: error 2)</text:span></text:span></text:p>
      <text:p text:style-name="P76">{</text:p>
      <text:p text:style-name="P55"><text:tab/><text:span text:style-name="Fuente_20_de_20_párrafo_20_predeter.">error1 = error2</text:span></text:p>
      <text:p text:style-name="P76">}</text:p>
      <text:p text:style-name="P36"/>
      <text:p text:style-name="P36">Instrucción<text:span text:style-name="Fuente_20_de_20_párrafo_20_predeter."><text:span text:style-name="T62">(out: error1)</text:span></text:span> →</text:p>
      <text:p text:style-name="P76">InsFor<text:span text:style-name="Fuente_20_de_20_párrafo_20_predeter."><text:span text:style-name="T62">(out: error 2)</text:span></text:span></text:p>
      <text:p text:style-name="P76">{</text:p>
      <text:p text:style-name="P55"><text:tab/><text:span text:style-name="Fuente_20_de_20_párrafo_20_predeter.">error1 = error2</text:span></text:p>
      <text:p text:style-name="P76">}</text:p>
      <text:p text:style-name="P36">Instrucción<text:span text:style-name="Fuente_20_de_20_párrafo_20_predeter."><text:span text:style-name="T62">(out: error1)</text:span></text:span> → </text:p>
      <text:p text:style-name="P76">InsNew<text:span text:style-name="Fuente_20_de_20_párrafo_20_predeter."><text:span text:style-name="T62">(out: error 2)</text:span></text:span></text:p>
      <text:p text:style-name="P76">{</text:p>
      <text:p text:style-name="P76"><text:span text:style-name="Fuente_20_de_20_párrafo_20_predeter."><text:span text:style-name="T63"><text:tab/></text:span></text:span><text:span text:style-name="Fuente_20_de_20_párrafo_20_predeter."><text:span text:style-name="T63">error1 = error2</text:span></text:span></text:p>
      <text:p text:style-name="P76">}</text:p>
      <text:p text:style-name="P36"/>
      <text:p text:style-name="P36">Instrucción<text:span text:style-name="Fuente_20_de_20_párrafo_20_predeter."><text:span text:style-name="T62">(out: error1)</text:span></text:span> →</text:p>
      <text:p text:style-name="P76">InsDis<text:span text:style-name="Fuente_20_de_20_párrafo_20_predeter."><text:span text:style-name="T62">(out: error 2)</text:span></text:span></text:p>
      <text:p text:style-name="P76">{</text:p>
      <text:p text:style-name="P76"><text:span text:style-name="Fuente_20_de_20_párrafo_20_predeter."><text:span text:style-name="T63"><text:tab/></text:span></text:span><text:span text:style-name="Fuente_20_de_20_párrafo_20_predeter."><text:span text:style-name="T63">error1 = error2</text:span></text:span></text:p>
      <text:p text:style-name="P76">}</text:p>
      <text:p text:style-name="P74"/>
      <text:p text:style-name="P32"/>
      <text:p text:style-name="Standard"><text:span text:style-name="Fuente_20_de_20_párrafo_20_predeter."><text:span text:style-name="T78">InsProcedimiento</text:span></text:span><text:span text:style-name="Fuente_20_de_20_párrafo_20_predeter."><text:span text:style-name="T78">(out: error1)</text:span></text:span><text:span text:style-name="Fuente_20_de_20_párrafo_20_predeter."><text:span text:style-name="T78"> → </text:span></text:span></text:p>
      <text:p text:style-name="Standard"><text:span text:style-name="Fuente_20_de_20_párrafo_20_predeter."><text:span text:style-name="T78"><text:tab/>id</text:span></text:span><text:span text:style-name="Fuente_20_de_20_párrafo_20_predeter."><text:span text:style-name="T78">(out: lex)</text:span></text:span></text:p>
      <text:p text:style-name="P46"><text:span text:style-name="Fuente_20_de_20_párrafo_20_predeter."><text:span text:style-name="T78">{</text:span></text:span></text:p>
      <text:p text:style-name="P46"><text:span text:style-name="Fuente_20_de_20_párrafo_20_predeter."><text:span text:style-name="T81"><text:tab/></text:span></text:span><text:span text:style-name="Fuente_20_de_20_párrafo_20_predeter."><text:span text:style-name="T81">params</text:span></text:span><text:span text:style-name="Fuente_20_de_20_párrafo_20_predeter."><text:span text:style-name="T81"> = </text:span></text:span><text:span text:style-name="Fuente_20_de_20_párrafo_20_predeter."><text:span text:style-name="T81">ts</text:span></text:span><text:span text:style-name="Fuente_20_de_20_párrafo_20_predeter."><text:span text:style-name="T81">[lex].tipo.parametros</text:span></text:span></text:p>
      <text:p text:style-name="P46"><text:span text:style-name="Fuente_20_de_20_párrafo_20_predeter."><text:span text:style-name="T81"><text:tab/></text:span></text:span><text:span text:style-name="Fuente_20_de_20_párrafo_20_predeter."><text:span text:style-name="T81">cod + = apilar-ret</text:span></text:span></text:p>
      <text:p text:style-name="P46"><text:span text:style-name="Fuente_20_de_20_párrafo_20_predeter."><text:span text:style-name="T81"><text:tab/>etq += longApilaRet</text:span></text:span></text:p>
      <text:p text:style-name="P46"><text:soft-page-break/><text:span text:style-name="Fuente_20_de_20_párrafo_20_predeter."><text:span text:style-name="T78">}</text:span></text:span></text:p>
      <text:p text:style-name="P46"><text:span text:style-name="Fuente_20_de_20_párrafo_20_predeter."><text:span text:style-name="T78">AParametros</text:span></text:span><text:span text:style-name="Fuente_20_de_20_párrafo_20_predeter."><text:span text:style-name="T78">(out: error2)</text:span></text:span></text:p>
      <text:p text:style-name="P46"><text:span text:style-name="Fuente_20_de_20_párrafo_20_predeter."><text:span text:style-name="T78">{</text:span></text:span></text:p>
      <text:p text:style-name="P46"><text:span text:style-name="Fuente_20_de_20_párrafo_20_predeter."><text:span text:style-name="T78"><text:tab/></text:span></text:span><text:span text:style-name="Fuente_20_de_20_párrafo_20_predeter."><text:span text:style-name="T81">error1 = error2 v</text:span></text:span><text:span text:style-name="Fuente_20_de_20_párrafo_20_predeter."><text:span text:style-name="T81"> ¬existeID(lex) v </text:span></text:span><text:span text:style-name="Fuente_20_de_20_párrafo_20_predeter."><text:span text:style-name="T81">ts</text:span></text:span><text:span text:style-name="Fuente_20_de_20_párrafo_20_predeter."><text:span text:style-name="T81">[lex].clase != proc</text:span></text:span></text:p>
      <text:p text:style-name="P46"><text:span text:style-name="Fuente_20_de_20_párrafo_20_predeter."><text:span text:style-name="T81"><text:tab/></text:span></text:span><text:span text:style-name="Fuente_20_de_20_párrafo_20_predeter."><text:span text:style-name="T81">cod += ir-a(ts[lex].inicio)</text:span></text:span></text:p>
      <text:p text:style-name="P46"><text:span text:style-name="Fuente_20_de_20_párrafo_20_predeter."><text:span text:style-name="T81"><text:tab/>etq += 1</text:span></text:span></text:p>
      <text:p text:style-name="P46"><text:span text:style-name="Fuente_20_de_20_párrafo_20_predeter."><text:span text:style-name="T78">}</text:span></text:span></text:p>
      <text:p text:style-name="Standard"><text:span text:style-name="Fuente_20_de_20_párrafo_20_predeter."><text:span text:style-name="T78"/></text:span></text:p>
      <text:p text:style-name="Standard"><text:span text:style-name="Fuente_20_de_20_párrafo_20_predeter."><text:span text:style-name="T78"/></text:span></text:p>
      <text:p text:style-name="Standard"><text:span text:style-name="Fuente_20_de_20_párrafo_20_predeter."><text:span text:style-name="T78">AParametros</text:span></text:span><text:span text:style-name="Fuente_20_de_20_párrafo_20_predeter."><text:span text:style-name="T78">(</text:span></text:span><text:bookmark-start text:name="__DdeLink__52449_2085866184"/><text:span text:style-name="Fuente_20_de_20_párrafo_20_predeter."><text:span text:style-name="T78">out: error1</text:span></text:span><text:bookmark-end text:name="__DdeLink__52449_2085866184"/><text:span text:style-name="Fuente_20_de_20_párrafo_20_predeter."><text:span text:style-name="T78">)</text:span></text:span><text:span text:style-name="Fuente_20_de_20_párrafo_20_predeter."><text:span text:style-name="T78"> → </text:span></text:span></text:p>
      <text:p text:style-name="P46"><text:span text:style-name="Fuente_20_de_20_párrafo_20_predeter."><text:span text:style-name="T78">abrePar()</text:span></text:span></text:p>
      <text:p text:style-name="P46"><text:span text:style-name="Fuente_20_de_20_párrafo_20_predeter."><text:span text:style-name="T78">{</text:span></text:span></text:p>
      <text:p text:style-name="P46"><text:span text:style-name="Fuente_20_de_20_párrafo_20_predeter."><text:span text:style-name="T81"><text:tab/></text:span></text:span><text:span text:style-name="Fuente_20_de_20_párrafo_20_predeter."><text:span text:style-name="T81">etq += longInicioPaso</text:span></text:span></text:p>
      <text:p text:style-name="P46"><text:span text:style-name="Fuente_20_de_20_párrafo_20_predeter."><text:span text:style-name="T81"><text:tab/>cod += inicio-paso</text:span></text:span></text:p>
      <text:p text:style-name="P46"><text:span text:style-name="Fuente_20_de_20_párrafo_20_predeter."><text:span text:style-name="T78">}</text:span></text:span></text:p>
      <text:p text:style-name="P46"><text:span text:style-name="Fuente_20_de_20_párrafo_20_predeter."><text:span text:style-name="T78">LAParametros</text:span></text:span><text:span text:style-name="Fuente_20_de_20_párrafo_20_predeter."><text:span text:style-name="T78">(</text:span></text:span><text:bookmark-start text:name="__DdeLink__52451_2085866184"/><text:span text:style-name="Fuente_20_de_20_párrafo_20_predeter."><text:span text:style-name="T78">out: error2</text:span></text:span><text:bookmark-end text:name="__DdeLink__52451_2085866184"/><text:span text:style-name="Fuente_20_de_20_párrafo_20_predeter."><text:span text:style-name="T78">)</text:span></text:span></text:p>
      <text:p text:style-name="P46"><text:span text:style-name="Fuente_20_de_20_párrafo_20_predeter."><text:span text:style-name="T78">cierraPar()</text:span></text:span></text:p>
      <text:p text:style-name="P46"><text:span text:style-name="Fuente_20_de_20_párrafo_20_predeter."><text:span text:style-name="T78">{</text:span></text:span></text:p>
      <text:p text:style-name="P46"><text:span text:style-name="Fuente_20_de_20_párrafo_20_predeter."><text:span text:style-name="T78"><text:tab/></text:span></text:span><text:span text:style-name="Fuente_20_de_20_párrafo_20_predeter."><text:span text:style-name="T81">error1 = error2</text:span></text:span></text:p>
      <text:p text:style-name="P46"><text:span text:style-name="Fuente_20_de_20_párrafo_20_predeter."><text:span text:style-name="T81"><text:tab/></text:span></text:span><text:span text:style-name="Fuente_20_de_20_párrafo_20_predeter."><text:span text:style-name="T81">cod += fin-paso</text:span></text:span></text:p>
      <text:p text:style-name="P46"><text:span text:style-name="Fuente_20_de_20_párrafo_20_predeter."><text:span text:style-name="T81"><text:tab/>etq += longFinPase</text:span></text:span></text:p>
      <text:p text:style-name="P46"><text:span text:style-name="Fuente_20_de_20_párrafo_20_predeter."><text:span text:style-name="T78">}</text:span></text:span></text:p>
      <text:p text:style-name="Standard"><text:span text:style-name="Fuente_20_de_20_párrafo_20_predeter."><text:span text:style-name="T82">AParametros</text:span></text:span><text:span text:style-name="Fuente_20_de_20_párrafo_20_predeter."><text:span text:style-name="T82">(</text:span></text:span><text:span text:style-name="Fuente_20_de_20_párrafo_20_predeter."><text:span text:style-name="T82">out: error1</text:span></text:span><text:span text:style-name="Fuente_20_de_20_párrafo_20_predeter."><text:span text:style-name="T82">)</text:span></text:span><text:span text:style-name="Fuente_20_de_20_párrafo_20_predeter."><text:span text:style-name="T78"> → </text:span></text:span><text:span text:style-name="Fuente_20_de_20_párrafo_20_predeter."><text:span text:style-name="T87">λ</text:span></text:span></text:p>
      <text:p text:style-name="P46"><text:span text:style-name="Fuente_20_de_20_párrafo_20_predeter."><text:span text:style-name="T87">{</text:span></text:span></text:p>
      <text:p text:style-name="P46"><text:span text:style-name="Fuente_20_de_20_párrafo_20_predeter."><text:span text:style-name="T67"><text:tab/></text:span></text:span><text:span text:style-name="Fuente_20_de_20_párrafo_20_predeter."><text:span text:style-name="T67">error1 = </text:span></text:span><text:span text:style-name="Fuente_20_de_20_párrafo_20_predeter."><text:span text:style-name="T67">|params|</text:span></text:span><text:span text:style-name="Fuente_20_de_20_párrafo_20_predeter."><text:span text:style-name="T67"> &gt; 0</text:span></text:span></text:p>
      <text:p text:style-name="P46"><text:span text:style-name="Fuente_20_de_20_párrafo_20_predeter."><text:span text:style-name="T87">}</text:span></text:span></text:p>
      <text:p text:style-name="P25"><text:span text:style-name="Fuente_20_de_20_párrafo_20_predeter."/></text:p>
      <text:p text:style-name="P25"><text:span text:style-name="Fuente_20_de_20_párrafo_20_predeter.">LAParametros</text:span><text:span text:style-name="Fuente_20_de_20_párrafo_20_predeter.">(</text:span><text:span text:style-name="Fuente_20_de_20_párrafo_20_predeter.">out: error</text:span><text:span text:style-name="Fuente_20_de_20_párrafo_20_predeter.">1</text:span><text:span text:style-name="Fuente_20_de_20_párrafo_20_predeter.">)</text:span><text:span text:style-name="Fuente_20_de_20_párrafo_20_predeter."> → </text:span></text:p>
      <text:p text:style-name="P58"><text:span text:style-name="Fuente_20_de_20_párrafo_20_predeter.">{</text:span></text:p>
      <text:p text:style-name="Standard"><text:span text:style-name="Fuente_20_de_20_párrafo_20_predeter."><text:span text:style-name="T31"><text:tab/><text:tab/></text:span></text:span><text:span text:style-name="Fuente_20_de_20_párrafo_20_predeter."><text:span text:style-name="T31">etq += 1</text:span></text:span></text:p>
      <text:p text:style-name="Standard"><text:span text:style-name="Fuente_20_de_20_párrafo_20_predeter."><text:span text:style-name="T31"><text:tab/><text:tab/></text:span></text:span><text:span text:style-name="Fuente_20_de_20_párrafo_20_predeter."><text:span text:style-name="T31">cod += copia</text:span></text:span></text:p>
      <text:p text:style-name="Standard"><text:span text:style-name="Fuente_20_de_20_párrafo_20_predeter."><text:span text:style-name="T31"><text:tab/><text:tab/>parh2 = </text:span></text:span><text:span text:style-name="Fuente_20_de_20_párrafo_20_predeter."><text:span text:style-name="T31">params</text:span></text:span><text:span text:style-name="Fuente_20_de_20_párrafo_20_predeter."><text:span text:style-name="T31">[</text:span></text:span><text:span text:style-name="Fuente_20_de_20_párrafo_20_predeter."><text:span text:style-name="T31">0].modo == var</text:span></text:span></text:p>
      <text:p text:style-name="P58"><text:span text:style-name="Fuente_20_de_20_párrafo_20_predeter.">}</text:span></text:p>
      <text:p text:style-name="P58"><text:span text:style-name="Fuente_20_de_20_párrafo_20_predeter.">Expresion</text:span><text:bookmark-start text:name="__DdeLink__52458_2085866184"/><text:span text:style-name="Fuente_20_de_20_párrafo_20_predeter.">(in: parh2; out: tipo2, modo2)</text:span><text:bookmark-end text:name="__DdeLink__52458_2085866184"/></text:p>
      <text:p text:style-name="P58"><text:span text:style-name="Fuente_20_de_20_párrafo_20_predeter.">{</text:span></text:p>
      <text:p text:style-name="P58"><text:span text:style-name="Fuente_20_de_20_párrafo_20_predeter."><text:tab/></text:span><text:span text:style-name="Fuente_20_de_20_párrafo_20_predeter."><text:span text:style-name="T4">nparam_h3 = 1</text:span></text:span></text:p>
      <text:p text:style-name="P58"><text:span text:style-name="Fuente_20_de_20_párrafo_20_predeter."><text:span text:style-name="T112"><text:tab/>errorh</text:span></text:span><text:span text:style-name="Fuente_20_de_20_párrafo_20_predeter."><text:span text:style-name="T112">3</text:span></text:span><text:span text:style-name="Fuente_20_de_20_párrafo_20_predeter."><text:span text:style-name="T112"> = </text:span></text:span><text:span text:style-name="Fuente_20_de_20_párrafo_20_predeter."><text:span text:style-name="T112">(tipo2 == &lt;t:</text:span></text:span><text:span text:style-name="Fuente_20_de_20_párrafo_20_predeter."><text:span text:style-name="T112">error</text:span></text:span><text:span text:style-name="Fuente_20_de_20_párrafo_20_predeter."><text:span text:style-name="T112">&gt;)</text:span></text:span><text:span text:style-name="Fuente_20_de_20_párrafo_20_predeter."><text:span text:style-name="T112"> v </text:span></text:span><text:span text:style-name="Fuente_20_de_20_párrafo_20_predeter."><text:span text:style-name="T112">(</text:span></text:span><text:span text:style-name="Fuente_20_de_20_párrafo_20_predeter."><text:span text:style-name="T112">|</text:span></text:span><text:span text:style-name="Fuente_20_de_20_párrafo_20_predeter."><text:span text:style-name="T112">params</text:span></text:span><text:span text:style-name="Fuente_20_de_20_párrafo_20_predeter."><text:span text:style-name="T112">|) &lt; 1 </text:span></text:span><text:span text:style-name="Fuente_20_de_20_párrafo_20_predeter."><text:span text:style-name="T120">v</text:span></text:span><text:span text:style-name="Fuente_20_de_20_párrafo_20_predeter."><text:span text:style-name="T112"> (</text:span></text:span><text:span text:style-name="Fuente_20_de_20_párrafo_20_predeter."><text:span text:style-name="T112">params</text:span></text:span><text:span text:style-name="Fuente_20_de_20_párrafo_20_predeter."><text:span text:style-name="T4">[0].modo = var </text:span></text:span><text:bookmark-start text:name="__DdeLink__14735_1844718597"/><text:span text:style-name="Fuente_20_de_20_párrafo_20_predeter."><text:span text:style-name="T112">٨</text:span></text:span><text:bookmark-end text:name="__DdeLink__14735_1844718597"/><text:span text:style-name="Fuente_20_de_20_párrafo_20_predeter."><text:span text:style-name="T112"> modo2 = val) </text:span></text:span><text:span text:style-name="Fuente_20_de_20_párrafo_20_predeter."><text:span text:style-name="T120">v</text:span></text:span></text:p>
      <text:p text:style-name="P58"><text:span text:style-name="Fuente_20_de_20_párrafo_20_predeter."><text:span text:style-name="T112"><text:tab/><text:tab/><text:tab/></text:span></text:span><text:span text:style-name="Fuente_20_de_20_párrafo_20_predeter."><text:span text:style-name="T112">NOT</text:span></text:span><text:span text:style-name="Fuente_20_de_20_párrafo_20_predeter."><text:span text:style-name="T112"> compatibles(</text:span></text:span><text:span text:style-name="Fuente_20_de_20_párrafo_20_predeter."><text:span text:style-name="T112">params</text:span></text:span><text:span text:style-name="Fuente_20_de_20_párrafo_20_predeter."><text:span text:style-name="T112">[0].tipo, tipo, </text:span></text:span><text:span text:style-name="Fuente_20_de_20_párrafo_20_predeter."><text:span text:style-name="T112">ts</text:span></text:span><text:span text:style-name="Fuente_20_de_20_párrafo_20_predeter."><text:span text:style-name="T112">)</text:span></text:span></text:p>
      <text:p text:style-name="Standard"><text:span text:style-name="Fuente_20_de_20_párrafo_20_predeter."><text:span text:style-name="T31"><text:tab/><text:tab/></text:span></text:span><text:span text:style-name="Fuente_20_de_20_párrafo_20_predeter."><text:span text:style-name="T31">cod += pasoParametro(modo2,</text:span></text:span><text:span text:style-name="Fuente_20_de_20_párrafo_20_predeter."><text:span text:style-name="T31">params</text:span></text:span><text:span text:style-name="Fuente_20_de_20_párrafo_20_predeter."><text:span text:style-name="T31">[0])</text:span></text:span></text:p>
      <text:p text:style-name="Standard"><text:span text:style-name="Fuente_20_de_20_párrafo_20_predeter."><text:span text:style-name="T31"><text:tab/><text:tab/>etq += longPaseoParametro</text:span></text:span></text:p>
      <text:p text:style-name="P58"><text:span text:style-name="Fuente_20_de_20_párrafo_20_predeter.">}</text:span></text:p>
      <text:p text:style-name="P58"><text:span text:style-name="Fuente_20_de_20_párrafo_20_predeter.">LAParametrosRec</text:span><text:bookmark-start text:name="__DdeLink__52461_2085866184"/><text:span text:style-name="Fuente_20_de_20_párrafo_20_predeter.">(nparamh3, errorh3; out: error3</text:span><text:span text:style-name="Fuente_20_de_20_párrafo_20_predeter.">)</text:span><text:bookmark-end text:name="__DdeLink__52461_2085866184"/></text:p>
      <text:p text:style-name="P58"><text:span text:style-name="Fuente_20_de_20_párrafo_20_predeter.">{</text:span></text:p>
      <text:p text:style-name="P58"><text:span text:style-name="Fuente_20_de_20_párrafo_20_predeter."><text:span text:style-name="T21"><text:tab/></text:span></text:span><text:span text:style-name="Fuente_20_de_20_párrafo_20_predeter."><text:span text:style-name="T21">error1 = error3</text:span></text:span></text:p>
      <text:p text:style-name="P58"><text:span text:style-name="Fuente_20_de_20_párrafo_20_predeter.">}</text:span></text:p>
      <text:p text:style-name="P25"><text:span text:style-name="Fuente_20_de_20_párrafo_20_predeter."><text:span text:style-name="T112"/></text:span></text:p>
      <text:p text:style-name="P25"><text:span text:style-name="Fuente_20_de_20_párrafo_20_predeter."><text:span text:style-name="T112"/></text:span></text:p>
      <text:p text:style-name="P25"><text:span text:style-name="Fuente_20_de_20_párrafo_20_predeter."/></text:p>
      <text:p text:style-name="P25"><text:span text:style-name="Fuente_20_de_20_párrafo_20_predeter."/></text:p>
      <text:p text:style-name="P25"><text:span text:style-name="Fuente_20_de_20_párrafo_20_predeter.">LAParametrosRec</text:span><text:span text:style-name="Fuente_20_de_20_párrafo_20_predeter.">(in: nparamh</text:span><text:span text:style-name="Fuente_20_de_20_párrafo_20_predeter.">1</text:span><text:span text:style-name="Fuente_20_de_20_párrafo_20_predeter.">, errorh</text:span><text:span text:style-name="Fuente_20_de_20_párrafo_20_predeter.">1</text:span><text:span text:style-name="Fuente_20_de_20_párrafo_20_predeter.">; out: error</text:span><text:span text:style-name="Fuente_20_de_20_párrafo_20_predeter.">1)</text:span><text:span text:style-name="Fuente_20_de_20_párrafo_20_predeter."> →</text:span></text:p>
      <text:p text:style-name="P25"><text:span text:style-name="Fuente_20_de_20_párrafo_20_predeter."><text:tab/></text:span><text:span text:style-name="Fuente_20_de_20_párrafo_20_predeter.">coma()</text:span><text:span text:style-name="Fuente_20_de_20_párrafo_20_predeter."> </text:span></text:p>
      <text:p text:style-name="P58"><text:span text:style-name="Fuente_20_de_20_párrafo_20_predeter.">{</text:span></text:p>
      <text:p text:style-name="P58"><text:span text:style-name="Fuente_20_de_20_párrafo_20_predeter."><text:span text:style-name="T4"><text:tab/></text:span></text:span><text:span text:style-name="Fuente_20_de_20_párrafo_20_predeter."><text:span text:style-name="T4">etq += longDireccionParFormal + 1</text:span></text:span></text:p>
      <text:p text:style-name="P58"><text:span text:style-name="Fuente_20_de_20_párrafo_20_predeter."><text:span text:style-name="T4"><text:tab/>cod += copia</text:span></text:span></text:p>
      <text:p text:style-name="P58"><text:span text:style-name="Fuente_20_de_20_párrafo_20_predeter."><text:span text:style-name="T4"><text:tab/>cod += direccionParFormal(</text:span></text:span><text:span text:style-name="Fuente_20_de_20_párrafo_20_predeter."><text:span text:style-name="T4">fparamsh1[nparamh1])</text:span></text:span></text:p>
      <text:p text:style-name="P58"><text:span text:style-name="Fuente_20_de_20_párrafo_20_predeter."><text:span text:style-name="T4"><text:tab/>parh2 = </text:span></text:span><text:span text:style-name="Fuente_20_de_20_párrafo_20_predeter."><text:span text:style-name="T4">params</text:span></text:span><text:span text:style-name="Fuente_20_de_20_párrafo_20_predeter."><text:span text:style-name="T4">[nparamh1].modo == var</text:span></text:span></text:p>
      <text:p text:style-name="P58"><text:span text:style-name="Fuente_20_de_20_párrafo_20_predeter.">}</text:span></text:p>
      <text:p text:style-name="P58"><text:span text:style-name="Fuente_20_de_20_párrafo_20_predeter.">Expresion</text:span><text:bookmark-start text:name="__DdeLink__52471_2085866184"/><text:span text:style-name="Fuente_20_de_20_párrafo_20_predeter.">(in: parh2; out: tipo2, modo2)</text:span><text:bookmark-end text:name="__DdeLink__52471_2085866184"/></text:p>
      <text:p text:style-name="P58"><text:span text:style-name="Fuente_20_de_20_párrafo_20_predeter.">{</text:span></text:p>
      <text:p text:style-name="P58"><text:span text:style-name="Fuente_20_de_20_párrafo_20_predeter."><text:span text:style-name="T4"><text:tab/></text:span></text:span><text:span text:style-name="Fuente_20_de_20_párrafo_20_predeter."><text:span text:style-name="T57">nparamh3 = nparamh1 + 1</text:span></text:span></text:p>
      <text:p text:style-name="P118"><text:soft-page-break/><text:span text:style-name="Fuente_20_de_20_párrafo_20_predeter."><text:span text:style-name="T57"><text:tab/><text:tab/></text:span></text:span><text:span text:style-name="Fuente_20_de_20_párrafo_20_predeter."><text:span text:style-name="T57">errorh3 = errorh1 v tipo2==&lt;t:error&gt; v |params| &lt; nparamh1 + 1 v </text:span></text:span></text:p>
      <text:p text:style-name="P118"><text:span text:style-name="Fuente_20_de_20_párrafo_20_predeter."><text:span text:style-name="T57"><text:tab/><text:tab/><text:tab/><text:tab/>(params[nparamh1].modo ==var <text:s/></text:span></text:span><text:span text:style-name="Fuente_20_de_20_párrafo_20_predeter."><text:span text:style-name="T58">٨ modo2 == val) v </text:span></text:span></text:p>
      <text:p text:style-name="P118"><text:span text:style-name="Fuente_20_de_20_párrafo_20_predeter."><text:span text:style-name="T58"><text:tab/><text:tab/><text:tab/><text:tab/>NOT compatibles(params[nparamh1].tipo, tipo2, ts)</text:span></text:span></text:p>
      <text:p text:style-name="P118"><text:span text:style-name="Fuente_20_de_20_párrafo_20_predeter."><text:span text:style-name="T58"><text:tab/><text:tab/>etq += longPasoParametro</text:span></text:span></text:p>
      <text:p text:style-name="P108"><text:span text:style-name="Fuente_20_de_20_párrafo_20_predeter."><text:tab/><text:tab/></text:span><text:span text:style-name="Fuente_20_de_20_párrafo_20_predeter.">cod +=</text:span><text:span text:style-name="Fuente_20_de_20_párrafo_20_predeter."> </text:span><text:span text:style-name="Fuente_20_de_20_párrafo_20_predeter."><text:span text:style-name="T42">pasoParametro(modo</text:span></text:span><text:span text:style-name="Fuente_20_de_20_párrafo_20_predeter."><text:span text:style-name="T42">2</text:span></text:span><text:span text:style-name="Fuente_20_de_20_párrafo_20_predeter."><text:span text:style-name="T42">,</text:span></text:span><text:span text:style-name="Fuente_20_de_20_párrafo_20_predeter."><text:span text:style-name="T42">params</text:span></text:span><text:span text:style-name="Fuente_20_de_20_párrafo_20_predeter."><text:span text:style-name="T42">[nparam</text:span></text:span><text:span text:style-name="Fuente_20_de_20_párrafo_20_predeter."><text:span text:style-name="T42">sh1</text:span></text:span><text:span text:style-name="Fuente_20_de_20_párrafo_20_predeter."><text:span text:style-name="T42">])</text:span></text:span></text:p>
      <text:p text:style-name="P58"><text:span text:style-name="Fuente_20_de_20_párrafo_20_predeter.">}</text:span></text:p>
      <text:p text:style-name="P58"><text:span text:style-name="Fuente_20_de_20_párrafo_20_predeter.">LAParametrosRec</text:span><text:bookmark-start text:name="__DdeLink__52468_2085866184"/><text:span text:style-name="Fuente_20_de_20_párrafo_20_predeter.">(in: nparamh3, errorh3; out: error3</text:span><text:span text:style-name="Fuente_20_de_20_párrafo_20_predeter.">)</text:span><text:bookmark-end text:name="__DdeLink__52468_2085866184"/></text:p>
      <text:p text:style-name="P58"><text:span text:style-name="Fuente_20_de_20_párrafo_20_predeter.">{</text:span></text:p>
      <text:p text:style-name="P58"><text:span text:style-name="Fuente_20_de_20_párrafo_20_predeter."><text:span text:style-name="T21"><text:tab/></text:span></text:span><text:span text:style-name="Fuente_20_de_20_párrafo_20_predeter."><text:span text:style-name="T21">error1 = error3</text:span></text:span></text:p>
      <text:p text:style-name="P58"><text:span text:style-name="Fuente_20_de_20_párrafo_20_predeter.">}</text:span></text:p>
      <text:p text:style-name="P25"><text:span text:style-name="Fuente_20_de_20_párrafo_20_predeter."><text:tab/></text:span></text:p>
      <text:p text:style-name="P25"><text:span text:style-name="Fuente_20_de_20_párrafo_20_predeter."><text:span text:style-name="T4"><text:tab/> </text:span></text:span></text:p>
      <text:p text:style-name="P25"><text:span text:style-name="Fuente_20_de_20_párrafo_20_predeter."><text:tab/></text:span></text:p>
      <text:p text:style-name="P25"><text:span text:style-name="Fuente_20_de_20_párrafo_20_predeter."><text:span text:style-name="T112"/></text:span></text:p>
      <text:p text:style-name="P25"><text:span text:style-name="Fuente_20_de_20_párrafo_20_predeter.">LAParametrosRec</text:span><text:span text:style-name="Fuente_20_de_20_párrafo_20_predeter.">(nparamh3, errorh3; out: error3</text:span><text:span text:style-name="Fuente_20_de_20_párrafo_20_predeter.">)</text:span><text:span text:style-name="Fuente_20_de_20_párrafo_20_predeter."> → λ</text:span></text:p>
      <text:p text:style-name="P58"><text:span text:style-name="Fuente_20_de_20_párrafo_20_predeter.">{</text:span></text:p>
      <text:p text:style-name="P58"><text:span text:style-name="Fuente_20_de_20_párrafo_20_predeter."><text:span text:style-name="T17"><text:tab/></text:span></text:span><text:span text:style-name="Fuente_20_de_20_párrafo_20_predeter."><text:span text:style-name="T17">error3= errorh3</text:span></text:span></text:p>
      <text:p text:style-name="P46"><text:span text:style-name="Fuente_20_de_20_párrafo_20_predeter."><text:span text:style-name="T2">}</text:span></text:span></text:p>
      <text:p text:style-name="Standard"><text:span text:style-name="Fuente_20_de_20_párrafo_20_predeter."><text:span text:style-name="T37"/></text:span></text:p>
      <text:p text:style-name="P34">InsLectura(out: error1) → <text:s/></text:p>
      <text:p text:style-name="P34"><text:tab/>in()</text:p>
      <text:p text:style-name="P34"><text:tab/>abrePar()</text:p>
      <text:p text:style-name="P34"><text:tab/>id(out:lex)</text:p>
      <text:p text:style-name="P34"><text:tab/>cierraPar()</text:p>
      <text:p text:style-name="P71">{</text:p>
      <text:p text:style-name="P71"><text:tab/><text:span text:style-name="T4">error1 = NOT existeID(ts,lex)</text:span></text:p>
      <text:p text:style-name="P71"><text:span text:style-name="Fuente_20_de_20_párrafo_20_predeter."><text:span text:style-name="T139"><text:tab/>cod += in ts[lex].dir</text:span></text:span></text:p>
      <text:p text:style-name="P71"><text:span text:style-name="Fuente_20_de_20_párrafo_20_predeter."><text:span text:style-name="T139"><text:tab/>etq += 1</text:span></text:span></text:p>
      <text:p text:style-name="P71">}</text:p>
      <text:p text:style-name="P34"/>
      <text:p text:style-name="P34">InsEscritura(out: error1) → </text:p>
      <text:p text:style-name="P34"><text:tab/>out()</text:p>
      <text:p text:style-name="P34"><text:tab/>abrePar()</text:p>
      <text:p text:style-name="P71">{</text:p>
      <text:p text:style-name="P71"><text:tab/></text:p>
      <text:p text:style-name="P68"><text:tab/>parh2 = false</text:p>
      <text:p text:style-name="P68"/>
      <text:p text:style-name="P71">}</text:p>
      <text:p text:style-name="P71">Expresion<text:bookmark-start text:name="__DdeLink__52474_2085866184"/><text:span text:style-name="Fuente_20_de_20_párrafo_20_predeter."><text:span text:style-name="T62">(in: parh2; out: tipo2, modo2)</text:span></text:span><text:bookmark-end text:name="__DdeLink__52474_2085866184"/></text:p>
      <text:p text:style-name="P71">{</text:p>
      <text:p text:style-name="P68"><text:tab/>error1 = (tipo2 = &lt;t:error&gt;)</text:p>
      <text:p text:style-name="P68"><text:tab/>etq += 1</text:p>
      <text:p text:style-name="P68"><text:tab/>cod += out</text:p>
      <text:p text:style-name="P71">}</text:p>
      <text:p text:style-name="P73">cierraPar()</text:p>
      <text:p text:style-name="P34"/>
      <text:p text:style-name="P34"/>
      <text:p text:style-name="P36"/>
      <text:p text:style-name="P36"/>
      <text:p text:style-name="P36"/>
      <text:p text:style-name="P36"/>
      <text:p text:style-name="P36">InsAsignación(out: error1) → </text:p>
      <text:p text:style-name="P76">Mem(out: tipo2)</text:p>
      <text:p text:style-name="P76">dosPuntosIgual()</text:p>
      <text:p text:style-name="P76">{</text:p>
      <text:p text:style-name="P55"><text:tab/>parh3 = false</text:p>
      <text:p text:style-name="P76">}</text:p>
      <text:p text:style-name="P76">Expresión<text:span text:style-name="Fuente_20_de_20_párrafo_20_predeter."><text:span text:style-name="T62">(in: parh</text:span></text:span><text:span text:style-name="Fuente_20_de_20_párrafo_20_predeter."><text:span text:style-name="T62">3</text:span></text:span><text:span text:style-name="Fuente_20_de_20_párrafo_20_predeter."><text:span text:style-name="T62">; out: tipo</text:span></text:span><text:span text:style-name="Fuente_20_de_20_párrafo_20_predeter."><text:span text:style-name="T62">3</text:span></text:span><text:span text:style-name="Fuente_20_de_20_párrafo_20_predeter."><text:span text:style-name="T62">, modo</text:span></text:span><text:span text:style-name="Fuente_20_de_20_párrafo_20_predeter."><text:span text:style-name="T62">3</text:span></text:span><text:span text:style-name="Fuente_20_de_20_párrafo_20_predeter."><text:span text:style-name="T62">)</text:span></text:span></text:p>
      <text:p text:style-name="P76">{</text:p>
      <text:p text:style-name="P79"><text:soft-page-break/><text:tab/>etq += 1</text:p>
      <text:p text:style-name="P55"><text:tab/>error1 = ¬ esCompatible(tipo2, tipo3,ts)</text:p>
      <text:p text:style-name="P79"><text:tab/>si esCompatibleConTipoBasico(tipo2, ts)</text:p>
      <text:p text:style-name="P79"><text:tab/><text:tab/>cod += desapila-ind</text:p>
      <text:p text:style-name="P79"><text:tab/>si no</text:p>
      <text:p text:style-name="P79"><text:tab/><text:tab/>cod += mueve(tipo2.tam)</text:p>
      <text:p text:style-name="P76">}</text:p>
      <text:p text:style-name="P35"/>
      <text:p text:style-name="P35"/>
      <text:p text:style-name="P35"/>
      <text:p text:style-name="P35"/>
      <text:p text:style-name="P36">InsCompuesta(out: error1) → </text:p>
      <text:p text:style-name="P109"><text:tab/>abreCorchete()</text:p>
      <text:p text:style-name="P76">Instrucciones(out: error2)</text:p>
      <text:p text:style-name="P76">cierraCorchete()</text:p>
      <text:p text:style-name="P76">{</text:p>
      <text:p text:style-name="P55"><text:tab/><text:span text:style-name="T94">error1 = error2</text:span></text:p>
      <text:p text:style-name="P76">}</text:p>
      <text:p text:style-name="P35"/>
      <text:p text:style-name="P38">InsIf(out: error1) → </text:p>
      <text:p text:style-name="P38"><text:tab/>if ()</text:p>
      <text:p text:style-name="P80">{</text:p>
      <text:p text:style-name="P67"><text:tab/>parh2 = false</text:p>
      <text:p text:style-name="P80">}</text:p>
      <text:p text:style-name="P80">Expresion(in: parh2; out: tipo2, modo2) </text:p>
      <text:p text:style-name="P80">then ()</text:p>
      <text:p text:style-name="P80">{</text:p>
      <text:p text:style-name="P67"><text:tab/>etq += 1</text:p>
      <text:p text:style-name="P67"><text:tab/><text:span text:style-name="T135">PARCHE: no puedo hacer el ir-f!!</text:span></text:p>
      <text:p text:style-name="P100"><text:tab/>cod += noop</text:p>
      <text:p text:style-name="P67"><text:span text:style-name="T135"><text:tab/></text:span><text:span text:style-name="T122">aux = etq</text:span></text:p>
      <text:p text:style-name="P80">}</text:p>
      <text:p text:style-name="P80">Instrucción(out: error3)</text:p>
      <text:p text:style-name="P80">{</text:p>
      <text:p text:style-name="P79"><text:span text:style-name="T138"><text:tab/></text:span><text:span text:style-name="T136">insertar(cod, ir-f(etq</text:span><text:span text:style-name="T136">+1</text:span><text:span text:style-name="T136">), aux) //reemplaza el noop con el ir-f. en </text:span><text:span text:style-name="T136">la posicion del código</text:span><text:span text:style-name="T136"> aux</text:span></text:p>
      <text:p text:style-name="P109"><text:span text:style-name="T139"><text:tab/><text:tab/></text:span><text:span text:style-name="T139">etq += 1</text:span></text:p>
      <text:p text:style-name="P112"><text:tab/><text:tab/>aux=etq</text:p>
      <text:p text:style-name="P112"><text:tab/><text:tab/>cod + = noop</text:p>
      <text:p text:style-name="P80">}</text:p>
      <text:p text:style-name="P80">Pelse(out: error4)</text:p>
      <text:p text:style-name="P80">{</text:p>
      <text:p text:style-name="P80"><text:tab/><text:span text:style-name="T123">insertar(cod, ir-a(etq</text:span><text:span text:style-name="T123">),aux) //mismo problema</text:span></text:p>
      <text:p text:style-name="P101"><text:tab/>error1 = tipo2 != &lt;t:bool&gt; v error3 v error4</text:p>
      <text:p text:style-name="P76"><text:span text:style-name="Fuente_20_de_20_párrafo_20_predeter."><text:span text:style-name="T86"><text:tab/>InsIf.error = Expresion.tipo != &lt;t:bool&gt; v Instrucción.error v Pelse.error</text:span></text:span></text:p>
      <text:p text:style-name="P80">}</text:p>
      <text:p text:style-name="P39"/>
      <text:p text:style-name="P38">PElse(out: error1) →</text:p>
      <text:p text:style-name="P38"><text:tab/>else()</text:p>
      <text:p text:style-name="P80">Instrucción(out: error2)</text:p>
      <text:p text:style-name="P80">{</text:p>
      <text:p text:style-name="P80"><text:span text:style-name="Fuente_20_de_20_párrafo_20_predeter."><text:span text:style-name="T63"><text:tab/></text:span></text:span><text:span text:style-name="Fuente_20_de_20_párrafo_20_predeter."><text:span text:style-name="T63">error1 = error2</text:span></text:span></text:p>
      <text:p text:style-name="P80">}</text:p>
      <text:p text:style-name="Standard"><text:span text:style-name="Fuente_20_de_20_párrafo_20_predeter."><text:span text:style-name="T105"/></text:span></text:p>
      <text:p text:style-name="Standard"><text:span text:style-name="Fuente_20_de_20_párrafo_20_predeter."><text:span text:style-name="T105">PElse</text:span></text:span><text:span text:style-name="Fuente_20_de_20_párrafo_20_predeter."><text:span text:style-name="T105">(out: error1)</text:span></text:span><text:span text:style-name="Fuente_20_de_20_párrafo_20_predeter."><text:span text:style-name="T105"> </text:span></text:span><text:span text:style-name="Fuente_20_de_20_párrafo_20_predeter."><text:span text:style-name="T100">→ </text:span></text:span><text:span text:style-name="Fuente_20_de_20_párrafo_20_predeter."><text:span text:style-name="T97">λ</text:span></text:span></text:p>
      <text:p text:style-name="P46"><text:span text:style-name="Fuente_20_de_20_párrafo_20_predeter."><text:span text:style-name="T97">{</text:span></text:span></text:p>
      <text:p text:style-name="P46"><text:span text:style-name="Fuente_20_de_20_párrafo_20_predeter."><text:span text:style-name="T67"><text:tab/></text:span></text:span><text:span text:style-name="Fuente_20_de_20_párrafo_20_predeter."><text:span text:style-name="T67">error1 = false</text:span></text:span></text:p>
      <text:p text:style-name="P46"><text:span text:style-name="Fuente_20_de_20_párrafo_20_predeter."><text:span text:style-name="T97">}</text:span></text:span></text:p>
      <text:p text:style-name="P39"/>
      <text:p text:style-name="P38">InsWhile(out:error1) → </text:p>
      <text:p text:style-name="P38"><text:tab/>while ()</text:p>
      <text:p text:style-name="P38"><text:soft-page-break/><text:tab/>{</text:p>
      <text:p text:style-name="P40"><text:tab/><text:tab/>etq_while = etq</text:p>
      <text:p text:style-name="P38"><text:tab/>}<text:tab/></text:p>
      <text:p text:style-name="P80">Expresion(in: parh2; out: tipo2, modo2)</text:p>
      <text:p text:style-name="P80">do ()</text:p>
      <text:p text:style-name="P80">{</text:p>
      <text:p text:style-name="P67"><text:tab/>etq += 1</text:p>
      <text:p text:style-name="P67"><text:tab/>aux = etq</text:p>
      <text:p text:style-name="P67"><text:tab/>cod += noop</text:p>
      <text:p text:style-name="P80">}</text:p>
      <text:p text:style-name="P80">Instrucción(out: error3)</text:p>
      <text:p text:style-name="P80">{</text:p>
      <text:p text:style-name="P80"><text:tab/><text:span text:style-name="T123">insertaCod(cod, ir-f(etq + 1), aux) (parche)</text:span></text:p>
      <text:p text:style-name="P81"><text:tab/>etq += 1</text:p>
      <text:p text:style-name="P81"><text:tab/>cod+= ir-a(etq_while)</text:p>
      <text:p text:style-name="P81"><text:tab/>error1 = tipo2 != &lt;t:bool&gt; v error3</text:p>
      <text:p text:style-name="P80">}</text:p>
      <text:p text:style-name="P39"/>
      <text:p text:style-name="P38">InsFor(out: error1) → </text:p>
      <text:p text:style-name="P38"><text:tab/>for()</text:p>
      <text:p text:style-name="P38"><text:tab/>{</text:p>
      <text:p text:style-name="P40"><text:tab/><text:tab/>etq_for = etq</text:p>
      <text:p text:style-name="P43"><text:tab/><text:tab/>parh2= fals<text:span text:style-name="T160">e</text:span></text:p>
      <text:p text:style-name="P38"><text:tab/>}</text:p>
      <text:p text:style-name="P38"><text:tab/>id(out: lex)</text:p>
      <text:p text:style-name="P38"><text:tab/>igual()</text:p>
      <text:p text:style-name="P80">Expresion(in: parh2; out: tipo2, modo2)</text:p>
      <text:p text:style-name="P80">to()</text:p>
      <text:p text:style-name="P80">{</text:p>
      <text:p text:style-name="P102"><text:tab/>parh3 = false <text:span text:style-name="T160">(supongo? no estaba)</text:span></text:p>
      <text:p text:style-name="P80"><text:span text:style-name="Fuente_20_de_20_párrafo_20_predeter."><text:span text:style-name="T88"><text:tab/></text:span></text:span><text:span text:style-name="Fuente_20_de_20_párrafo_20_predeter."><text:span text:style-name="T88">etq += 1</text:span></text:span></text:p>
      <text:p text:style-name="P80"><text:span text:style-name="Fuente_20_de_20_párrafo_20_predeter."><text:span text:style-name="T88"><text:tab/>cod += desapila-dir ts[lex].dir</text:span></text:span></text:p>
      <text:p text:style-name="P80">}</text:p>
      <text:p text:style-name="P80">Expresion(in: parh3, out: tipo3,modo3)</text:p>
      <text:p text:style-name="P80">do()</text:p>
      <text:p text:style-name="P80">{</text:p>
      <text:p text:style-name="P81"><text:tab/><text:span text:style-name="Fuente_20_de_20_párrafo_20_predeter."><text:span text:style-name="T89">etq+=4</text:span></text:span></text:p>
      <text:p text:style-name="P81"><text:span text:style-name="Fuente_20_de_20_párrafo_20_predeter."><text:span text:style-name="T89"><text:tab/>cod+= dup</text:span></text:span></text:p>
      <text:p text:style-name="P81"><text:span text:style-name="Fuente_20_de_20_párrafo_20_predeter."><text:span text:style-name="T89"><text:tab/>cod+= apilar-dir ts[lex].dir</text:span></text:span></text:p>
      <text:p text:style-name="P81"><text:span text:style-name="Fuente_20_de_20_párrafo_20_predeter."><text:span text:style-name="T89"><text:tab/>cod+= igual</text:span></text:span></text:p>
      <text:p text:style-name="P81"><text:span text:style-name="Fuente_20_de_20_párrafo_20_predeter."><text:span text:style-name="T89"><text:tab/>cod+= </text:span></text:span><text:span text:style-name="Fuente_20_de_20_párrafo_20_predeter."><text:span text:style-name="T137">noop</text:span></text:span></text:p>
      <text:p text:style-name="P81"><text:span text:style-name="Fuente_20_de_20_párrafo_20_predeter."><text:span text:style-name="T137"><text:tab/>aux = etq</text:span></text:span></text:p>
      <text:p text:style-name="P80">}</text:p>
      <text:p text:style-name="P80">Instruccion(out: error4)</text:p>
      <text:p text:style-name="P80">{</text:p>
      <text:p text:style-name="P80"><text:tab/><text:span text:style-name="T4">error1 = </text:span><text:span text:style-name="T4">error4 v (tipo2 != &lt;t:natural&gt; AND tipo2 != &lt;t:integer&gt;) v</text:span></text:p>
      <text:p text:style-name="P81"><text:tab/><text:tab/><text:tab/>(tipo3 != &lt;t:natural&gt; AND tipo2 != &lt;t:integer&gt;) v</text:p>
      <text:p text:style-name="P81"><text:tab/><text:tab/><text:tab/>(ts[lex].tipo != &lt;t:natural&gt; AND ts[lex].tipo != &lt;t:integer&gt;</text:p>
      <text:p text:style-name="P101"><text:tab/>insertaCod(cod, ir-v(etq -1), aux)</text:p>
      <text:p text:style-name="P81"><text:span text:style-name="Fuente_20_de_20_párrafo_20_predeter."><text:span text:style-name="T89"><text:tab/></text:span></text:span></text:p>
      <text:p text:style-name="P81"><text:span text:style-name="Fuente_20_de_20_párrafo_20_predeter."><text:span text:style-name="T89"><text:tab/>cod += apila-dir ts[lex].dir</text:span></text:span></text:p>
      <text:p text:style-name="P81"><text:span text:style-name="Fuente_20_de_20_párrafo_20_predeter."><text:span text:style-name="T89"><text:tab/>cod += apilar 1</text:span></text:span></text:p>
      <text:p text:style-name="P81"><text:span text:style-name="Fuente_20_de_20_párrafo_20_predeter."><text:span text:style-name="T89"><text:tab/>cod += sumar</text:span></text:span></text:p>
      <text:p text:style-name="P81"><text:span text:style-name="Fuente_20_de_20_párrafo_20_predeter."><text:span text:style-name="T89"><text:tab/>cod += desapila-dir ts[lex].dir</text:span></text:span></text:p>
      <text:p text:style-name="P81"><text:span text:style-name="Fuente_20_de_20_párrafo_20_predeter."><text:span text:style-name="T89"><text:tab/>cod +=</text:span></text:span><text:span text:style-name="Fuente_20_de_20_párrafo_20_predeter."><text:span text:style-name="T137"> ir-a(</text:span></text:span><text:span text:style-name="Fuente_20_de_20_párrafo_20_predeter."><text:span text:style-name="T137">aux</text:span></text:span><text:span text:style-name="Fuente_20_de_20_párrafo_20_predeter."><text:span text:style-name="T137">) //</text:span></text:span><text:span text:style-name="Fuente_20_de_20_párrafo_20_predeter."><text:span text:style-name="T137">creo q está bien asi</text:span></text:span></text:p>
      <text:p text:style-name="P81"><text:span text:style-name="Fuente_20_de_20_párrafo_20_predeter."><text:span text:style-name="T89"><text:tab/>cod += pop</text:span></text:span></text:p>
      <text:p text:style-name="P81"><text:span text:style-name="Fuente_20_de_20_párrafo_20_predeter."><text:span text:style-name="T89"><text:tab/>etq += 6</text:span></text:span></text:p>
      <text:p text:style-name="P81"><text:span text:style-name="Fuente_20_de_20_párrafo_20_predeter."><text:span text:style-name="T89"><text:tab/>InsFor.etq <text:s text:c="7"/>= Instruccion.etq + 6</text:span></text:span></text:p>
      <text:p text:style-name="P80">}</text:p>
      <text:p text:style-name="P39"/>
      <text:p text:style-name="P38"><text:soft-page-break/>InsNew(out: erro1) → </text:p>
      <text:p text:style-name="P38"><text:tab/>new()</text:p>
      <text:p text:style-name="P80">Mem(out: tipo2)(</text:p>
      <text:p text:style-name="P80">{</text:p>
      <text:p text:style-name="P80"><text:span text:style-name="Fuente_20_de_20_párrafo_20_predeter."><text:span text:style-name="T63"><text:tab/>error</text:span></text:span><text:span text:style-name="Fuente_20_de_20_párrafo_20_predeter."><text:span text:style-name="T63">1</text:span></text:span><text:span text:style-name="Fuente_20_de_20_párrafo_20_predeter."><text:span text:style-name="T63"> = </text:span></text:span><text:span text:style-name="Fuente_20_de_20_párrafo_20_predeter."><text:span text:style-name="T63">ti</text:span></text:span><text:span text:style-name="Fuente_20_de_20_párrafo_20_predeter."><text:span text:style-name="T63">po</text:span></text:span><text:span text:style-name="Fuente_20_de_20_párrafo_20_predeter."><text:span text:style-name="T63">2</text:span></text:span><text:span text:style-name="Fuente_20_de_20_párrafo_20_predeter."><text:span text:style-name="T63"> != &lt;t:puntero&gt;</text:span></text:span></text:p>
      <text:p text:style-name="P80"><text:span text:style-name="Fuente_20_de_20_párrafo_20_predeter."><text:span text:style-name="T63"><text:tab/></text:span></text:span><text:span text:style-name="Fuente_20_de_20_párrafo_20_predeter."><text:span text:style-name="T63">etq += 2</text:span></text:span></text:p>
      <text:p text:style-name="P80"><text:span text:style-name="Fuente_20_de_20_párrafo_20_predeter."><text:span text:style-name="T63"><text:tab/>cod += new</text:span></text:span></text:p>
      <text:p text:style-name="P81"><text:tab/><text:tab/><text:tab/>si tipo2.tbase = ref</text:p>
      <text:p text:style-name="P81"><text:tab/><text:tab/><text:tab/><text:tab/>ts[tipo2.tbase.id].tam</text:p>
      <text:p text:style-name="P81"><text:tab/><text:tab/><text:tab/>si no</text:p>
      <text:p text:style-name="P81"><text:tab/><text:tab/><text:tab/><text:tab/>1</text:p>
      <text:p text:style-name="P81"><text:tab/><text:tab/> <text:s text:c="7"/>)</text:p>
      <text:p text:style-name="P111"><text:span text:style-name="Fuente_20_de_20_párrafo_20_predeter."><text:span text:style-name="T4"><text:tab/><text:tab/>cod+= desapila-ind</text:span></text:span></text:p>
      <text:p text:style-name="P80">}</text:p>
      <text:p text:style-name="P39"/>
      <text:p text:style-name="P38">InsDis(out: error1) → </text:p>
      <text:p text:style-name="P38"><text:tab/>dispose ()</text:p>
      <text:p text:style-name="P80">Mem(out: tipo2)</text:p>
      <text:p text:style-name="P80">{</text:p>
      <text:p text:style-name="P80"><text:span text:style-name="Fuente_20_de_20_párrafo_20_predeter."><text:span text:style-name="T63"><text:tab/>error</text:span></text:span><text:span text:style-name="Fuente_20_de_20_párrafo_20_predeter."><text:span text:style-name="T64">1</text:span></text:span><text:span text:style-name="Fuente_20_de_20_párrafo_20_predeter."><text:span text:style-name="T63"> = </text:span></text:span><text:span text:style-name="Fuente_20_de_20_párrafo_20_predeter."><text:span text:style-name="T64">tipo2</text:span></text:span><text:span text:style-name="Fuente_20_de_20_párrafo_20_predeter."><text:span text:style-name="T63">.t != puntero</text:span></text:span></text:p>
      <text:p text:style-name="P80"><text:span text:style-name="Fuente_20_de_20_párrafo_20_predeter."><text:span text:style-name="T63"><text:tab/></text:span></text:span><text:span text:style-name="Fuente_20_de_20_párrafo_20_predeter."><text:span text:style-name="T64">etq+=1</text:span></text:span></text:p>
      <text:p text:style-name="P80"><text:span text:style-name="Fuente_20_de_20_párrafo_20_predeter."><text:span text:style-name="T64"><text:tab/>si tipo2.tbase == ref</text:span></text:span></text:p>
      <text:p text:style-name="P80"><text:span text:style-name="Fuente_20_de_20_párrafo_20_predeter."><text:span text:style-name="T64"><text:tab/><text:tab/>cod+= dis(ts[tipo2.tbase.id].tam</text:span></text:span></text:p>
      <text:p text:style-name="P80"><text:span text:style-name="Fuente_20_de_20_párrafo_20_predeter."><text:span text:style-name="T64"><text:tab/>else</text:span></text:span></text:p>
      <text:p text:style-name="P80"><text:span text:style-name="Fuente_20_de_20_párrafo_20_predeter."><text:span text:style-name="T64"><text:tab/><text:tab/>cod+= dis(1)</text:span></text:span></text:p>
      <text:p text:style-name="P80">}</text:p>
      <text:p text:style-name="P39"/>
      <text:p text:style-name="P38"/>
      <text:p text:style-name="P25">Mem(out: tipo<text:span text:style-name="T158">1</text:span>) → id<text:span text:style-name="T158">(out: lex)</text:span></text:p>
      <text:p text:style-name="P58">{</text:p>
      <text:p text:style-name="P24"><text:tab/><text:tab/></text:p>
      <text:p text:style-name="P24"><text:tab/><text:tab/><text:span text:style-name="T158">tipo2h</text:span> = si existe(<text:span text:style-name="T158">ts</text:span>,lex)</text:p>
      <text:p text:style-name="P24"><text:tab/><text:tab/><text:tab/><text:tab/><text:tab/>si <text:span text:style-name="T158">ts</text:span>[lex].clase <text:span text:style-name="T158">=</text:span>= var</text:p>
      <text:p text:style-name="P24"><text:tab/><text:tab/><text:tab/><text:tab/><text:tab/><text:tab/>ref!(<text:span text:style-name="T158">ts</text:span>[lex].tipo,<text:span text:style-name="T158">ts</text:span>)</text:p>
      <text:p text:style-name="P24"><text:tab/><text:tab/><text:tab/><text:tab/><text:tab/>s<text:span text:style-name="T158">i</text:span>no &lt;t:error&gt;</text:p>
      <text:p text:style-name="P55"><text:tab/><text:tab/><text:tab/>sino &lt;t:error&gt;</text:p>
      <text:p text:style-name="P55"><text:tab/><text:span text:style-name="T158">etq+=longAccesoVar(ts[lex])</text:span></text:p>
      <text:p text:style-name="P56"><text:tab/>cod+=accesoVar(ts[lex])</text:p>
      <text:p text:style-name="P58">}</text:p>
      <text:p text:style-name="P58">MemRec<text:span text:style-name="T158">(in: tipo2h; out: tipo2)</text:span></text:p>
      <text:p text:style-name="P58">{</text:p>
      <text:p text:style-name="P55"><text:span text:style-name="Fuente_20_de_20_párrafo_20_predeter."><text:span text:style-name="T16"><text:tab/></text:span></text:span><text:span text:style-name="Fuente_20_de_20_párrafo_20_predeter."><text:span text:style-name="T23">tipo1=tipo2;</text:span></text:span></text:p>
      <text:p text:style-name="P58">}</text:p>
      <text:p text:style-name="P24"/>
      <text:p text:style-name="P25"/>
      <text:p text:style-name="P25">MemRec<text:bookmark-start text:name="__DdeLink__8388_1339461673"/><text:span text:style-name="T159">(in: tipo1h; out: tipo1)</text:span><text:bookmark-end text:name="__DdeLink__8388_1339461673"/> → '^'</text:p>
      <text:p text:style-name="P58">{</text:p>
      <text:p text:style-name="P55"><text:tab/><text:span text:style-name="T159">tipo2h</text:span> = si (tipo<text:span text:style-name="T159">1</text:span>h.t = puntero</text:p>
      <text:p text:style-name="P55"><text:tab/><text:tab/><text:tab/><text:tab/><text:tab/>ref!(tipo<text:span text:style-name="T159">1</text:span>h.tbase,<text:span text:style-name="T159">ts</text:span>)</text:p>
      <text:p text:style-name="P55"><text:tab/><text:tab/> <text:s text:c="4"/>sino &lt;t:error&gt;</text:p>
      <text:p text:style-name="P55"><text:span text:style-name="Fuente_20_de_20_párrafo_20_predeter."><text:span text:style-name="T16"><text:tab/></text:span></text:span><text:span text:style-name="Fuente_20_de_20_párrafo_20_predeter."><text:span text:style-name="T23">etq += 1;</text:span></text:span></text:p>
      <text:p text:style-name="P55"><text:span text:style-name="Fuente_20_de_20_párrafo_20_predeter."><text:span text:style-name="T23"><text:tab/>cod+= apila-ind</text:span></text:span></text:p>
      <text:p text:style-name="P58">}</text:p>
      <text:p text:style-name="P59">MemRec<text:span text:style-name="T159">(in: tipo2h; out: tipo2)</text:span></text:p>
      <text:p text:style-name="P58">{</text:p>
      <text:p text:style-name="P58"><text:tab/><text:span text:style-name="T5">tipo1 = tipo2</text:span></text:p>
      <text:p text:style-name="P58">}</text:p>
      <text:p text:style-name="P25"><text:tab/></text:p>
      <text:p text:style-name="P26"/>
      <text:p text:style-name="P26"/>
      <text:p text:style-name="P26"><text:soft-page-break/>MemRe<text:span text:style-name="T159">c(in: tipo1h; out: tipo1)</text:span> → </text:p>
      <text:p text:style-name="P26"><text:tab/><text:span text:style-name="T159">abreCorchete()</text:span></text:p>
      <text:p text:style-name="P62">{</text:p>
      <text:p text:style-name="P103"><text:tab/>parh2=false (supongo? no estaba)</text:p>
      <text:p text:style-name="P62">}</text:p>
      <text:p text:style-name="P59">Expresion<text:span text:style-name="T159">(in: parh2; out: tipo2,modo2)</text:span></text:p>
      <text:p text:style-name="P63">cierraCorchete()</text:p>
      <text:p text:style-name="P58">{</text:p>
      <text:p text:style-name="P55"><text:tab/><text:span text:style-name="T160">etq += 3</text:span></text:p>
      <text:p text:style-name="P55"><text:span text:style-name="Fuente_20_de_20_párrafo_20_predeter."><text:span text:style-name="T24"><text:tab/>cod += apila tipo1h.tbase.tam</text:span></text:span></text:p>
      <text:p text:style-name="P55"><text:span text:style-name="Fuente_20_de_20_párrafo_20_predeter."><text:span text:style-name="T24"><text:tab/>cod += multiplica</text:span></text:span></text:p>
      <text:p text:style-name="P55"><text:span text:style-name="Fuente_20_de_20_párrafo_20_predeter."><text:span text:style-name="T24"><text:tab/>cod += suma</text:span></text:span></text:p>
      <text:p text:style-name="P55"><text:span text:style-name="Fuente_20_de_20_párrafo_20_predeter."><text:span text:style-name="T24"><text:tab/>tipo3h = si tipo1h.t == array AND tipo2.t = num</text:span></text:span></text:p>
      <text:p text:style-name="P55"><text:span text:style-name="Fuente_20_de_20_párrafo_20_predeter."><text:span text:style-name="T24"><text:tab/><text:tab/><text:tab/><text:tab/>ref!(tipo1h.tbase,ts)</text:span></text:span></text:p>
      <text:p text:style-name="P55"><text:span text:style-name="Fuente_20_de_20_párrafo_20_predeter."><text:span text:style-name="T24"><text:tab/><text:tab/><text:tab/>sino &lt;t:error&gt;</text:span></text:span></text:p>
      <text:p text:style-name="P58">}</text:p>
      <text:p text:style-name="P59">MemRec<text:span text:style-name="T159">(in: tipo3h; out: tipo3)</text:span></text:p>
      <text:p text:style-name="P58">{</text:p>
      <text:p text:style-name="P55"><text:tab/><text:span text:style-name="Fuente_20_de_20_párrafo_20_predeter."><text:span text:style-name="T24">tipo1 = tipo3</text:span></text:span></text:p>
      <text:p text:style-name="P58">}</text:p>
      <text:p text:style-name="P25"><text:tab/></text:p>
      <text:p text:style-name="Standard"><text:span text:style-name="Fuente_20_de_20_párrafo_20_predeter."><text:span text:style-name="T31"><text:tab/></text:span></text:span></text:p>
      <text:p text:style-name="P27">MemRec<text:span text:style-name="T159">(in: tipo1h; out: tipo1)</text:span> → </text:p>
      <text:p text:style-name="P27"><text:tab/><text:span text:style-name="T160">punto()</text:span></text:p>
      <text:p text:style-name="P27"><text:tab/>id<text:span text:style-name="T159">(out:lex)</text:span></text:p>
      <text:p text:style-name="P58">{</text:p>
      <text:p text:style-name="P55"><text:tab/><text:span text:style-name="T160">etq += 2</text:span></text:p>
      <text:p text:style-name="P57"><text:tab/>cod += apila(tipo1h.campos[id.lex].desp</text:p>
      <text:p text:style-name="P57"><text:tab/>cod += suma</text:p>
      <text:p text:style-name="P57"><text:tab/>tipo2h = si tipo1h.t = rec</text:p>
      <text:p text:style-name="P57"><text:tab/><text:tab/><text:tab/><text:tab/><text:tab/>si campo?(tipo1h.campos,lex)</text:p>
      <text:p text:style-name="P57"><text:tab/><text:tab/><text:tab/><text:tab/><text:tab/>ref!(tipo1h.campos[lex].tipo,ts)</text:p>
      <text:p text:style-name="P57"><text:tab/><text:tab/><text:tab/><text:tab/>sino &lt;t:error&gt;</text:p>
      <text:p text:style-name="P57"><text:tab/><text:tab/><text:tab/>sino &lt;t:error&gt;</text:p>
      <text:p text:style-name="P58">}</text:p>
      <text:p text:style-name="P59">MemRec<text:span text:style-name="T159">(in: tipo2h; out: tipo2)</text:span></text:p>
      <text:p text:style-name="P58">{</text:p>
      <text:p text:style-name="P55"><text:span text:style-name="Fuente_20_de_20_párrafo_20_predeter."><text:span text:style-name="T16"><text:tab/></text:span></text:span><text:span text:style-name="Fuente_20_de_20_párrafo_20_predeter."><text:span text:style-name="T24">tipo1 = tipo2</text:span></text:span></text:p>
      <text:p text:style-name="P58">}</text:p>
      <text:p text:style-name="P24"/>
      <text:p text:style-name="P26">MemRec<text:span text:style-name="T159">(in: tipo1h; out: tipo1)</text:span> → λ</text:p>
      <text:p text:style-name="P58">{</text:p>
      <text:p text:style-name="P67"><text:span text:style-name="Fuente_20_de_20_párrafo_20_predeter."><text:span text:style-name="T15"><text:tab/></text:span></text:span><text:span text:style-name="Fuente_20_de_20_párrafo_20_predeter."><text:span text:style-name="T46">tipo1 = tipo1h</text:span></text:span></text:p>
      <text:p text:style-name="P66">}</text:p>
      <text:p text:style-name="P29"/>
      <text:p text:style-name="P25"><text:span text:style-name="Fuente_20_de_20_párrafo_20_predeter.">Expresion</text:span><text:bookmark-start text:name="__DdeLink__21170_1339461673"/><text:span text:style-name="Fuente_20_de_20_párrafo_20_predeter."><text:span text:style-name="T159">(in: parh1; out: tipo1, modo1)</text:span></text:span><text:bookmark-end text:name="__DdeLink__21170_1339461673"/><text:span text:style-name="Fuente_20_de_20_párrafo_20_predeter."> → </text:span></text:p>
      <text:p text:style-name="P58"><text:span text:style-name="Fuente_20_de_20_párrafo_20_predeter.">{</text:span></text:p>
      <text:p text:style-name="P58"><text:span text:style-name="Fuente_20_de_20_párrafo_20_predeter."><text:tab/></text:span><text:span text:style-name="Fuente_20_de_20_párrafo_20_predeter."><text:span text:style-name="T18">parh2 = parh1</text:span></text:span></text:p>
      <text:p text:style-name="P58"><text:span text:style-name="Fuente_20_de_20_párrafo_20_predeter.">}</text:span></text:p>
      <text:p text:style-name="P60"><text:span text:style-name="Fuente_20_de_20_párrafo_20_predeter.">ExpresiónNiv1</text:span><text:span text:style-name="Fuente_20_de_20_párrafo_20_predeter."><text:span text:style-name="T159">(in: parh</text:span></text:span><text:span text:style-name="Fuente_20_de_20_párrafo_20_predeter."><text:span text:style-name="T161">2</text:span></text:span><text:span text:style-name="Fuente_20_de_20_párrafo_20_predeter."><text:span text:style-name="T159">; out: tipo</text:span></text:span><text:span text:style-name="Fuente_20_de_20_párrafo_20_predeter."><text:span text:style-name="T161">2</text:span></text:span><text:span text:style-name="Fuente_20_de_20_párrafo_20_predeter."><text:span text:style-name="T159">, modo</text:span></text:span><text:span text:style-name="Fuente_20_de_20_párrafo_20_predeter."><text:span text:style-name="T161">2</text:span></text:span><text:span text:style-name="Fuente_20_de_20_párrafo_20_predeter."><text:span text:style-name="T159">)</text:span></text:span></text:p>
      <text:p text:style-name="P58"><text:span text:style-name="Fuente_20_de_20_párrafo_20_predeter.">{</text:span></text:p>
      <text:p text:style-name="P61"><text:span text:style-name="Fuente_20_de_20_párrafo_20_predeter."><text:span text:style-name="T4"><text:tab/></text:span></text:span><text:span text:style-name="Fuente_20_de_20_párrafo_20_predeter."><text:span text:style-name="T6">tipoh3 = tipo2</text:span></text:span></text:p>
      <text:p text:style-name="P105"><text:span text:style-name="Fuente_20_de_20_párrafo_20_predeter."><text:span text:style-name="T148"><text:tab/>modoh3 = modo2</text:span></text:span></text:p>
      <text:p text:style-name="P58"><text:span text:style-name="Fuente_20_de_20_párrafo_20_predeter."><text:span text:style-name="T53">}</text:span></text:span></text:p>
      <text:p text:style-name="P58"><text:span text:style-name="Fuente_20_de_20_párrafo_20_predeter.">ExpresiónFact</text:span><text:bookmark-start text:name="__DdeLink__21174_1339461673"/><text:bookmark-start text:name="__DdeLink__21172_1339461673"/><text:span text:style-name="Fuente_20_de_20_párrafo_20_predeter."><text:span text:style-name="T162">(in: tipoh3, modoh3; out: tipo3, modo3)</text:span></text:span><text:bookmark-end text:name="__DdeLink__21174_1339461673"/><text:bookmark-end text:name="__DdeLink__21172_1339461673"/></text:p>
      <text:p text:style-name="P58"><text:span text:style-name="Fuente_20_de_20_párrafo_20_predeter.">{</text:span></text:p>
      <text:p text:style-name="P58"><text:span text:style-name="Fuente_20_de_20_párrafo_20_predeter."><text:span text:style-name="T4"><text:tab/></text:span></text:span><text:span text:style-name="Fuente_20_de_20_párrafo_20_predeter."><text:span text:style-name="T18">tipo1 = tipo3</text:span></text:span></text:p>
      <text:p text:style-name="P58"><text:span text:style-name="Fuente_20_de_20_párrafo_20_predeter."><text:span text:style-name="T18"><text:tab/>modo1 = modo3</text:span></text:span></text:p>
      <text:p text:style-name="P74"><text:span text:style-name="Fuente_20_de_20_párrafo_20_predeter."><text:span text:style-name="T2">}</text:span></text:span></text:p>
      <text:p text:style-name="P31"><text:span text:style-name="Fuente_20_de_20_párrafo_20_predeter."><text:span text:style-name="T59"/></text:span></text:p>
      <text:p text:style-name="P28"><text:soft-page-break/><text:span text:style-name="Fuente_20_de_20_párrafo_20_predeter."><text:span text:style-name="T53">ExpresionFact</text:span></text:span><text:bookmark-start text:name="__DdeLink__21177_1339461673"/><text:span text:style-name="Fuente_20_de_20_párrafo_20_predeter."><text:span text:style-name="T60">(in: <text:s/>tipoh1, modoh1; out: tipo1, modo1)</text:span></text:span><text:bookmark-end text:name="__DdeLink__21177_1339461673"/><text:span text:style-name="Fuente_20_de_20_párrafo_20_predeter."><text:span text:style-name="T53"> → </text:span></text:span></text:p>
      <text:p text:style-name="P28"><text:span text:style-name="Fuente_20_de_20_párrafo_20_predeter."><text:span text:style-name="T53"><text:tab/>OpNiv0</text:span></text:span><text:span text:style-name="Fuente_20_de_20_párrafo_20_predeter."><text:span text:style-name="T61">(out: op)</text:span></text:span></text:p>
      <text:p text:style-name="P58"><text:span text:style-name="Fuente_20_de_20_párrafo_20_predeter."><text:span text:style-name="T53">{</text:span></text:span></text:p>
      <text:p text:style-name="P58"><text:span text:style-name="Fuente_20_de_20_párrafo_20_predeter."><text:span text:style-name="T53"><text:tab/></text:span></text:span><text:span text:style-name="Fuente_20_de_20_párrafo_20_predeter."><text:span text:style-name="T56">parh2 = false</text:span></text:span></text:p>
      <text:p text:style-name="P58"><text:span text:style-name="Fuente_20_de_20_párrafo_20_predeter."><text:span text:style-name="T53">}</text:span></text:span></text:p>
      <text:p text:style-name="P58"><text:span text:style-name="Fuente_20_de_20_párrafo_20_predeter."><text:span text:style-name="T53">ExpresionNiv1</text:span></text:span><text:bookmark-start text:name="__DdeLink__21180_1339461673"/><text:span text:style-name="Fuente_20_de_20_párrafo_20_predeter."><text:span text:style-name="T60">(in: parh2; out: tipo2, modo2)</text:span></text:span><text:bookmark-end text:name="__DdeLink__21180_1339461673"/></text:p>
      <text:p text:style-name="P58"><text:span text:style-name="Fuente_20_de_20_párrafo_20_predeter."><text:span text:style-name="T53">{</text:span></text:span></text:p>
      <text:p text:style-name="P50"><text:tab/><text:span text:style-name="T162">t</text:span><text:span text:style-name="T111">ipo</text:span><text:span text:style-name="T121">1</text:span><text:span text:style-name="T111"> = si (tipoh</text:span><text:span text:style-name="T121">1</text:span><text:span text:style-name="T111"> = &lt;t:error&gt; v tipo</text:span><text:span text:style-name="T121">2</text:span><text:span text:style-name="T111"> = &lt;t:error&gt;) v</text:span></text:p>
      <text:p text:style-name="P88"><text:tab/><text:tab/> <text:tab/> <text:s text:c="5"/>( tipoh1 = <text:bookmark-start text:name="__DdeLink__14752_1844718597"/>&lt;t:<text:bookmark-end text:name="__DdeLink__14752_1844718597"/>character&gt; v tipo2 =/= &lt;t:character&gt;) v</text:p>
      <text:p text:style-name="P88"><text:tab/><text:tab/><text:tab/> <text:s text:c="5"/>( tipoh1 =/= &lt;t:character&gt; ᴧ tipo2 = &lt;t:character&gt;)</text:p>
      <text:p text:style-name="P88"><text:tab/><text:tab/> <text:tab/> <text:s text:c="5"/>(tipoh1 = &lt;t:boolean&gt; ᴧ tipo2 =/= &lt;t:boolean&gt;) v</text:p>
      <text:p text:style-name="P88"><text:tab/><text:tab/><text:tab/> <text:s text:c="5"/>( tipoh1 =/= &lt;t:boolean&gt; ᴧ tipo2 = &lt;t:boolean&gt;))</text:p>
      <text:p text:style-name="P88"><text:tab/><text:tab/><text:tab/> <text:s text:c="13"/>error</text:p>
      <text:p text:style-name="P88"><text:tab/><text:tab/><text:tab/> <text:s/>sino <text:s/>boolean</text:p>
      <text:p text:style-name="P46"><text:span text:style-name="Fuente_20_de_20_párrafo_20_predeter."><text:span text:style-name="T90"><text:tab/>modo</text:span></text:span><text:span text:style-name="Fuente_20_de_20_párrafo_20_predeter."><text:span text:style-name="T91">1</text:span></text:span><text:span text:style-name="Fuente_20_de_20_párrafo_20_predeter."><text:span text:style-name="T90"> = val</text:span></text:span></text:p>
      <text:p text:style-name="P46"><text:span text:style-name="Fuente_20_de_20_párrafo_20_predeter."><text:span text:style-name="T92"><text:tab/></text:span></text:span><text:span text:style-name="Fuente_20_de_20_párrafo_20_predeter."><text:span text:style-name="T93">etq += 1</text:span></text:span></text:p>
      <text:p text:style-name="P46"><text:span text:style-name="Fuente_20_de_20_párrafo_20_predeter."><text:span text:style-name="T93"><text:tab/>cod +=</text:span></text:span></text:p>
      <text:p text:style-name="P46"><text:span text:style-name="Fuente_20_de_20_párrafo_20_predeter."><text:span text:style-name="T93"><text:tab/><text:tab/>case (op):</text:span></text:span></text:p>
      <text:p text:style-name="Standard"><text:span text:style-name="Fuente_20_de_20_párrafo_20_predeter."><text:span text:style-name="T31"><text:tab/><text:tab/><text:tab/><text:tab/>menor: menor</text:span></text:span></text:p>
      <text:p text:style-name="Standard"><text:span text:style-name="Fuente_20_de_20_párrafo_20_predeter."><text:span text:style-name="T31"><text:tab/><text:tab/><text:tab/><text:tab/>mayor: mayor</text:span></text:span></text:p>
      <text:p text:style-name="Standard"><text:span text:style-name="Fuente_20_de_20_párrafo_20_predeter."><text:span text:style-name="T31"><text:tab/><text:tab/><text:tab/><text:tab/>menor-ig: menorIg</text:span></text:span></text:p>
      <text:p text:style-name="Standard"><text:span text:style-name="Fuente_20_de_20_párrafo_20_predeter."><text:span text:style-name="T31"><text:tab/><text:tab/><text:tab/><text:tab/>mayor-ig: mayorIg</text:span></text:span></text:p>
      <text:p text:style-name="Standard"><text:span text:style-name="Fuente_20_de_20_párrafo_20_predeter."><text:span text:style-name="T31"><text:tab/><text:tab/><text:tab/><text:tab/>igual : igual</text:span></text:span></text:p>
      <text:p text:style-name="Standard"><text:span text:style-name="Fuente_20_de_20_párrafo_20_predeter."><text:span text:style-name="T31"><text:tab/><text:tab/><text:tab/><text:tab/>no-igual: no-igual</text:span></text:span></text:p>
      <text:p text:style-name="P58"><text:span text:style-name="Fuente_20_de_20_párrafo_20_predeter."><text:span text:style-name="T53">}</text:span></text:span></text:p>
      <text:p text:style-name="P30"><text:span text:style-name="Fuente_20_de_20_párrafo_20_predeter."><text:span text:style-name="T55"><text:tab/></text:span></text:span></text:p>
      <text:p text:style-name="P28"><text:span text:style-name="Fuente_20_de_20_párrafo_20_predeter.">ExpresionFact</text:span><text:span text:style-name="Fuente_20_de_20_párrafo_20_predeter."><text:span text:style-name="T60">(in: tipoh1, modoh1; out: tipo1, modo1)</text:span></text:span><text:span text:style-name="Fuente_20_de_20_párrafo_20_predeter."> → λ</text:span></text:p>
      <text:p text:style-name="P58"><text:span text:style-name="Fuente_20_de_20_párrafo_20_predeter.">{</text:span></text:p>
      <text:p text:style-name="P58"><text:span text:style-name="Fuente_20_de_20_párrafo_20_predeter."><text:span text:style-name="T4"><text:tab/></text:span></text:span><text:span text:style-name="Fuente_20_de_20_párrafo_20_predeter."><text:span text:style-name="T7">modo1 = modoh1</text:span></text:span></text:p>
      <text:p text:style-name="P58"><text:span text:style-name="Fuente_20_de_20_párrafo_20_predeter."><text:span text:style-name="T7"><text:tab/>tipo1 = tipoh1</text:span></text:span></text:p>
      <text:p text:style-name="P50"><text:span text:style-name="Fuente_20_de_20_párrafo_20_predeter.">}</text:span></text:p>
      <text:p text:style-name="P32"/>
      <text:p text:style-name="P10">ExpresiónNiv1<text:span text:style-name="Fuente_20_de_20_párrafo_20_predeter."><text:span text:style-name="T76">(in: parh</text:span></text:span><text:span text:style-name="Fuente_20_de_20_párrafo_20_predeter."><text:span text:style-name="T77">1</text:span></text:span><text:span text:style-name="Fuente_20_de_20_párrafo_20_predeter."><text:span text:style-name="T76">; out: tipo</text:span></text:span><text:span text:style-name="Fuente_20_de_20_párrafo_20_predeter."><text:span text:style-name="T77">1</text:span></text:span><text:span text:style-name="Fuente_20_de_20_párrafo_20_predeter."><text:span text:style-name="T76">, modo</text:span></text:span><text:span text:style-name="Fuente_20_de_20_párrafo_20_predeter."><text:span text:style-name="T77">1</text:span></text:span><text:span text:style-name="Fuente_20_de_20_párrafo_20_predeter."><text:span text:style-name="T76">)</text:span></text:span> → </text:p>
      <text:p text:style-name="P90">{</text:p>
      <text:p text:style-name="P95"><text:tab/><text:span text:style-name="Fuente_20_de_20_párrafo_20_predeter."><text:span text:style-name="T124">parh2 = parh1 </text:span></text:span><text:span text:style-name="Fuente_20_de_20_párrafo_20_predeter."><text:span text:style-name="T125">(supongo)</text:span></text:span></text:p>
      <text:p text:style-name="P90">}</text:p>
      <text:p text:style-name="P90">ExpresiónNiv2<text:span text:style-name="T167">(in: parh2; out: tipo2, modo2)</text:span></text:p>
      <text:p text:style-name="P90">{</text:p>
      <text:p text:style-name="P91"><text:tab/><text:span text:style-name="T8">tipoh3 = tipo2</text:span></text:p>
      <text:p text:style-name="P96"><text:tab/>modoh3 = modo2</text:p>
      <text:p text:style-name="P90">}</text:p>
      <text:p text:style-name="P90">ExpresionNiv1Rec<text:bookmark-start text:name="__DdeLink__21182_1339461673"/><text:span text:style-name="T167">(</text:span><text:span text:style-name="T168">in: tipoh3, modoh3; out: tipo3, modo3)</text:span><text:bookmark-end text:name="__DdeLink__21182_1339461673"/></text:p>
      <text:p text:style-name="P90">{</text:p>
      <text:p text:style-name="P95"><text:tab/><text:span text:style-name="Fuente_20_de_20_párrafo_20_predeter."><text:span text:style-name="T25">tipo1 = tipo3</text:span></text:span></text:p>
      <text:p text:style-name="P95"><text:span text:style-name="Fuente_20_de_20_párrafo_20_predeter."><text:span text:style-name="T25"><text:tab/>modo1 = modo3</text:span></text:span></text:p>
      <text:p text:style-name="P90">}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ExpresiónNiv1Rec<text:bookmark-start text:name="__DdeLink__21190_1339461673"/><text:span text:style-name="T167">(</text:span><text:span text:style-name="T168">in: tipoh1, modoh1; out: tipo1, modo1)</text:span><text:bookmark-end text:name="__DdeLink__21190_1339461673"/> → </text:p>
      <text:p text:style-name="P11"><text:tab/>OpNiv1<text:span text:style-name="T168">(out: op)</text:span></text:p>
      <text:p text:style-name="P90">{</text:p>
      <text:p text:style-name="P88"><text:span text:style-name="Fuente_20_de_20_párrafo_20_predeter."><text:span text:style-name="T4"><text:tab/></text:span></text:span><text:span text:style-name="Fuente_20_de_20_párrafo_20_predeter."><text:span text:style-name="T8">parh2= false</text:span></text:span></text:p>
      <text:p text:style-name="P88"><text:span text:style-name="Fuente_20_de_20_párrafo_20_predeter."><text:span text:style-name="T17"><text:tab/>if (opNiv1.op == or):</text:span></text:span></text:p>
      <text:p text:style-name="P89"><text:span text:style-name="Fuente_20_de_20_párrafo_20_predeter."><text:span text:style-name="T126"><text:tab/><text:tab/>aux = etq </text:span></text:span><text:span text:style-name="Fuente_20_de_20_párrafo_20_predeter."><text:span text:style-name="T127">+</text:span></text:span><text:span text:style-name="Fuente_20_de_20_párrafo_20_predeter."><text:span text:style-name="T128">1</text:span></text:span></text:p>
      <text:p text:style-name="P88"><text:span text:style-name="Fuente_20_de_20_párrafo_20_predeter."><text:span text:style-name="T17"><text:tab/><text:tab/></text:span></text:span><text:span text:style-name="Fuente_20_de_20_párrafo_20_predeter."><text:span text:style-name="T19">etq += 3</text:span></text:span></text:p>
      <text:p text:style-name="P88"><text:span text:style-name="Fuente_20_de_20_párrafo_20_predeter."><text:span text:style-name="T126"/></text:span></text:p>
      <text:p text:style-name="P88"><text:span text:style-name="Fuente_20_de_20_párrafo_20_predeter."><text:span text:style-name="T19"><text:tab/><text:tab/>cod += dup</text:span></text:span></text:p>
      <text:p text:style-name="P88"><text:span text:style-name="Fuente_20_de_20_párrafo_20_predeter."><text:span text:style-name="T19"><text:tab/><text:tab/></text:span></text:span><text:span text:style-name="Fuente_20_de_20_párrafo_20_predeter."><text:span text:style-name="T126">cod += noop</text:span></text:span></text:p>
      <text:p text:style-name="P88"><text:span text:style-name="Fuente_20_de_20_párrafo_20_predeter."><text:span text:style-name="T126"><text:tab/><text:tab/></text:span></text:span><text:span text:style-name="Fuente_20_de_20_párrafo_20_predeter."><text:span text:style-name="T127">cod += desapila</text:span></text:span></text:p>
      <text:p text:style-name="P90">}</text:p>
      <text:p text:style-name="P90">ExpresiónNiv2<text:span text:style-name="T168">(</text:span><text:bookmark-start text:name="__DdeLink__21192_1339461673"/><text:span text:style-name="T168">in: parh2; out: tipo2, modo2</text:span><text:bookmark-end text:name="__DdeLink__21192_1339461673"/><text:span text:style-name="T168">)</text:span></text:p>
      <text:p text:style-name="P90">{</text:p>
      <text:p text:style-name="P90"><text:span text:style-name="Fuente_20_de_20_párrafo_20_predeter."><text:span text:style-name="T4"><text:tab/></text:span></text:span><text:span text:style-name="Fuente_20_de_20_párrafo_20_predeter."><text:span text:style-name="T9">modoh3 = modo2</text:span></text:span></text:p>
      <text:p text:style-name="P46"><text:span text:style-name="Fuente_20_de_20_párrafo_20_predeter."><text:span text:style-name="T149"><text:tab/>tipoh3 = </text:span></text:span><text:span text:style-name="Fuente_20_de_20_párrafo_20_predeter."><text:span text:style-name="T114">si (tipoh1</text:span></text:span><text:span text:style-name="Fuente_20_de_20_párrafo_20_predeter."><text:span text:style-name="T114"> = </text:span></text:span><text:bookmark-start text:name="__DdeLink__14763_1844718597"/><text:span text:style-name="Fuente_20_de_20_párrafo_20_predeter."><text:span text:style-name="T114">&lt;t:</text:span></text:span><text:bookmark-end text:name="__DdeLink__14763_1844718597"/><text:span text:style-name="Fuente_20_de_20_párrafo_20_predeter."><text:span text:style-name="T114">error&gt; v </text:span></text:span><text:bookmark-start text:name="__DdeLink__21187_1339461673"/><text:span text:style-name="Fuente_20_de_20_párrafo_20_predeter."><text:span text:style-name="T114">t</text:span></text:span><text:bookmark-end text:name="__DdeLink__21187_1339461673"/><text:span text:style-name="Fuente_20_de_20_párrafo_20_predeter."><text:span text:style-name="T114">ipo2 = &lt;t:error&gt; v</text:span></text:span></text:p>
      <text:p text:style-name="P46"><text:span text:style-name="Fuente_20_de_20_párrafo_20_predeter."><text:span text:style-name="T114"><text:tab/><text:tab/> <text:s text:c="4"/>tipoh1</text:span></text:span><text:span text:style-name="Fuente_20_de_20_párrafo_20_predeter."><text:span text:style-name="T114"> = &lt;t:character&gt; v tipo2 = &lt;t:character&gt; v</text:span></text:span></text:p>
      <text:p text:style-name="P46"><text:span text:style-name="Fuente_20_de_20_párrafo_20_predeter."><text:span text:style-name="T114"><text:tab/><text:tab/> <text:s text:c="4"/>(tipoh1</text:span></text:span><text:span text:style-name="Fuente_20_de_20_párrafo_20_predeter."><text:span text:style-name="T114"> = &lt;t:boolean&gt; ᴧ tipo2 =/= &lt;t:boolean&gt;) v</text:span></text:span></text:p>
      <text:p text:style-name="P46"><text:span text:style-name="Fuente_20_de_20_párrafo_20_predeter."><text:span text:style-name="T114"><text:tab/> <text:s text:c="13"/>(tipoh1</text:span></text:span><text:span text:style-name="Fuente_20_de_20_párrafo_20_predeter."><text:span text:style-name="T114"> =/= </text:span></text:span><text:bookmark-start text:name="__DdeLink__14767_1844718597"/><text:span text:style-name="Fuente_20_de_20_párrafo_20_predeter."><text:span text:style-name="T114">&lt;t:</text:span></text:span><text:bookmark-end text:name="__DdeLink__14767_1844718597"/><text:span text:style-name="Fuente_20_de_20_párrafo_20_predeter."><text:span text:style-name="T114">boolean&gt; ᴧ tipo2 = &lt;t:boolean&gt;))</text:span></text:span></text:p>
      <text:p text:style-name="P88"><text:tab/><text:tab/><text:tab/><text:span text:style-name="Fuente_20_de_20_párrafo_20_predeter.">&lt;t:</text:span>error<text:bookmark-start text:name="__DdeLink__14765_1844718597"/>&gt;<text:bookmark-end text:name="__DdeLink__14765_1844718597"/></text:p>
      <text:p text:style-name="P88"><text:tab/><text:tab/>sino case (op)</text:p>
      <text:p text:style-name="P88"><text:tab/><text:tab/><text:tab/>suma,resta:</text:p>
      <text:p text:style-name="P46"><text:span text:style-name="Fuente_20_de_20_párrafo_20_predeter."><text:span text:style-name="T114"><text:tab/><text:tab/><text:tab/> <text:s text:c="8"/>si (tipoh1</text:span></text:span><text:span text:style-name="Fuente_20_de_20_párrafo_20_predeter."><text:span text:style-name="T114">=&lt;t:float&gt; v tipo2 = &lt;t:float&gt;)</text:span></text:span></text:p>
      <text:p text:style-name="P88"><text:tab/><text:tab/><text:tab/><text:tab/><text:span text:style-name="Fuente_20_de_20_párrafo_20_predeter.">&lt;t:</text:span>float&gt;</text:p>
      <text:p text:style-name="P46"><text:span text:style-name="Fuente_20_de_20_párrafo_20_predeter."><text:span text:style-name="T114"><text:tab/><text:tab/><text:tab/> <text:s text:c="8"/>sino si (tipoh1</text:span></text:span><text:span text:style-name="Fuente_20_de_20_párrafo_20_predeter."><text:span text:style-name="T114"> = &lt;t:integer&gt; v tipo2 = &lt;t:integer&gt;)</text:span></text:span></text:p>
      <text:p text:style-name="P88"><text:tab/><text:tab/><text:tab/><text:tab/> <text:span text:style-name="Fuente_20_de_20_párrafo_20_predeter.">&lt;t:</text:span>integer&gt;</text:p>
      <text:p text:style-name="P46"><text:span text:style-name="Fuente_20_de_20_párrafo_20_predeter."><text:span text:style-name="T114"><text:tab/><text:tab/><text:tab/> <text:s text:c="8"/>sino si (tipoh1</text:span></text:span><text:span text:style-name="Fuente_20_de_20_párrafo_20_predeter."><text:span text:style-name="T114"> = &lt;t:natural&gt; ᴧ tipo2 = &lt;t:natural&gt;)</text:span></text:span></text:p>
      <text:p text:style-name="P88"><text:tab/><text:tab/><text:tab/><text:tab/> <text:span text:style-name="Fuente_20_de_20_párrafo_20_predeter.">&lt;t:</text:span>natural&gt;</text:p>
      <text:p text:style-name="P88"><text:tab/><text:tab/><text:tab/> <text:s text:c="10"/><text:span text:style-name="T169">sino</text:span> <text:s text:c="5"/><text:span text:style-name="Fuente_20_de_20_párrafo_20_predeter.">&lt;t:</text:span>error&gt;</text:p>
      <text:p text:style-name="P88"><text:tab/><text:tab/><text:tab/>o: <text:s/></text:p>
      <text:p text:style-name="P46"><text:span text:style-name="Fuente_20_de_20_párrafo_20_predeter."><text:span text:style-name="T114"><text:tab/><text:tab/><text:tab/> <text:s text:c="8"/>si (tipoh1</text:span></text:span><text:span text:style-name="Fuente_20_de_20_párrafo_20_predeter."><text:span text:style-name="T114"> = &lt;t:boolean&gt; ᴧ tipo2 = &lt;t:boolean&gt;)</text:span></text:span></text:p>
      <text:p text:style-name="P88"><text:tab/><text:tab/><text:tab/><text:tab/> <text:s text:c="3"/><text:span text:style-name="Fuente_20_de_20_párrafo_20_predeter.">&lt;t:</text:span>boolean&gt;</text:p>
      <text:p text:style-name="P88"><text:span text:style-name="T4"><text:tab/><text:tab/><text:tab/> <text:s text:c="8"/>sino </text:span><text:span text:style-name="Fuente_20_de_20_párrafo_20_predeter."><text:span text:style-name="T4">&lt;t:</text:span></text:span><text:span text:style-name="T4">error&gt;</text:span></text:p>
      <text:p text:style-name="P46"><text:span text:style-name="Fuente_20_de_20_párrafo_20_predeter."><text:span text:style-name="T31"><text:tab/></text:span></text:span><text:span text:style-name="Fuente_20_de_20_párrafo_20_predeter."><text:span text:style-name="T32">modoh3 =val</text:span></text:span></text:p>
      <text:p text:style-name="P46"><text:bookmark-start text:name="__DdeLink__28956_213522392"/><text:span text:style-name="Fuente_20_de_20_párrafo_20_predeter."><text:span text:style-name="T31"><text:tab/>if (opNiv1.op == or):</text:span></text:span><text:bookmark-end text:name="__DdeLink__28956_213522392"/></text:p>
      <text:p text:style-name="P46"><text:span text:style-name="Fuente_20_de_20_párrafo_20_predeter."><text:span text:style-name="T132"><text:tab/><text:tab/></text:span></text:span><text:span text:style-name="Fuente_20_de_20_párrafo_20_predeter."><text:span text:style-name="T133">insertaCod(cod,ir-v(etq), aux)</text:span></text:span></text:p>
      <text:p text:style-name="P46"><text:span text:style-name="Fuente_20_de_20_párrafo_20_predeter."><text:span text:style-name="T31"><text:tab/>else:<text:tab/></text:span></text:span></text:p>
      <text:p text:style-name="P106"><text:span text:style-name="Fuente_20_de_20_párrafo_20_predeter."><text:span text:style-name="T31"><text:tab/><text:tab/></text:span></text:span><text:span text:style-name="Fuente_20_de_20_párrafo_20_predeter."><text:span text:style-name="T32">etq += 1</text:span></text:span></text:p>
      <text:p text:style-name="P106"><text:span text:style-name="Fuente_20_de_20_párrafo_20_predeter."><text:span text:style-name="T32"><text:tab/><text:tab/>case (op)</text:span></text:span></text:p>
      <text:p text:style-name="P106"><text:span text:style-name="Fuente_20_de_20_párrafo_20_predeter."><text:span text:style-name="T32"><text:tab/><text:tab/><text:tab/>suma: cod+= sumar</text:span></text:span></text:p>
      <text:p text:style-name="P106"><text:span text:style-name="Fuente_20_de_20_párrafo_20_predeter."><text:span text:style-name="T32"><text:tab/><text:tab/><text:tab/>resta: cod+= restar</text:span></text:span></text:p>
      <text:p text:style-name="P90">}</text:p>
      <text:p text:style-name="P92">ExpresiónNiv1Rec<text:span text:style-name="T167">(</text:span><text:span text:style-name="T168">in: tipoh</text:span><text:span text:style-name="T169">3</text:span><text:span text:style-name="T168">, modoh</text:span><text:span text:style-name="T169">3</text:span><text:span text:style-name="T168">; out: tipo</text:span><text:span text:style-name="T169">3</text:span><text:span text:style-name="T168">, modo</text:span><text:span text:style-name="T169">3</text:span><text:span text:style-name="T168">)</text:span></text:p>
      <text:p text:style-name="P90">{</text:p>
      <text:p text:style-name="P92"><text:tab/><text:span text:style-name="T9">tipo1 = tipo3</text:span></text:p>
      <text:p text:style-name="P104"><text:tab/>modo1 = modo3</text:p>
      <text:p text:style-name="P75">}</text:p>
      <text:p text:style-name="Standard"><text:span text:style-name="Fuente_20_de_20_párrafo_20_predeter."><text:span text:style-name="T31"><text:tab/><text:tab/></text:span></text:span></text:p>
      <text:p text:style-name="P17"><text:span text:style-name="Fuente_20_de_20_párrafo_20_predeter."><text:span text:style-name="T38"/></text:span></text:p>
      <text:p text:style-name="P12"/>
      <text:p text:style-name="P12"/>
      <text:p text:style-name="P12">ExpresionNiv1Rec<text:span text:style-name="T167">(</text:span><text:span text:style-name="T168">in: tipoh1, modoh1; out: tipo1, modo1)</text:span> → λ</text:p>
      <text:p text:style-name="P90">{</text:p>
      <text:p text:style-name="P74"><text:span text:style-name="Fuente_20_de_20_párrafo_20_predeter."><text:span text:style-name="T16"><text:tab/></text:span></text:span><text:span text:style-name="Fuente_20_de_20_párrafo_20_predeter."><text:span text:style-name="T26">tipo1= tipoh1</text:span></text:span></text:p>
      <text:p text:style-name="P74"><text:span text:style-name="Fuente_20_de_20_párrafo_20_predeter."><text:span text:style-name="T26"><text:tab/>modo1 = modoh1</text:span></text:span></text:p>
      <text:p text:style-name="P74"><text:span text:style-name="Fuente_20_de_20_párrafo_20_predeter."><text:span text:style-name="T119">}</text:span></text:span></text:p>
      <text:p text:style-name="P32"/>
      <text:p text:style-name="P9"/>
      <text:p text:style-name="P9"/>
      <text:p text:style-name="P9"><text:soft-page-break/></text:p>
      <text:p text:style-name="P13">ExpresiónNiv2<text:span text:style-name="T170">(</text:span><text:span text:style-name="T168">in: parh</text:span><text:span text:style-name="T170">1</text:span><text:span text:style-name="T168">; out: tipo</text:span><text:span text:style-name="T170">1</text:span><text:span text:style-name="T168">, modo</text:span><text:span text:style-name="T170">1)</text:span> → </text:p>
      <text:p text:style-name="P90">{</text:p>
      <text:p text:style-name="P46"><text:span text:style-name="Fuente_20_de_20_párrafo_20_predeter."><text:span text:style-name="T31"><text:tab/></text:span></text:span><text:span text:style-name="Fuente_20_de_20_párrafo_20_predeter."><text:span text:style-name="T33">parh2 = parh1</text:span></text:span></text:p>
      <text:p text:style-name="P90">}</text:p>
      <text:p text:style-name="P90">ExpresionNiv3<text:span text:style-name="T170">(in: parh2; out: tipo2, modo2)</text:span></text:p>
      <text:p text:style-name="P90">{</text:p>
      <text:p text:style-name="P46"><text:span text:style-name="Fuente_20_de_20_párrafo_20_predeter."><text:span text:style-name="T113"><text:tab/></text:span></text:span><text:span text:style-name="Fuente_20_de_20_párrafo_20_predeter."><text:span text:style-name="T117">tipoh3 = tipo2</text:span></text:span></text:p>
      <text:p text:style-name="P46"><text:span text:style-name="Fuente_20_de_20_párrafo_20_predeter."><text:span text:style-name="T117"><text:tab/>modoh3 = modo2</text:span></text:span></text:p>
      <text:p text:style-name="P90">}</text:p>
      <text:p text:style-name="P90">ExpresiónNiv2Rec<text:bookmark-start text:name="__DdeLink__21194_1339461673"/><text:span text:style-name="T170">(in: tipoh3, modoh3; out: tipo3, modo3)</text:span><text:bookmark-end text:name="__DdeLink__21194_1339461673"/></text:p>
      <text:p text:style-name="P90">{</text:p>
      <text:p text:style-name="P95"><text:tab/><text:span text:style-name="Fuente_20_de_20_párrafo_20_predeter."><text:span text:style-name="T27">tipo1 = tipo3</text:span></text:span></text:p>
      <text:p text:style-name="P95"><text:span text:style-name="Fuente_20_de_20_párrafo_20_predeter."><text:span text:style-name="T27"><text:tab/>modo1 = modo3</text:span></text:span></text:p>
      <text:p text:style-name="P90">}</text:p>
      <text:p text:style-name="P17"><text:span text:style-name="Fuente_20_de_20_párrafo_20_predeter."><text:span text:style-name="T31"/></text:span></text:p>
      <text:p text:style-name="P17"><text:tab/></text:p>
      <text:p text:style-name="P17"/>
      <text:p text:style-name="P13">ExpresiónNiv2Rec<text:bookmark-start text:name="__DdeLink__21201_1339461673"/><text:bookmark-start text:name="__DdeLink__21196_1339461673"/><text:span text:style-name="T170">(in: tipoh1, modoh1; out: tipo1, modo1)</text:span><text:bookmark-end text:name="__DdeLink__21201_1339461673"/><text:bookmark-end text:name="__DdeLink__21196_1339461673"/> → </text:p>
      <text:p text:style-name="P13"><text:tab/>OpNiv2 <text:span text:style-name="T170">(out: op)</text:span></text:p>
      <text:p text:style-name="P90">{</text:p>
      <text:p text:style-name="P90"><text:span text:style-name="Fuente_20_de_20_párrafo_20_predeter."><text:span text:style-name="T17"><text:tab/>if (OpNiv2.op == and)</text:span></text:span></text:p>
      <text:p text:style-name="P90"><text:span text:style-name="Fuente_20_de_20_párrafo_20_predeter."><text:span text:style-name="T17"><text:tab/><text:tab/></text:span></text:span><text:span text:style-name="Fuente_20_de_20_párrafo_20_predeter."><text:span text:style-name="T20">aux = etq</text:span></text:span></text:p>
      <text:p text:style-name="P90"><text:span text:style-name="Fuente_20_de_20_párrafo_20_predeter."><text:span text:style-name="T20"><text:tab/><text:tab/>etq += 1</text:span></text:span></text:p>
      <text:p text:style-name="P90"><text:span text:style-name="Fuente_20_de_20_párrafo_20_predeter."><text:span text:style-name="T128"><text:tab/><text:tab/>cod += noop</text:span></text:span></text:p>
      <text:p text:style-name="P90"><text:span text:style-name="Fuente_20_de_20_párrafo_20_predeter."><text:span text:style-name="T128"><text:tab/>parh2 = false (supongo)</text:span></text:span></text:p>
      <text:p text:style-name="P90">}</text:p>
      <text:p text:style-name="P93">ExpresiónNiv3<text:span text:style-name="T170">(in: parh2; out: tipo2, modo2)</text:span></text:p>
      <text:p text:style-name="P90">{</text:p>
      <text:p text:style-name="P46"><text:span text:style-name="Fuente_20_de_20_párrafo_20_predeter."><text:span text:style-name="T114"><text:tab/></text:span></text:span><text:span text:style-name="Fuente_20_de_20_párrafo_20_predeter."><text:span text:style-name="T115">modoh3 = val</text:span></text:span></text:p>
      <text:p text:style-name="P46"><text:span text:style-name="Fuente_20_de_20_párrafo_20_predeter."><text:span text:style-name="T114"><text:tab/></text:span></text:span><text:span text:style-name="Fuente_20_de_20_párrafo_20_predeter."><text:span text:style-name="T115">tipoh3</text:span></text:span><text:span text:style-name="Fuente_20_de_20_párrafo_20_predeter."><text:span text:style-name="T114"> =</text:span></text:span></text:p>
      <text:p text:style-name="P46"><text:span text:style-name="Fuente_20_de_20_párrafo_20_predeter."><text:span text:style-name="T114"><text:tab/><text:tab/>si (tipoh1</text:span></text:span><text:span text:style-name="Fuente_20_de_20_párrafo_20_predeter."><text:span text:style-name="T114"> = </text:span></text:span><text:bookmark-start text:name="__DdeLink__14769_1844718597"/><text:span text:style-name="Fuente_20_de_20_párrafo_20_predeter."><text:span text:style-name="T114">&lt;t:</text:span></text:span><text:bookmark-end text:name="__DdeLink__14769_1844718597"/><text:span text:style-name="Fuente_20_de_20_párrafo_20_predeter."><text:span text:style-name="T114">error</text:span></text:span><text:bookmark-start text:name="__DdeLink__14771_1844718597"/><text:span text:style-name="Fuente_20_de_20_párrafo_20_predeter."><text:span text:style-name="T114">&gt;</text:span></text:span><text:bookmark-end text:name="__DdeLink__14771_1844718597"/><text:span text:style-name="Fuente_20_de_20_párrafo_20_predeter."><text:span text:style-name="T114"> v </text:span></text:span><text:bookmark-start text:name="__DdeLink__21199_1339461673"/><text:span text:style-name="Fuente_20_de_20_párrafo_20_predeter."><text:span text:style-name="T114">t</text:span></text:span><text:bookmark-end text:name="__DdeLink__21199_1339461673"/><text:span text:style-name="Fuente_20_de_20_párrafo_20_predeter."><text:span text:style-name="T114">ipo2 = &lt;t:error&gt; v</text:span></text:span></text:p>
      <text:p text:style-name="P46"><text:span text:style-name="Fuente_20_de_20_párrafo_20_predeter."><text:span text:style-name="T114"><text:s text:c="24"/>tipoh1</text:span></text:span><text:span text:style-name="Fuente_20_de_20_párrafo_20_predeter."><text:span text:style-name="T114"> = &lt;t:character&gt; v tipo2 = &lt;t:character&gt; v</text:span></text:span></text:p>
      <text:p text:style-name="P46"><text:span text:style-name="Fuente_20_de_20_párrafo_20_predeter."><text:span text:style-name="T114"><text:tab/><text:tab/> <text:s text:c="3"/>(tipoh1</text:span></text:span><text:span text:style-name="Fuente_20_de_20_párrafo_20_predeter."><text:span text:style-name="T114"> = &lt;t:boolean&gt; ᴧ tipo2 =/= &lt;t:boolean&gt; v</text:span></text:span></text:p>
      <text:p text:style-name="P46"><text:span text:style-name="Fuente_20_de_20_párrafo_20_predeter."><text:span text:style-name="T114"><text:tab/><text:tab/> <text:s text:c="3"/>(tipoh1</text:span></text:span><text:span text:style-name="Fuente_20_de_20_párrafo_20_predeter."><text:span text:style-name="T114"> =/= &lt;t:boolean&gt; ᴧ tipo2 = &lt;t:boolean&gt;))</text:span></text:span></text:p>
      <text:p text:style-name="P88"><text:tab/><text:tab/> <text:s text:c="9"/><text:span text:style-name="Fuente_20_de_20_párrafo_20_predeter.">&lt;t:</text:span>error<text:span text:style-name="Fuente_20_de_20_párrafo_20_predeter.">&gt;</text:span></text:p>
      <text:p text:style-name="P88"><text:tab/><text:tab/>sino case (op)</text:p>
      <text:p text:style-name="P88"><text:tab/><text:tab/><text:tab/>multiplica,divide:</text:p>
      <text:p text:style-name="P46"><text:span text:style-name="Fuente_20_de_20_párrafo_20_predeter."><text:span text:style-name="T114"><text:tab/><text:tab/><text:tab/> <text:s text:c="8"/>si (tipoh1</text:span></text:span><text:span text:style-name="Fuente_20_de_20_párrafo_20_predeter."><text:span text:style-name="T114">=&lt;t:float&gt; v tipo2 = &lt;t:float&gt;)</text:span></text:span></text:p>
      <text:p text:style-name="P88"><text:tab/><text:tab/><text:tab/><text:tab/><text:tab/><text:span text:style-name="T170">&lt;t:</text:span>float<text:span text:style-name="T170">&gt;</text:span></text:p>
      <text:p text:style-name="P46"><text:span text:style-name="Fuente_20_de_20_párrafo_20_predeter."><text:span text:style-name="T114"><text:tab/><text:tab/><text:tab/> <text:s text:c="8"/>sino si (tipoh1</text:span></text:span><text:span text:style-name="Fuente_20_de_20_párrafo_20_predeter."><text:span text:style-name="T114"> = &lt;t:integer&gt; v tipo2 = &lt;t:integer&gt;)</text:span></text:span></text:p>
      <text:p text:style-name="P88"><text:tab/><text:tab/><text:tab/><text:tab/><text:tab/><text:span text:style-name="Fuente_20_de_20_párrafo_20_predeter.">&lt;t:</text:span>integer<text:span text:style-name="T170">&gt;</text:span></text:p>
      <text:p text:style-name="P46"><text:span text:style-name="Fuente_20_de_20_párrafo_20_predeter."><text:span text:style-name="T114"><text:tab/><text:tab/><text:tab/> <text:s text:c="8"/>sino si (tipoh1</text:span></text:span><text:span text:style-name="Fuente_20_de_20_párrafo_20_predeter."><text:span text:style-name="T114"> = &lt;t:natural&gt; ᴧ tipo2= &lt;t:natural&gt;)</text:span></text:span></text:p>
      <text:p text:style-name="P88"><text:tab/><text:tab/><text:tab/><text:tab/> <text:s/><text:tab/><text:span text:style-name="Fuente_20_de_20_párrafo_20_predeter.">&lt;t:</text:span>natural<text:span text:style-name="Fuente_20_de_20_párrafo_20_predeter.">&gt;</text:span></text:p>
      <text:p text:style-name="P88"><text:tab/><text:tab/><text:tab/> <text:s text:c="8"/>sino <text:span text:style-name="Fuente_20_de_20_párrafo_20_predeter.">&lt;t:</text:span>error<text:span text:style-name="Fuente_20_de_20_párrafo_20_predeter.">&gt;</text:span></text:p>
      <text:p text:style-name="P88"><text:tab/><text:tab/><text:tab/>modulo:</text:p>
      <text:p text:style-name="P88"><text:tab/><text:tab/><text:tab/> <text:s text:c="8"/>si (tipo2 = <text:span text:style-name="Fuente_20_de_20_párrafo_20_predeter.">&lt;t:</text:span>natural<text:span text:style-name="Fuente_20_de_20_párrafo_20_predeter.">&gt;</text:span> ᴧ</text:p>
      <text:p text:style-name="P46"><text:span text:style-name="Fuente_20_de_20_párrafo_20_predeter."><text:span text:style-name="T114"><text:tab/><text:tab/><text:tab/><text:tab/>(tipoh1</text:span></text:span><text:span text:style-name="Fuente_20_de_20_párrafo_20_predeter."><text:span text:style-name="T114">= &lt;t:natural&gt; v </text:span></text:span><text:span text:style-name="Fuente_20_de_20_párrafo_20_predeter."><text:span text:style-name="T115">tipoh1 </text:span></text:span><text:span text:style-name="Fuente_20_de_20_párrafo_20_predeter."><text:span text:style-name="T114">= &lt;t:integer&gt;))<text:tab/></text:span></text:span></text:p>
      <text:p text:style-name="P46"><text:span text:style-name="Fuente_20_de_20_párrafo_20_predeter."><text:span text:style-name="T114"><text:tab/><text:tab/><text:tab/><text:tab/> <text:s text:c="5"/>tipoh1</text:span></text:span></text:p>
      <text:p text:style-name="P88"><text:tab/><text:tab/><text:tab/> <text:s text:c="8"/>sino <text:s text:c="4"/><text:span text:style-name="Fuente_20_de_20_párrafo_20_predeter.">&lt;t:</text:span>error<text:span text:style-name="Fuente_20_de_20_párrafo_20_predeter.">&gt;</text:span></text:p>
      <text:p text:style-name="P88"><text:tab/><text:tab/><text:tab/>y: <text:s/></text:p>
      <text:p text:style-name="P46"><text:span text:style-name="Fuente_20_de_20_párrafo_20_predeter."><text:span text:style-name="T114"><text:tab/><text:tab/><text:tab/> <text:s text:c="8"/>si (tipoh1</text:span></text:span><text:span text:style-name="Fuente_20_de_20_párrafo_20_predeter."><text:span text:style-name="T114"> = &lt;t:boolean&gt; ᴧ tipo2 = &lt;t:boolean&gt;)</text:span></text:span></text:p>
      <text:p text:style-name="P88"><text:tab/><text:tab/><text:tab/><text:tab/> <text:s text:c="3"/><text:span text:style-name="Fuente_20_de_20_párrafo_20_predeter.">&lt;t:</text:span>boolean<text:span text:style-name="Fuente_20_de_20_párrafo_20_predeter.">&gt;</text:span></text:p>
      <text:p text:style-name="P46"><text:tab/><text:tab/><text:span text:style-name="T143"><text:tab/> <text:s text:c="8"/>sino </text:span><text:span text:style-name="Fuente_20_de_20_párrafo_20_predeter."><text:span text:style-name="T143">&lt;t:</text:span></text:span><text:span text:style-name="T143">error</text:span><text:span text:style-name="Fuente_20_de_20_párrafo_20_predeter."><text:span text:style-name="T143">&gt;</text:span></text:span></text:p>
      <text:p text:style-name="P46"><text:span text:style-name="Fuente_20_de_20_párrafo_20_predeter."><text:span text:style-name="T31"><text:tab/></text:span></text:span><text:bookmark-start text:name="__DdeLink__28983_213522392"/><text:span text:style-name="Fuente_20_de_20_párrafo_20_predeter."><text:span text:style-name="T31">if (op == and)</text:span></text:span><text:bookmark-end text:name="__DdeLink__28983_213522392"/></text:p>
      <text:p text:style-name="P46"><text:span text:style-name="Fuente_20_de_20_párrafo_20_predeter."><text:span text:style-name="T31"><text:tab/><text:tab/></text:span></text:span><text:span text:style-name="Fuente_20_de_20_párrafo_20_predeter."><text:span text:style-name="T33">insertaCod(cod,ir-f(etq+1),aux)</text:span></text:span></text:p>
      <text:p text:style-name="P107"><text:span text:style-name="Fuente_20_de_20_párrafo_20_predeter."><text:span text:style-name="T33"><text:tab/><text:tab/>etq += 2</text:span></text:span></text:p>
      <text:p text:style-name="P107"><text:span text:style-name="Fuente_20_de_20_párrafo_20_predeter."><text:span text:style-name="T33"><text:tab/><text:tab/>cod += ir-a(etq + 2)</text:span></text:span></text:p>
      <text:p text:style-name="P46"><text:span text:style-name="Fuente_20_de_20_párrafo_20_predeter."><text:span text:style-name="T33"><text:tab/><text:tab/>cod += apila(0)</text:span></text:span></text:p>
      <text:p text:style-name="P46"><text:span text:style-name="Fuente_20_de_20_párrafo_20_predeter."><text:span text:style-name="T31"><text:tab/>else:</text:span></text:span></text:p>
      <text:p text:style-name="P107"><text:soft-page-break/><text:span text:style-name="Fuente_20_de_20_párrafo_20_predeter."><text:span text:style-name="T31"><text:tab/><text:tab/></text:span></text:span></text:p>
      <text:p text:style-name="P107"><text:span text:style-name="Fuente_20_de_20_párrafo_20_predeter."><text:span text:style-name="T33"><text:tab/><text:tab/>cod += case(op)</text:span></text:span></text:p>
      <text:p text:style-name="P107"><text:span text:style-name="Fuente_20_de_20_párrafo_20_predeter."><text:span text:style-name="T33"><text:tab/><text:tab/><text:tab/><text:tab/>Multiplica: mul</text:span></text:span></text:p>
      <text:p text:style-name="P107"><text:span text:style-name="Fuente_20_de_20_párrafo_20_predeter."><text:span text:style-name="T33"><text:tab/><text:tab/><text:tab/><text:tab/>Divide: div</text:span></text:span></text:p>
      <text:p text:style-name="P107"><text:span text:style-name="Fuente_20_de_20_párrafo_20_predeter."><text:span text:style-name="T33"><text:tab/><text:tab/><text:tab/><text:tab/>Modulo: Mod</text:span></text:span></text:p>
      <text:p text:style-name="P107"><text:span text:style-name="Fuente_20_de_20_párrafo_20_predeter."><text:span text:style-name="T39"><text:tab/><text:tab/>etq += 1</text:span></text:span></text:p>
      <text:p text:style-name="P90"><text:span text:style-name="Fuente_20_de_20_párrafo_20_predeter."><text:span text:style-name="T4"/></text:span></text:p>
      <text:p text:style-name="P90">}</text:p>
      <text:p text:style-name="P90">ExpresiónNiv2Rec<text:span text:style-name="T170">(in: tipoh3, modoh3; out: tipo3, modo3)</text:span></text:p>
      <text:p text:style-name="P90">{</text:p>
      <text:p text:style-name="P90"><text:span text:style-name="Fuente_20_de_20_párrafo_20_predeter."><text:span text:style-name="T4"><text:tab/></text:span></text:span><text:span text:style-name="Fuente_20_de_20_párrafo_20_predeter."><text:span text:style-name="T10">tipo1 = tipo3</text:span></text:span></text:p>
      <text:p text:style-name="P90"><text:span text:style-name="Fuente_20_de_20_párrafo_20_predeter."><text:span text:style-name="T10"><text:tab/>modo1 = modo3</text:span></text:span></text:p>
      <text:p text:style-name="P90">}</text:p>
      <text:p text:style-name="P17"/>
      <text:p text:style-name="P14">ExpresiónNiv2Rec<text:span text:style-name="T170">(in: tipoh1, modoh1; out: tipo1, modo1)</text:span> → λ</text:p>
      <text:p text:style-name="P90">{</text:p>
      <text:p text:style-name="P74"><text:span text:style-name="T111"><text:tab/></text:span><text:span text:style-name="Fuente_20_de_20_párrafo_20_predeter."><text:span text:style-name="T28">tipo1 = tipoh1</text:span></text:span></text:p>
      <text:p text:style-name="P74"><text:span text:style-name="Fuente_20_de_20_párrafo_20_predeter."><text:span text:style-name="T28"><text:tab/>modo1 = modoh1</text:span></text:span></text:p>
      <text:p text:style-name="P74"><text:span text:style-name="Fuente_20_de_20_párrafo_20_predeter."><text:span text:style-name="T22">}</text:span></text:span></text:p>
      <text:p text:style-name="P32"/>
      <text:p text:style-name="P9">ExpresionNiv3<text:bookmark-start text:name="__DdeLink__21206_1339461673"/><text:span text:style-name="T171">(in: parh1; out: tipo1, modo1)</text:span> → <text:bookmark-end text:name="__DdeLink__21206_1339461673"/></text:p>
      <text:p text:style-name="P90">{</text:p>
      <text:p text:style-name="P46"><text:span text:style-name="Fuente_20_de_20_párrafo_20_predeter."><text:span text:style-name="T38"><text:tab/></text:span></text:span><text:span text:style-name="Fuente_20_de_20_párrafo_20_predeter."><text:span text:style-name="T40">parh2</text:span></text:span><text:span text:style-name="Fuente_20_de_20_párrafo_20_predeter."><text:span text:style-name="T38"> = </text:span></text:span><text:span text:style-name="Fuente_20_de_20_párrafo_20_predeter."><text:span text:style-name="T40">parh1</text:span></text:span><text:span text:style-name="Fuente_20_de_20_párrafo_20_predeter."><text:span text:style-name="T38"> </text:span></text:span><text:span text:style-name="Fuente_20_de_20_párrafo_20_predeter."><text:span text:style-name="T131">(debería ser false si ExpresionNiv3Fact no es vacio)</text:span></text:span></text:p>
      <text:p text:style-name="P90">}</text:p>
      <text:p text:style-name="P90">ExpresionNiv4<text:span text:style-name="T171">(in: parh2; out: tipo2, modo2)</text:span></text:p>
      <text:p text:style-name="P90">{</text:p>
      <text:p text:style-name="P46"><text:span text:style-name="Fuente_20_de_20_párrafo_20_predeter."><text:span text:style-name="T31"><text:tab/></text:span></text:span><text:span text:style-name="Fuente_20_de_20_párrafo_20_predeter."><text:span text:style-name="T34">tipoh3 = tipo2</text:span></text:span></text:p>
      <text:p text:style-name="P46"><text:span text:style-name="Fuente_20_de_20_párrafo_20_predeter."><text:span text:style-name="T34"><text:tab/>modoh3 = modo2</text:span></text:span></text:p>
      <text:p text:style-name="P90">}</text:p>
      <text:p text:style-name="P90">ExpresionNiv3Fact<text:span text:style-name="T172">(</text:span><text:bookmark-start text:name="__DdeLink__21203_1339461673"/><text:span text:style-name="T172">in: tipoh3, modoh3; out: tipo3, modo3)</text:span><text:bookmark-end text:name="__DdeLink__21203_1339461673"/></text:p>
      <text:p text:style-name="P90">{</text:p>
      <text:p text:style-name="P95"><text:span text:style-name="Fuente_20_de_20_párrafo_20_predeter."><text:span text:style-name="T16"><text:tab/></text:span></text:span><text:span text:style-name="Fuente_20_de_20_párrafo_20_predeter."><text:span text:style-name="T29">tipo1 = tipo3</text:span></text:span></text:p>
      <text:p text:style-name="P95"><text:span text:style-name="Fuente_20_de_20_párrafo_20_predeter."><text:span text:style-name="T29"><text:tab/>modo1 <text:s/>= modo3</text:span></text:span></text:p>
      <text:p text:style-name="P90">}</text:p>
      <text:p text:style-name="Standard"><text:span text:style-name="Fuente_20_de_20_párrafo_20_predeter."><text:span text:style-name="T113"><text:tab/></text:span></text:span></text:p>
      <text:p text:style-name="P17"/>
      <text:p text:style-name="P17"/>
      <text:p text:style-name="P15">ExpresionNiv3Fact<text:bookmark-start text:name="__DdeLink__16803_948757923"/><text:span text:style-name="T172">(in: tipoh1, modoh1; out: tipo1, modo1)</text:span><text:bookmark-end text:name="__DdeLink__16803_948757923"/> → </text:p>
      <text:p text:style-name="P15"><text:tab/>OpNiv3<text:span text:style-name="T172">(out: op)</text:span></text:p>
      <text:p text:style-name="P90">{</text:p>
      <text:p text:style-name="P90"><text:span text:style-name="Fuente_20_de_20_párrafo_20_predeter."><text:span text:style-name="T17"><text:tab/>ExpresionNiv3.parh = false</text:span></text:span></text:p>
      <text:p text:style-name="P90">}</text:p>
      <text:p text:style-name="P94">ExpresiónNiv3<text:span text:style-name="T171">(in: parh</text:span><text:span text:style-name="T172">2</text:span><text:span text:style-name="T171">; out: tipo</text:span><text:span text:style-name="T172">2</text:span><text:span text:style-name="T171">, modo</text:span><text:span text:style-name="T172">2</text:span><text:span text:style-name="T171">)</text:span></text:p>
      <text:p text:style-name="P90">{</text:p>
      <text:p text:style-name="P46"><text:span text:style-name="Fuente_20_de_20_párrafo_20_predeter."><text:span text:style-name="T114"><text:tab/></text:span></text:span><text:span text:style-name="Fuente_20_de_20_párrafo_20_predeter."><text:span text:style-name="T116">modo1 = val</text:span></text:span></text:p>
      <text:p text:style-name="P46"><text:span text:style-name="Fuente_20_de_20_párrafo_20_predeter."><text:span text:style-name="T113"><text:tab/></text:span></text:span><text:span text:style-name="Fuente_20_de_20_párrafo_20_predeter."><text:span text:style-name="T118">tipo1</text:span></text:span><text:span text:style-name="Fuente_20_de_20_párrafo_20_predeter."><text:span text:style-name="T114"> =</text:span></text:span></text:p>
      <text:p text:style-name="P88"><text:tab/><text:tab/>si (<text:span text:style-name="T172">tipoh1</text:span> = &lt;t:error&gt; v <text:span text:style-name="T172">tipo2</text:span> = &lt;t:error&gt; v <text:span text:style-name="T172">tipoh1</text:span> =/= &lt;t:natural&gt; v <text:span text:style-name="T172">tipo2</text:span> =/= &lt;t:natural&gt;)</text:p>
      <text:p text:style-name="P88"><text:tab/><text:tab/> <text:s text:c="6"/>&lt;t:error&gt;</text:p>
      <text:p text:style-name="P95"><text:tab/><text:tab/>sino &lt;t:natural&gt;</text:p>
      <text:p text:style-name="P46"><text:span text:style-name="Fuente_20_de_20_párrafo_20_predeter."><text:span text:style-name="T38"><text:tab/></text:span></text:span><text:span text:style-name="Fuente_20_de_20_párrafo_20_predeter."><text:span text:style-name="T41">etq += 1</text:span></text:span></text:p>
      <text:p text:style-name="Standard"><text:span text:style-name="Fuente_20_de_20_párrafo_20_predeter."><text:span text:style-name="T31"><text:tab/><text:tab/>case (op)</text:span></text:span></text:p>
      <text:p text:style-name="Standard"><text:span text:style-name="Fuente_20_de_20_párrafo_20_predeter."><text:span text:style-name="T31"><text:tab/><text:tab/><text:tab/><text:tab/>shl: </text:span></text:span><text:span text:style-name="Fuente_20_de_20_párrafo_20_predeter."><text:span text:style-name="T35">cod +=</text:span></text:span><text:span text:style-name="Fuente_20_de_20_párrafo_20_predeter."><text:span text:style-name="T31"> shl</text:span></text:span></text:p>
      <text:p text:style-name="Standard"><text:span text:style-name="Fuente_20_de_20_párrafo_20_predeter."><text:span text:style-name="T31"><text:tab/><text:tab/><text:tab/><text:tab/>shr: </text:span></text:span><text:span text:style-name="Fuente_20_de_20_párrafo_20_predeter."><text:span text:style-name="T35">cod += </text:span></text:span><text:span text:style-name="Fuente_20_de_20_párrafo_20_predeter."><text:span text:style-name="T31">shr</text:span></text:span></text:p>
      <text:p text:style-name="P90">}</text:p>
      <text:p text:style-name="Standard"><text:bookmark-start text:name="__DdeLink__29002_213522392"/><text:bookmark-end text:name="__DdeLink__29002_213522392"/><text:span text:style-name="Fuente_20_de_20_párrafo_20_predeter."><text:span text:style-name="T113"/></text:span></text:p>
      <text:p text:style-name="P16">ExpresionNiv3Fact<text:span text:style-name="T172">(in: tipoh1, modoh1; out: tipo1, modo1)</text:span> → λ</text:p>
      <text:p text:style-name="P90">{</text:p>
      <text:p text:style-name="Standard"><text:span text:style-name="Fuente_20_de_20_párrafo_20_predeter."><text:span text:style-name="T31"><text:tab/><text:tab/></text:span></text:span><text:span text:style-name="Fuente_20_de_20_párrafo_20_predeter."><text:span text:style-name="T35">tipo1 = tipoh1</text:span></text:span></text:p>
      <text:p text:style-name="Standard"><text:span text:style-name="Fuente_20_de_20_párrafo_20_predeter."><text:span text:style-name="T35"><text:tab/><text:tab/>modo1 = modoh1</text:span></text:span></text:p>
      <text:p text:style-name="P97"><text:span text:style-name="Fuente_20_de_20_párrafo_20_predeter."><text:span text:style-name="T142">}</text:span></text:span></text:p>
      <text:p text:style-name="P33"><text:soft-page-break/><text:span text:style-name="T2">ExpresiónNiv4</text:span><text:bookmark-start text:name="__DdeLink__8363_2139435984"/><text:span text:style-name="T3">(in: parh1; out: tipo1, modo1)</text:span><text:bookmark-end text:name="__DdeLink__8363_2139435984"/><text:span text:style-name="T2"> → </text:span></text:p>
      <text:p text:style-name="P33"><text:span text:style-name="T2"><text:tab/>OpNiv4</text:span><text:span text:style-name="T3">(ou</text:span><text:span text:style-name="T3">t: </text:span><text:span text:style-name="T3">op)</text:span></text:p>
      <text:p text:style-name="P71">{</text:p>
      <text:p text:style-name="Standard"><text:span text:style-name="Fuente_20_de_20_párrafo_20_predeter."><text:span text:style-name="T143"><text:tab/><text:tab/></text:span></text:span><text:span text:style-name="Fuente_20_de_20_párrafo_20_predeter."><text:span text:style-name="T144">parh2 = false</text:span></text:span></text:p>
      <text:p text:style-name="P71">}</text:p>
      <text:p text:style-name="P71">ExpresiónNiv4<text:span text:style-name="T173">(in: parh2; out: tipo2, modo2)</text:span></text:p>
      <text:p text:style-name="P71">{</text:p>
      <text:p text:style-name="P70"><text:tab/><text:span text:style-name="T173">modo1 = val</text:span></text:p>
      <text:p text:style-name="Standard"><text:span text:style-name="Fuente_20_de_20_párrafo_20_predeter."><text:span text:style-name="T143"><text:tab/><text:tab/></text:span></text:span><text:span text:style-name="Fuente_20_de_20_párrafo_20_predeter."><text:span text:style-name="T145">tipo1</text:span></text:span><text:span text:style-name="Fuente_20_de_20_párrafo_20_predeter."><text:span text:style-name="T143"> =</text:span></text:span></text:p>
      <text:p text:style-name="Standard"><text:span text:style-name="Fuente_20_de_20_párrafo_20_predeter."><text:span text:style-name="T143"><text:tab/><text:tab/><text:tab/>si (</text:span></text:span><text:span text:style-name="Fuente_20_de_20_párrafo_20_predeter."><text:span text:style-name="T145">tipo2</text:span></text:span><text:span text:style-name="Fuente_20_de_20_párrafo_20_predeter."><text:span text:style-name="T143"> = </text:span></text:span><text:span text:style-name="Fuente_20_de_20_párrafo_20_predeter."><text:span text:style-name="T151">&lt;t:error&gt;</text:span></text:span><text:span text:style-name="Fuente_20_de_20_párrafo_20_predeter."><text:span text:style-name="T143">)</text:span></text:span></text:p>
      <text:p text:style-name="Standard"><text:span text:style-name="Fuente_20_de_20_párrafo_20_predeter."><text:span text:style-name="T143"><text:tab/><text:tab/><text:tab/> <text:s text:c="9"/></text:span></text:span><text:span text:style-name="Fuente_20_de_20_párrafo_20_predeter."><text:span text:style-name="T151">&lt;t:error&gt;</text:span></text:span></text:p>
      <text:p text:style-name="P32"><text:tab/><text:tab/><text:tab/>sino case (op)</text:p>
      <text:p text:style-name="P32"><text:tab/><text:tab/><text:tab/><text:tab/>no:</text:p>
      <text:p text:style-name="Standard"><text:span text:style-name="Fuente_20_de_20_párrafo_20_predeter."><text:span text:style-name="T143"><text:tab/><text:tab/><text:tab/><text:tab/> <text:s text:c="8"/>si (tipo</text:span></text:span><text:span text:style-name="Fuente_20_de_20_párrafo_20_predeter."><text:span text:style-name="T145">2 </text:span></text:span><text:span text:style-name="Fuente_20_de_20_párrafo_20_predeter."><text:span text:style-name="T143">=</text:span></text:span><text:span text:style-name="Fuente_20_de_20_párrafo_20_predeter."><text:span text:style-name="T151">&lt;t:boolean&gt;</text:span></text:span><text:span text:style-name="Fuente_20_de_20_párrafo_20_predeter."><text:span text:style-name="T143">)</text:span></text:span></text:p>
      <text:p text:style-name="Standard"><text:span text:style-name="Fuente_20_de_20_párrafo_20_predeter."><text:span text:style-name="T143"><text:tab/><text:tab/><text:tab/><text:tab/><text:tab/><text:tab/> </text:span></text:span><text:span text:style-name="Fuente_20_de_20_párrafo_20_predeter."><text:span text:style-name="T151"><text:s text:c="3"/>&lt;t:boolean&gt;</text:span></text:span></text:p>
      <text:p text:style-name="Standard"><text:span text:style-name="Fuente_20_de_20_párrafo_20_predeter."><text:span text:style-name="T143"><text:tab/><text:tab/><text:tab/><text:tab/> <text:s text:c="8"/>sino <text:s text:c="2"/></text:span></text:span><text:span text:style-name="Fuente_20_de_20_párrafo_20_predeter."><text:span text:style-name="T151">&lt;t:error&gt;</text:span></text:span></text:p>
      <text:p text:style-name="P32"><text:tab/><text:tab/><text:tab/><text:tab/>menos:</text:p>
      <text:p text:style-name="Standard"><text:span text:style-name="Fuente_20_de_20_párrafo_20_predeter."><text:span text:style-name="T143"><text:tab/><text:tab/><text:tab/> <text:s text:c="8"/><text:tab/>si ( </text:span></text:span><text:span text:style-name="Fuente_20_de_20_párrafo_20_predeter."><text:span text:style-name="T145">tipo2 </text:span></text:span><text:span text:style-name="Fuente_20_de_20_párrafo_20_predeter."><text:span text:style-name="T143">=&lt;</text:span></text:span><text:span text:style-name="Fuente_20_de_20_párrafo_20_predeter."><text:span text:style-name="T151">t:float&gt;</text:span></text:span><text:span text:style-name="Fuente_20_de_20_párrafo_20_predeter."><text:span text:style-name="T143">)</text:span></text:span></text:p>
      <text:p text:style-name="Standard"><text:span text:style-name="Fuente_20_de_20_párrafo_20_predeter."><text:span text:style-name="T143"><text:tab/><text:tab/><text:tab/><text:tab/><text:tab/> <text:s text:c="3"/></text:span></text:span><text:span text:style-name="Fuente_20_de_20_párrafo_20_predeter."><text:span text:style-name="T151">&lt;t:float&gt;</text:span></text:span></text:p>
      <text:p text:style-name="Standard"><text:span text:style-name="Fuente_20_de_20_párrafo_20_predeter."><text:span text:style-name="T143"><text:tab/><text:tab/><text:tab/><text:tab/> <text:s text:c="8"/>sino si (</text:span></text:span><text:span text:style-name="Fuente_20_de_20_párrafo_20_predeter."><text:span text:style-name="T145">tipo2 </text:span></text:span><text:span text:style-name="Fuente_20_de_20_párrafo_20_predeter."><text:span text:style-name="T143">=</text:span></text:span><text:span text:style-name="Fuente_20_de_20_párrafo_20_predeter."><text:span text:style-name="T151">&lt;t:integer</text:span></text:span><text:span text:style-name="Fuente_20_de_20_párrafo_20_predeter."><text:span text:style-name="T143">&gt; v </text:span></text:span><text:span text:style-name="Fuente_20_de_20_párrafo_20_predeter."><text:span text:style-name="T145">tipo2</text:span></text:span><text:span text:style-name="Fuente_20_de_20_párrafo_20_predeter."><text:span text:style-name="T143"> = </text:span></text:span><text:span text:style-name="Fuente_20_de_20_párrafo_20_predeter."><text:span text:style-name="T151">&lt;t:natural&gt;</text:span></text:span><text:span text:style-name="Fuente_20_de_20_párrafo_20_predeter."><text:span text:style-name="T143">)</text:span></text:span></text:p>
      <text:p text:style-name="Standard"><text:span text:style-name="Fuente_20_de_20_párrafo_20_predeter."><text:span text:style-name="T143"><text:tab/><text:tab/><text:tab/><text:tab/><text:tab/><text:tab/></text:span></text:span><text:span text:style-name="Fuente_20_de_20_párrafo_20_predeter."><text:span text:style-name="T151">&lt;t:integer&gt;</text:span></text:span></text:p>
      <text:p text:style-name="Standard"><text:span text:style-name="Fuente_20_de_20_párrafo_20_predeter."><text:span text:style-name="T143"><text:tab/><text:tab/><text:tab/><text:tab/> <text:s text:c="8"/>sino </text:span></text:span><text:span text:style-name="Fuente_20_de_20_párrafo_20_predeter."><text:span text:style-name="T151">&lt;t:error&gt;</text:span></text:span></text:p>
      <text:p text:style-name="Standard"><text:span text:style-name="Fuente_20_de_20_párrafo_20_predeter."><text:span text:style-name="T143"><text:tab/><text:tab/><text:tab/><text:tab/></text:span></text:span><text:span text:style-name="Fuente_20_de_20_párrafo_20_predeter."><text:span text:style-name="T146">cast-float:</text:span></text:span></text:p>
      <text:p text:style-name="Standard"><text:span text:style-name="Fuente_20_de_20_párrafo_20_predeter."><text:span text:style-name="T146"><text:tab/><text:tab/><text:tab/><text:tab/> <text:s text:c="8"/>si (</text:span></text:span><text:span text:style-name="Fuente_20_de_20_párrafo_20_predeter."><text:span text:style-name="T147">tipo2 </text:span></text:span><text:span text:style-name="Fuente_20_de_20_párrafo_20_predeter."><text:span text:style-name="T146">=/= </text:span></text:span><text:span text:style-name="Fuente_20_de_20_párrafo_20_predeter."><text:span text:style-name="T153">&lt;t:boolean&gt;</text:span></text:span><text:span text:style-name="Fuente_20_de_20_párrafo_20_predeter."><text:span text:style-name="T146">)</text:span></text:span></text:p>
      <text:p text:style-name="Standard"><text:span text:style-name="Fuente_20_de_20_párrafo_20_predeter."><text:span text:style-name="T146"><text:tab/><text:tab/><text:tab/><text:tab/><text:tab/> <text:s/></text:span></text:span><text:span text:style-name="Fuente_20_de_20_párrafo_20_predeter."><text:span text:style-name="T153"><text:s text:c="2"/>&lt;t:float&gt;</text:span></text:span></text:p>
      <text:p text:style-name="Standard"><text:span text:style-name="Fuente_20_de_20_párrafo_20_predeter."><text:span text:style-name="T146"><text:tab/><text:tab/><text:tab/><text:tab/> <text:s text:c="8"/></text:span></text:span><text:span text:style-name="Fuente_20_de_20_párrafo_20_predeter."><text:span text:style-name="T143">sino </text:span></text:span><text:span text:style-name="Fuente_20_de_20_párrafo_20_predeter."><text:span text:style-name="T151">&lt;t:error&gt;</text:span></text:span></text:p>
      <text:p text:style-name="P32"><text:tab/><text:tab/><text:tab/><text:tab/>cast-int:</text:p>
      <text:p text:style-name="Standard"><text:span text:style-name="Fuente_20_de_20_párrafo_20_predeter."><text:span text:style-name="T143"><text:tab/><text:tab/><text:tab/><text:tab/> <text:s text:c="8"/>si (</text:span></text:span><text:span text:style-name="Fuente_20_de_20_párrafo_20_predeter."><text:span text:style-name="T145">tipo2 </text:span></text:span><text:span text:style-name="Fuente_20_de_20_párrafo_20_predeter."><text:span text:style-name="T143">=/= </text:span></text:span><text:span text:style-name="Fuente_20_de_20_párrafo_20_predeter."><text:span text:style-name="T151">&lt;t:boolean&gt;</text:span></text:span><text:span text:style-name="Fuente_20_de_20_párrafo_20_predeter."><text:span text:style-name="T143">)</text:span></text:span></text:p>
      <text:p text:style-name="Standard"><text:span text:style-name="Fuente_20_de_20_párrafo_20_predeter."><text:span text:style-name="T143"><text:tab/><text:tab/><text:tab/><text:tab/><text:tab/> <text:s text:c="2"/></text:span></text:span><text:span text:style-name="Fuente_20_de_20_párrafo_20_predeter."><text:span text:style-name="T151"><text:s/>&lt;t:integer&gt;</text:span></text:span></text:p>
      <text:p text:style-name="Standard"><text:span text:style-name="Fuente_20_de_20_párrafo_20_predeter."><text:span text:style-name="T143"><text:tab/><text:tab/><text:tab/><text:tab/> <text:s text:c="8"/>sino </text:span></text:span><text:span text:style-name="Fuente_20_de_20_párrafo_20_predeter."><text:span text:style-name="T151">&lt;t:error&gt;</text:span></text:span></text:p>
      <text:p text:style-name="P32"><text:tab/><text:tab/><text:tab/><text:tab/>cast-nat:</text:p>
      <text:p text:style-name="Standard"><text:span text:style-name="Fuente_20_de_20_párrafo_20_predeter."><text:span text:style-name="T143"><text:tab/><text:tab/><text:tab/> <text:s text:c="2"/><text:tab/> <text:s text:c="8"/>si ( </text:span></text:span><text:span text:style-name="Fuente_20_de_20_párrafo_20_predeter."><text:span text:style-name="T145">tipo2 </text:span></text:span><text:span text:style-name="Fuente_20_de_20_párrafo_20_predeter."><text:span text:style-name="T143">=</text:span></text:span><text:span text:style-name="Fuente_20_de_20_párrafo_20_predeter."><text:span text:style-name="T151">&lt;t:natural&gt;</text:span></text:span><text:span text:style-name="Fuente_20_de_20_párrafo_20_predeter."><text:span text:style-name="T143"> v </text:span></text:span><text:span text:style-name="Fuente_20_de_20_párrafo_20_predeter."><text:span text:style-name="T145">tipo2 </text:span></text:span><text:span text:style-name="Fuente_20_de_20_párrafo_20_predeter."><text:span text:style-name="T143">=&lt;</text:span></text:span><text:span text:style-name="Fuente_20_de_20_párrafo_20_predeter."><text:span text:style-name="T151">t:character&gt;</text:span></text:span><text:span text:style-name="Fuente_20_de_20_párrafo_20_predeter."><text:span text:style-name="T143">)</text:span></text:span></text:p>
      <text:p text:style-name="Standard"><text:span text:style-name="Fuente_20_de_20_párrafo_20_predeter."><text:span text:style-name="T143"><text:tab/><text:tab/><text:tab/><text:tab/><text:tab/></text:span></text:span><text:span text:style-name="Fuente_20_de_20_párrafo_20_predeter."><text:span text:style-name="T151"> <text:s text:c="2"/>&lt;t:natural&gt;</text:span></text:span></text:p>
      <text:p text:style-name="Standard"><text:span text:style-name="Fuente_20_de_20_párrafo_20_predeter."><text:span text:style-name="T143"><text:tab/><text:tab/><text:tab/><text:tab/> <text:s text:c="8"/>sino </text:span></text:span><text:span text:style-name="Fuente_20_de_20_párrafo_20_predeter."><text:span text:style-name="T151">&lt;t:error&gt;</text:span></text:span></text:p>
      <text:p text:style-name="P32"><text:tab/><text:tab/><text:tab/><text:tab/>cast-char:</text:p>
      <text:p text:style-name="Standard"><text:span text:style-name="Fuente_20_de_20_párrafo_20_predeter."><text:span text:style-name="T143"><text:tab/><text:tab/><text:tab/><text:tab/> <text:s text:c="8"/>si (tipo</text:span></text:span><text:span text:style-name="Fuente_20_de_20_párrafo_20_predeter."><text:span text:style-name="T145">2 </text:span></text:span><text:span text:style-name="Fuente_20_de_20_párrafo_20_predeter."><text:span text:style-name="T143">=</text:span></text:span><text:span text:style-name="Fuente_20_de_20_párrafo_20_predeter."><text:span text:style-name="T151">&lt;t:natural&gt;</text:span></text:span><text:span text:style-name="Fuente_20_de_20_párrafo_20_predeter."><text:span text:style-name="T143"> v tipo</text:span></text:span><text:span text:style-name="Fuente_20_de_20_párrafo_20_predeter."><text:span text:style-name="T145">2 </text:span></text:span><text:span text:style-name="Fuente_20_de_20_párrafo_20_predeter."><text:span text:style-name="T143">=</text:span></text:span><text:span text:style-name="Fuente_20_de_20_párrafo_20_predeter."><text:span text:style-name="T151">&lt;t:character&gt;</text:span></text:span><text:span text:style-name="Fuente_20_de_20_párrafo_20_predeter."><text:span text:style-name="T143">)</text:span></text:span></text:p>
      <text:p text:style-name="Standard"><text:span text:style-name="Fuente_20_de_20_párrafo_20_predeter."><text:span text:style-name="T143"><text:tab/><text:tab/><text:tab/><text:tab/><text:tab/> <text:s/></text:span></text:span><text:span text:style-name="Fuente_20_de_20_párrafo_20_predeter."><text:span text:style-name="T151"><text:s/>&lt;t:character&gt;</text:span></text:span></text:p>
      <text:p text:style-name="Standard"><text:span text:style-name="Fuente_20_de_20_párrafo_20_predeter."><text:span text:style-name="T143"><text:tab/><text:tab/><text:tab/><text:tab/> <text:s text:c="8"/>sino </text:span></text:span><text:span text:style-name="Fuente_20_de_20_párrafo_20_predeter."><text:span text:style-name="T151">&lt;t:error&gt;</text:span></text:span></text:p>
      <text:p text:style-name="P132"><text:span text:style-name="Fuente_20_de_20_párrafo_20_predeter."><text:span text:style-name="T151"><text:tab/><text:tab/></text:span></text:span><text:span text:style-name="Fuente_20_de_20_párrafo_20_predeter."><text:span text:style-name="T155">etq += 1</text:span></text:span></text:p>
      <text:p text:style-name="P132"><text:span text:style-name="Fuente_20_de_20_párrafo_20_predeter."><text:span text:style-name="T151"><text:tab/><text:tab/>case (OpNiv4.op)</text:span></text:span></text:p>
      <text:p text:style-name="Standard"><text:span text:style-name="Fuente_20_de_20_párrafo_20_predeter."><text:span text:style-name="T151"><text:tab/><text:tab/><text:tab/>no:</text:span></text:span></text:p>
      <text:p text:style-name="Standard"><text:span text:style-name="Fuente_20_de_20_párrafo_20_predeter."><text:span text:style-name="T151"><text:tab/><text:tab/><text:tab/><text:tab/></text:span></text:span><text:span text:style-name="Fuente_20_de_20_párrafo_20_predeter."><text:span text:style-name="T152">cod += n</text:span></text:span><text:span text:style-name="Fuente_20_de_20_párrafo_20_predeter."><text:span text:style-name="T151">o</text:span></text:span></text:p>
      <text:p text:style-name="Standard"><text:span text:style-name="Fuente_20_de_20_párrafo_20_predeter."><text:span text:style-name="T151"><text:tab/><text:tab/><text:tab/>negativo:</text:span></text:span></text:p>
      <text:p text:style-name="Standard"><text:span text:style-name="Fuente_20_de_20_párrafo_20_predeter."><text:span text:style-name="T151"><text:tab/><text:tab/><text:tab/><text:tab/></text:span></text:span><text:span text:style-name="Fuente_20_de_20_párrafo_20_predeter."><text:span text:style-name="T152">cod += </text:span></text:span><text:span text:style-name="Fuente_20_de_20_párrafo_20_predeter."><text:span text:style-name="T151">negativo</text:span></text:span></text:p>
      <text:p text:style-name="Standard"><text:span text:style-name="Fuente_20_de_20_párrafo_20_predeter."><text:span text:style-name="T151"><text:tab/><text:tab/><text:tab/>cast-float:</text:span></text:span></text:p>
      <text:p text:style-name="Standard"><text:span text:style-name="Fuente_20_de_20_párrafo_20_predeter."><text:span text:style-name="T151"><text:tab/><text:tab/><text:tab/><text:tab/></text:span></text:span><text:span text:style-name="Fuente_20_de_20_párrafo_20_predeter."><text:span text:style-name="T152">cod +=</text:span></text:span><text:span text:style-name="Fuente_20_de_20_párrafo_20_predeter."><text:span text:style-name="T151"> CastFloat</text:span></text:span></text:p>
      <text:p text:style-name="Standard"><text:span text:style-name="Fuente_20_de_20_párrafo_20_predeter."><text:span text:style-name="T151"><text:tab/><text:tab/><text:tab/>cast-int:</text:span></text:span></text:p>
      <text:p text:style-name="Standard"><text:span text:style-name="Fuente_20_de_20_párrafo_20_predeter."><text:span text:style-name="T151"><text:tab/><text:tab/><text:tab/><text:tab/></text:span></text:span><text:span text:style-name="Fuente_20_de_20_párrafo_20_predeter."><text:span text:style-name="T152">cod += </text:span></text:span><text:span text:style-name="Fuente_20_de_20_párrafo_20_predeter."><text:span text:style-name="T151">CastInt</text:span></text:span></text:p>
      <text:p text:style-name="Standard"><text:span text:style-name="Fuente_20_de_20_párrafo_20_predeter."><text:span text:style-name="T151"><text:tab/><text:tab/><text:tab/>cast-nat:</text:span></text:span></text:p>
      <text:p text:style-name="Standard"><text:span text:style-name="Fuente_20_de_20_párrafo_20_predeter."><text:span text:style-name="T151"><text:tab/><text:tab/><text:tab/><text:tab/></text:span></text:span><text:span text:style-name="Fuente_20_de_20_párrafo_20_predeter."><text:span text:style-name="T152">cod +=</text:span></text:span><text:span text:style-name="Fuente_20_de_20_párrafo_20_predeter."><text:span text:style-name="T151"> CastNat</text:span></text:span></text:p>
      <text:p text:style-name="Standard"><text:span text:style-name="Fuente_20_de_20_párrafo_20_predeter."><text:span text:style-name="T151"><text:tab/><text:tab/><text:tab/>cast-char:</text:span></text:span></text:p>
      <text:p text:style-name="Standard"><text:span text:style-name="Fuente_20_de_20_párrafo_20_predeter."><text:span text:style-name="T151"><text:tab/><text:tab/><text:tab/><text:tab/></text:span></text:span><text:span text:style-name="Fuente_20_de_20_párrafo_20_predeter."><text:span text:style-name="T152">cod +=</text:span></text:span><text:span text:style-name="Fuente_20_de_20_párrafo_20_predeter."><text:span text:style-name="T151"> CastChar</text:span></text:span></text:p>
      <text:p text:style-name="P71">}</text:p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><text:soft-page-break/>ExpresiónNiv4<text:span text:style-name="T174">(in: parh1; out: tipo1, modo1) </text:span>→ </text:p>
      <text:p text:style-name="P130"><text:tab/><text:span text:style-name="T174">barraVertical()</text:span></text:p>
      <text:p text:style-name="P71">{</text:p>
      <text:p text:style-name="P68"><text:tab/>parh<text:span text:style-name="T174">2</text:span> <text:s text:c="4"/>= false</text:p>
      <text:p text:style-name="P71">}</text:p>
      <text:p text:style-name="P71">Expresión<text:span text:style-name="T174">(in: parh2; out: tipo2, modo2)</text:span></text:p>
      <text:p text:style-name="P138"><text:span text:style-name="T174">barraVertical()</text:span></text:p>
      <text:p text:style-name="P71">{</text:p>
      <text:p text:style-name="P46"><text:span text:style-name="T142"><text:tab/></text:span>tipo1 = </text:p>
      <text:p text:style-name="Standard"><text:span text:style-name="Fuente_20_de_20_párrafo_20_predeter."><text:span text:style-name="T143"><text:tab/><text:tab/><text:tab/>si (</text:span></text:span><text:span text:style-name="Fuente_20_de_20_párrafo_20_predeter."><text:span text:style-name="T145">tipo2</text:span></text:span><text:span text:style-name="Fuente_20_de_20_párrafo_20_predeter."><text:span text:style-name="T143"> =</text:span></text:span><text:span text:style-name="Fuente_20_de_20_párrafo_20_predeter."><text:span text:style-name="T151"> &lt;t:error&gt;</text:span></text:span><text:span text:style-name="Fuente_20_de_20_párrafo_20_predeter."><text:span text:style-name="T143"> v </text:span></text:span><text:span text:style-name="Fuente_20_de_20_párrafo_20_predeter."><text:span text:style-name="T145">tipo2 </text:span></text:span><text:span text:style-name="Fuente_20_de_20_párrafo_20_predeter."><text:span text:style-name="T143">=</text:span></text:span><text:span text:style-name="Fuente_20_de_20_párrafo_20_predeter."><text:span text:style-name="T151">&lt;t:boolean&gt;</text:span></text:span><text:span text:style-name="Fuente_20_de_20_párrafo_20_predeter."><text:span text:style-name="T143"> v </text:span></text:span><text:span text:style-name="Fuente_20_de_20_párrafo_20_predeter."><text:span text:style-name="T145">tipo2 </text:span></text:span><text:span text:style-name="Fuente_20_de_20_párrafo_20_predeter."><text:span text:style-name="T143">= </text:span></text:span><text:span text:style-name="Fuente_20_de_20_párrafo_20_predeter."><text:span text:style-name="T151">&lt;t:character&gt;</text:span></text:span><text:span text:style-name="Fuente_20_de_20_párrafo_20_predeter."><text:span text:style-name="T143">)</text:span></text:span></text:p>
      <text:p text:style-name="Standard"><text:span text:style-name="Fuente_20_de_20_párrafo_20_predeter."><text:span text:style-name="T143"><text:tab/><text:tab/></text:span></text:span><text:span text:style-name="Fuente_20_de_20_párrafo_20_predeter."><text:span text:style-name="T151"><text:tab/> <text:s text:c="9"/><text:tab/>&lt;t:error&gt;</text:span></text:span></text:p>
      <text:p text:style-name="Standard"><text:span text:style-name="Fuente_20_de_20_párrafo_20_predeter."><text:span text:style-name="T143"><text:tab/><text:tab/><text:tab/>sino si (</text:span></text:span><text:span text:style-name="Fuente_20_de_20_párrafo_20_predeter."><text:span text:style-name="T145">tipo2</text:span></text:span><text:span text:style-name="Fuente_20_de_20_párrafo_20_predeter."><text:span text:style-name="T143"> = </text:span></text:span><text:span text:style-name="Fuente_20_de_20_párrafo_20_predeter."><text:span text:style-name="T151">&lt;t:float&gt;</text:span></text:span><text:span text:style-name="Fuente_20_de_20_párrafo_20_predeter."><text:span text:style-name="T143">)</text:span></text:span></text:p>
      <text:p text:style-name="Standard"><text:span text:style-name="Fuente_20_de_20_párrafo_20_predeter."><text:span text:style-name="T143"><text:tab/><text:tab/><text:tab/><text:tab/></text:span></text:span><text:span text:style-name="Fuente_20_de_20_párrafo_20_predeter."><text:span text:style-name="T151">&lt;t:float&gt;</text:span></text:span></text:p>
      <text:p text:style-name="Standard"><text:span text:style-name="Fuente_20_de_20_párrafo_20_predeter."><text:span text:style-name="T143"><text:tab/><text:tab/><text:tab/>sino si (</text:span></text:span><text:span text:style-name="Fuente_20_de_20_párrafo_20_predeter."><text:span text:style-name="T145">tipo2</text:span></text:span><text:span text:style-name="Fuente_20_de_20_párrafo_20_predeter."><text:span text:style-name="T143"> = </text:span></text:span><text:span text:style-name="Fuente_20_de_20_párrafo_20_predeter."><text:span text:style-name="T151">&lt;t:natural&gt; </text:span></text:span><text:span text:style-name="Fuente_20_de_20_párrafo_20_predeter."><text:span text:style-name="T143">v </text:span></text:span><text:span text:style-name="Fuente_20_de_20_párrafo_20_predeter."><text:span text:style-name="T145">tipo2</text:span></text:span><text:span text:style-name="Fuente_20_de_20_párrafo_20_predeter."><text:span text:style-name="T143"> = </text:span></text:span><text:span text:style-name="Fuente_20_de_20_párrafo_20_predeter."><text:span text:style-name="T151">&lt;t:integer&gt;</text:span></text:span><text:span text:style-name="Fuente_20_de_20_párrafo_20_predeter."><text:span text:style-name="T143">)</text:span></text:span></text:p>
      <text:p text:style-name="Standard"><text:span text:style-name="Fuente_20_de_20_párrafo_20_predeter."><text:span text:style-name="T143"><text:tab/><text:tab/><text:tab/><text:tab/></text:span></text:span><text:span text:style-name="Fuente_20_de_20_párrafo_20_predeter."><text:span text:style-name="T151">&lt;t:natural&gt;</text:span></text:span></text:p>
      <text:p text:style-name="Standard"><text:span text:style-name="Fuente_20_de_20_párrafo_20_predeter."><text:span text:style-name="T143"><text:tab/><text:tab/><text:tab/>sino <text:tab/></text:span></text:span><text:span text:style-name="Fuente_20_de_20_párrafo_20_predeter."><text:span text:style-name="T151">&lt;t:error&gt;</text:span></text:span></text:p>
      <text:p text:style-name="P143"><text:tab/><text:tab/><text:span text:style-name="T174">cod += abs</text:span></text:p>
      <text:p text:style-name="P143"><text:span text:style-name="T174"><text:tab/><text:tab/>modo = val</text:span></text:p>
      <text:p text:style-name="P71">}</text:p>
      <text:p text:style-name="P71"/>
      <text:p text:style-name="P130">ExpresiónNiv4<text:span text:style-name="T174">(in: parh1; out: tipo1, modo1)</text:span> → </text:p>
      <text:p text:style-name="P34"><text:tab/><text:span text:style-name="T174">abreParentesis()</text:span></text:p>
      <text:p text:style-name="P71">{</text:p>
      <text:p text:style-name="P98"><text:tab/><text:span text:style-name="T174">parh2 = parh1</text:span></text:p>
      <text:p text:style-name="P71">}</text:p>
      <text:p text:style-name="P138">Expresión<text:span text:style-name="T174">(in: parh2; out: tipo2, modo2)</text:span></text:p>
      <text:p text:style-name="P71">{</text:p>
      <text:p text:style-name="Standard"><text:span text:style-name="Fuente_20_de_20_párrafo_20_predeter."><text:span text:style-name="T142"><text:tab/></text:span></text:span><text:span text:style-name="Fuente_20_de_20_párrafo_20_predeter."><text:span text:style-name="T154"><text:tab/></text:span></text:span><text:span text:style-name="Fuente_20_de_20_párrafo_20_predeter."><text:span text:style-name="T155">tipo1 = tipo2</text:span></text:span></text:p>
      <text:p text:style-name="Standard"><text:span text:style-name="Fuente_20_de_20_párrafo_20_predeter."><text:span text:style-name="T155"><text:tab/><text:tab/>modo1 = modo2</text:span></text:span></text:p>
      <text:p text:style-name="P71">}</text:p>
      <text:p text:style-name="P138"><text:span text:style-name="T174">cierraParentesis()</text:span></text:p>
      <text:p text:style-name="P71"/>
      <text:p text:style-name="P130">ExpresiónNiv4<text:span text:style-name="T174">(in: parh1; out: tipo1, modo1)</text:span> → </text:p>
      <text:p text:style-name="P71">Literal<text:span text:style-name="T174">(out: tipo2)</text:span></text:p>
      <text:p text:style-name="P71">{</text:p>
      <text:p text:style-name="P117"><text:tab/><text:tab/><text:span text:style-name="T174">modo1 = var</text:span></text:p>
      <text:p text:style-name="P117"><text:span text:style-name="Fuente_20_de_20_párrafo_20_predeter."><text:tab/><text:tab/></text:span><text:span text:style-name="Fuente_20_de_20_párrafo_20_predeter."><text:span text:style-name="T174">tipo1 = tipo2</text:span></text:span></text:p>
      <text:p text:style-name="P71">}</text:p>
      <text:p text:style-name="P71"/>
      <text:p text:style-name="P133">ExpresionNiv4<text:span text:style-name="T174">(in: parh1; out: tipo1, modo1)</text:span> → </text:p>
      <text:p text:style-name="P99">Mem<text:span text:style-name="T174">(out: tipo2)</text:span></text:p>
      <text:p text:style-name="P99">{</text:p>
      <text:p text:style-name="P98"><text:tab/>si esCompatibleConTipoBasico(tipo<text:span text:style-name="T174">2</text:span>,<text:span text:style-name="T174">ts</text:span>) /\ <text:span text:style-name="T174">NOT</text:span> <text:span text:style-name="T174">parh1</text:span></text:p>
      <text:p text:style-name="P98"><text:tab/> <text:s text:c="3"/><text:tab/><text:span text:style-name="T174">cod += </text:span>apila-ind</text:p>
      <text:p text:style-name="P98"><text:tab/><text:tab/><text:span text:style-name="T174">etq += 1</text:span></text:p>
      <text:p text:style-name="P99"><text:span text:style-name="T63"><text:tab/></text:span><text:span text:style-name="T65">modo1 = var</text:span></text:p>
      <text:p text:style-name="P58"><text:span text:style-name="Fuente_20_de_20_párrafo_20_predeter."><text:tab/></text:span><text:span text:style-name="Fuente_20_de_20_párrafo_20_predeter."><text:span text:style-name="T12">tipo1 = tipo2</text:span></text:span></text:p>
      <text:p text:style-name="P99">}</text:p>
      <text:p text:style-name="P35"/>
      <text:p text:style-name="P34">Literal<text:bookmark-start text:name="__DdeLink__8365_2139435984"/><text:span text:style-name="T175">(out: tipo)</text:span><text:bookmark-end text:name="__DdeLink__8365_2139435984"/> → litNat<text:bookmark-start text:name="__DdeLink__8371_2139435984"/><text:span text:style-name="T175">(out: lex)</text:span><text:bookmark-end text:name="__DdeLink__8371_2139435984"/></text:p>
      <text:p text:style-name="P71">{</text:p>
      <text:p text:style-name="P74"><text:bookmark-start text:name="__DdeLink__8373_2139435984"/><text:tab/><text:span text:style-name="T175">cod</text:span> = apila <text:span text:style-name="T175">lex</text:span></text:p>
      <text:p text:style-name="P74"><text:tab/><text:span text:style-name="T175">etq += 1</text:span><text:bookmark-end text:name="__DdeLink__8373_2139435984"/></text:p>
      <text:p text:style-name="P74"><text:span text:style-name="Fuente_20_de_20_párrafo_20_predeter."><text:tab/>tipo = </text:span><text:span text:style-name="Fuente_20_de_20_párrafo_20_predeter."><text:span text:style-name="T150">&lt;t:natural&gt;</text:span></text:span></text:p>
      <text:p text:style-name="P74"><text:span text:style-name="T2">}</text:span> <text:s text:c="3"/></text:p>
      <text:p text:style-name="P131">Literal<text:bookmark-start text:name="__DdeLink__8367_2139435984"/><text:span text:style-name="T175">(out: tipo)</text:span><text:bookmark-end text:name="__DdeLink__8367_2139435984"/> → litFlo<text:span text:style-name="T175">(out: lex)</text:span></text:p>
      <text:p text:style-name="P71">{</text:p>
      <text:p text:style-name="P139"><text:bookmark-start text:name="__DdeLink__8375_2139435984"/><text:tab/><text:span text:style-name="T175">cod</text:span> = apila <text:span text:style-name="T175">lex</text:span></text:p>
      <text:p text:style-name="P139"><text:tab/><text:span text:style-name="T175">etq += 1</text:span><text:bookmark-end text:name="__DdeLink__8375_2139435984"/></text:p>
      <text:p text:style-name="P74"><text:span text:style-name="Fuente_20_de_20_párrafo_20_predeter."><text:span text:style-name="T138"><text:tab/></text:span></text:span><text:span text:style-name="Fuente_20_de_20_párrafo_20_predeter."><text:span text:style-name="T140">t</text:span></text:span><text:span text:style-name="Fuente_20_de_20_párrafo_20_predeter."><text:span text:style-name="T138">ipo = </text:span></text:span><text:span text:style-name="Fuente_20_de_20_párrafo_20_predeter."><text:span text:style-name="T156">&lt;t:float&gt;</text:span></text:span></text:p>
      <text:p text:style-name="P74"><text:soft-page-break/><text:span text:style-name="T2">}</text:span> <text:s text:c="3"/></text:p>
      <text:p text:style-name="P74"/>
      <text:p text:style-name="P131">Literal<text:span text:style-name="T175">(out: tipo)</text:span> → litTrue<text:span text:style-name="T175">(out: lex)</text:span></text:p>
      <text:p text:style-name="P71">{</text:p>
      <text:p text:style-name="P140"><text:tab/><text:span text:style-name="T175">cod</text:span> = apila <text:span text:style-name="T175">lex</text:span></text:p>
      <text:p text:style-name="P140"><text:tab/><text:span text:style-name="T175">etq += 1</text:span></text:p>
      <text:p text:style-name="P74"><text:span text:style-name="Fuente_20_de_20_párrafo_20_predeter."><text:span text:style-name="T138"><text:tab/>tipo = </text:span></text:span><text:span text:style-name="Fuente_20_de_20_párrafo_20_predeter."><text:span text:style-name="T156">&lt;t:boolean&gt;</text:span></text:span></text:p>
      <text:p text:style-name="P71">}</text:p>
      <text:p text:style-name="P32"><text:s text:c="4"/></text:p>
      <text:p text:style-name="P131">Literal<text:span text:style-name="T175">(out: tipo)</text:span> → litFalse<text:span text:style-name="T175">(out: lex)</text:span></text:p>
      <text:p text:style-name="P71">{</text:p>
      <text:p text:style-name="P140"><text:tab/><text:span text:style-name="T175">cod</text:span> = apila <text:span text:style-name="T175">lex</text:span></text:p>
      <text:p text:style-name="P140"><text:tab/><text:span text:style-name="T175">etq += 1</text:span></text:p>
      <text:p text:style-name="P74"><text:tab/><text:span text:style-name="Fuente_20_de_20_párrafo_20_predeter."><text:span text:style-name="T138">tipo = </text:span></text:span><text:span text:style-name="Fuente_20_de_20_párrafo_20_predeter."><text:span text:style-name="T156">&lt;t:boolean&gt;</text:span></text:span></text:p>
      <text:p text:style-name="P71">}</text:p>
      <text:p text:style-name="P32"><text:s text:c="4"/></text:p>
      <text:p text:style-name="P131">Literal<text:span text:style-name="T175">(out: tipo)</text:span> → litCha<text:span text:style-name="T175">(out: lex)</text:span></text:p>
      <text:p text:style-name="P71">{</text:p>
      <text:p text:style-name="P140"><text:tab/><text:span text:style-name="T175">cod</text:span> = apila <text:span text:style-name="T175">lex</text:span></text:p>
      <text:p text:style-name="P140"><text:tab/><text:span text:style-name="T175">etq += 1</text:span></text:p>
      <text:p text:style-name="P74"><text:span text:style-name="Fuente_20_de_20_párrafo_20_predeter."><text:span text:style-name="T138"><text:tab/>tipo = </text:span></text:span><text:span text:style-name="Fuente_20_de_20_párrafo_20_predeter."><text:span text:style-name="T156">&lt;t:character&gt;</text:span></text:span></text:p>
      <text:p text:style-name="P71">}</text:p>
      <text:p text:style-name="P7"/>
      <text:p text:style-name="P45">OpNiv0<text:bookmark-start text:name="__DdeLink__8369_2139435984"/><text:span text:style-name="T175">(out: op)</text:span><text:bookmark-end text:name="__DdeLink__8369_2139435984"/> → &lt;</text:p>
      <text:p text:style-name="P45"><text:tab/><text:span text:style-name="T4">{op = menor}</text:span></text:p>
      <text:p text:style-name="P144">OpNiv0<text:span text:style-name="T175">(out: op)</text:span> → &gt;<text:tab/></text:p>
      <text:p text:style-name="P45"><text:tab/><text:span text:style-name="T4">{op = mayor}</text:span></text:p>
      <text:p text:style-name="P144">OpNiv0<text:span text:style-name="T175">(out: op)</text:span> → &lt;=</text:p>
      <text:p text:style-name="P45"><text:tab/><text:span text:style-name="T4">{op = menor-ig}</text:span></text:p>
      <text:p text:style-name="P144">OpNiv0<text:span text:style-name="T175">(out: op)</text:span> → &gt;=</text:p>
      <text:p text:style-name="P45"><text:tab/><text:span text:style-name="T4">{op = mayor-ig}</text:span></text:p>
      <text:p text:style-name="P144">OpNiv0<text:span text:style-name="T175">(out: op)</text:span> → =</text:p>
      <text:p text:style-name="P45"><text:tab/><text:span text:style-name="T4">{op = igual}</text:span></text:p>
      <text:p text:style-name="P144">OpNiv0<text:span text:style-name="T175">(out: op)</text:span> → =/=</text:p>
      <text:p text:style-name="P45"><text:tab/><text:span text:style-name="T4">{op = no-igual}</text:span></text:p>
      <text:p text:style-name="P144">OpNiv1<text:span text:style-name="T175">(out: op)</text:span> → +</text:p>
      <text:p text:style-name="P45"><text:tab/><text:span text:style-name="T4">{OpNiv1.op = suma}</text:span></text:p>
      <text:p text:style-name="P144">OpNiv1<text:span text:style-name="T175">(out: op)</text:span> → -</text:p>
      <text:p text:style-name="P45"><text:tab/><text:span text:style-name="T4">{op = resta}</text:span></text:p>
      <text:p text:style-name="P144">OpNiv1<text:span text:style-name="T175">(out: op)</text:span> → or</text:p>
      <text:p text:style-name="P45"><text:tab/><text:span text:style-name="T4">{op = o}</text:span></text:p>
      <text:p text:style-name="P144">OpNiv<text:span text:style-name="T176">1</text:span><text:span text:style-name="T175">(out: op)</text:span> → *</text:p>
      <text:p text:style-name="P45"><text:tab/><text:span text:style-name="T4">{op = multiplica}</text:span></text:p>
      <text:p text:style-name="P144">OpNiv2<text:span text:style-name="T175">(out: op)</text:span> → /</text:p>
      <text:p text:style-name="P45"><text:tab/><text:span text:style-name="T4">{op = divide}</text:span></text:p>
      <text:p text:style-name="P144">OpNiv2<text:span text:style-name="T175">(out: op)</text:span> → %</text:p>
      <text:p text:style-name="P45"><text:tab/><text:span text:style-name="T4">{op = modulo}</text:span></text:p>
      <text:p text:style-name="P144">OpNiv2<text:span text:style-name="T175">(out: op)</text:span> → and</text:p>
      <text:p text:style-name="P45"><text:tab/><text:span text:style-name="T4">{op = y}</text:span></text:p>
      <text:p text:style-name="P134">OpNiv3<text:span text:style-name="T175">(out: op)</text:span> → &gt;&gt;</text:p>
      <text:p text:style-name="P8"><text:tab/><text:span text:style-name="T4">{op = shl}</text:span></text:p>
      <text:p text:style-name="P134">OpNiv3<text:span text:style-name="T175">(out: op)</text:span> → &lt;&lt;</text:p>
      <text:p text:style-name="P8"><text:tab/><text:span text:style-name="T4">{op = shr}</text:span></text:p>
      <text:p text:style-name="P134">OpNiv4<text:span text:style-name="T175">(out: op)</text:span> → not</text:p>
      <text:p text:style-name="P8"><text:tab/><text:span text:style-name="T4">{op = no}</text:span></text:p>
      <text:p text:style-name="P134">OpNiv4<text:span text:style-name="T175">(out: op)</text:span> → -</text:p>
      <text:p text:style-name="P8"><text:tab/><text:span text:style-name="T4">{op = menos}</text:span></text:p>
      <text:p text:style-name="P134">OpNiv4<text:span text:style-name="T175">(out: op)</text:span> → (float)</text:p>
      <text:p text:style-name="P8"><text:soft-page-break/><text:tab/><text:span text:style-name="T4">{op = cast-float}</text:span></text:p>
      <text:p text:style-name="P134">OpNiv4<text:span text:style-name="T175">(out: op)</text:span> → (int)</text:p>
      <text:p text:style-name="P8"><text:tab/><text:span text:style-name="T4">{op = cast-int}</text:span></text:p>
      <text:p text:style-name="P134">OpNiv4<text:span text:style-name="T175">(out: op)</text:span> → (nat)</text:p>
      <text:p text:style-name="P8"><text:tab/><text:span text:style-name="T4">{op = cast-nat}</text:span></text:p>
      <text:p text:style-name="P134">OpNiv4<text:span text:style-name="T175">(out: op)</text:span> → (char)</text:p>
      <text:p text:style-name="P44"><text:tab/>{op = cast-char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horndale AMT" svg:font-family="'Thorndale AMT'"/>
    <style:font-face style:name="Thorndale AMT1" svg:font-family="'Thorndale AMT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cm" style:writing-mode="page"/>
      <style:text-properties style:use-window-font-color="true" style:font-name="Thorndale AMT" fo:font-size="12pt" fo:language="es" fo:country="E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horndale AMT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horndale AMT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orndale AMT"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ector </meta:initial-creator>
    <meta:creation-date>2010-01-16T14:07:23</meta:creation-date>
    <dc:date>2010-05-18T22:33:56</dc:date>
    <meta:editing-duration>PT32H33M00S</meta:editing-duration>
    <meta:editing-cycles>41</meta:editing-cycles>
    <meta:generator>OpenOffice.org/3.2$Linux OpenOffice.org_project/320m17$Build-9498</meta:generator>
    <dc:creator>Hector </dc:creator>
    <meta:document-statistic meta:table-count="0" meta:image-count="0" meta:object-count="0" meta:page-count="23" meta:paragraph-count="1151" meta:word-count="3297" meta:character-count="21489"/>
  </office:meta>
</office:document-meta>
</file>